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63500" table:style-name="ce30">
            <text:p>163.5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35210" table:style-name="ce30">
            <text:p>19.035.210</text:p>
          </table:table-cell>
          <table:table-cell office:value-type="float" office:value="18733747.5" table:style-name="ce30">
            <text:p>18.733.748</text:p>
          </table:table-cell>
          <table:table-cell office:value-type="percentage" office:value="0.98416290127610884" table:style-name="ce31">
            <text:p>98,4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52930" table:style-name="ce33">
            <text:p>152.930</text:p>
          </table:table-cell>
          <table:table-cell office:value-type="float" office:value="380292" table:style-name="ce33">
            <text:p>380.292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4316" table:style-name="ce33">
            <text:p>3.164.316</text:p>
          </table:table-cell>
          <table:table-cell office:value-type="float" office:value="2977446.5" table:style-name="ce33">
            <text:p>2.977.447</text:p>
          </table:table-cell>
          <table:table-cell office:value-type="percentage" office:value="0.94094474129638128" table:style-name="ce34">
            <text:p>94,0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614512.5" table:style-name="ce33">
            <text:p>2.614.513</text:p>
          </table:table-cell>
          <table:table-cell office:value-type="percentage" office:value="0.93945460510217171" table:style-name="ce34">
            <text:p>93,9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22687.5" table:style-name="ce33">
            <text:p>2.222.688</text:p>
          </table:table-cell>
          <table:table-cell office:value-type="percentage" office:value="0.93609150643900818" table:style-name="ce34">
            <text:p>93,6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2040" table:style-name="ce33">
            <text:p>232.0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628" table:style-name="ce33">
            <text:p>5.099.628</text:p>
          </table:table-cell>
          <table:table-cell office:value-type="float" office:value="4432433.5" table:style-name="ce33">
            <text:p>4.432.434</text:p>
          </table:table-cell>
          <table:table-cell office:value-type="percentage" office:value="0.86916800598004407" table:style-name="ce34">
            <text:p>86,9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86710" table:style-name="ce33">
            <text:p>1.386.710</text:p>
          </table:table-cell>
          <table:table-cell office:value-type="percentage" office:value="0.95187463104570225" table:style-name="ce34">
            <text:p>95,1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473" table:style-name="ce33">
            <text:p>4.084.473</text:p>
          </table:table-cell>
          <table:table-cell office:value-type="float" office:value="283630" table:style-name="ce33">
            <text:p>283.630</text:p>
          </table:table-cell>
          <table:table-cell office:value-type="float" office:value="852396" table:style-name="ce33">
            <text:p>852.396</text:p>
          </table:table-cell>
          <table:table-cell office:value-type="float" office:value="582350" table:style-name="ce33">
            <text:p>582.35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369654" table:style-name="ce33">
            <text:p>6.369.654</text:p>
          </table:table-cell>
          <table:table-cell office:value-type="float" office:value="5968075.5" table:style-name="ce33">
            <text:p>5.968.076</text:p>
          </table:table-cell>
          <table:table-cell office:value-type="percentage" office:value="0.93695442484003055" table:style-name="ce34">
            <text:p>93,70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39" table:style-name="ce33">
            <text:p>2.762.739</text:p>
          </table:table-cell>
          <table:table-cell office:value-type="float" office:value="265580" table:style-name="ce33">
            <text:p>265.580</text:p>
          </table:table-cell>
          <table:table-cell office:value-type="float" office:value="782760" table:style-name="ce33">
            <text:p>782.76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9424" table:style-name="ce33">
            <text:p>5.089.424</text:p>
          </table:table-cell>
          <table:table-cell office:value-type="float" office:value="4411425" table:style-name="ce33">
            <text:p>4.411.425</text:p>
          </table:table-cell>
          <table:table-cell office:value-type="percentage" office:value="0.86678276362904727" table:style-name="ce34">
            <text:p>86,6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698971" table:style-name="ce33">
            <text:p>15.698.971</text:p>
          </table:table-cell>
          <table:table-cell office:value-type="percentage" office:value="0.96930659287763632" table:style-name="ce34">
            <text:p>96,9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1142811.5" table:style-name="ce33">
            <text:p>11.142.812</text:p>
          </table:table-cell>
          <table:table-cell office:value-type="percentage" office:value="0.92325643846167615" table:style-name="ce34">
            <text:p>92,3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45" table:style-name="ce33">
            <text:p>1.639.445</text:p>
          </table:table-cell>
          <table:table-cell office:value-type="float" office:value="166680" table:style-name="ce33">
            <text:p>166.680</text:p>
          </table:table-cell>
          <table:table-cell office:value-type="float" office:value="335004" table:style-name="ce33">
            <text:p>335.004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53589" table:style-name="ce33">
            <text:p>2.653.589</text:p>
          </table:table-cell>
          <table:table-cell office:value-type="float" office:value="2571563.5" table:style-name="ce33">
            <text:p>2.571.564</text:p>
          </table:table-cell>
          <table:table-cell office:value-type="percentage" office:value="0.96908884533362172" table:style-name="ce34">
            <text:p>96,9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7009861" table:style-name="ce33">
            <text:p>7.009.861</text:p>
          </table:table-cell>
          <table:table-cell office:value-type="percentage" office:value="0.96129075521651142" table:style-name="ce34">
            <text:p>96,1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590" table:style-name="ce33">
            <text:p>31.590</text:p>
          </table:table-cell>
          <table:table-cell office:value-type="float" office:value="106320" table:style-name="ce33">
            <text:p>106.32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72421" table:style-name="ce33">
            <text:p>772.421</text:p>
          </table:table-cell>
          <table:table-cell office:value-type="float" office:value="728362" table:style-name="ce33">
            <text:p>728.362</text:p>
          </table:table-cell>
          <table:table-cell office:value-type="percentage" office:value="0.9429598625619966" table:style-name="ce34">
            <text:p>94,3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761030" table:style-name="ce33">
            <text:p>761.03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95" table:style-name="ce33">
            <text:p>15.299.295</text:p>
          </table:table-cell>
          <table:table-cell office:value-type="float" office:value="14633384" table:style-name="ce33">
            <text:p>14.633.384</text:p>
          </table:table-cell>
          <table:table-cell office:value-type="percentage" office:value="0.95647439963736891" table:style-name="ce34">
            <text:p>95,6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59882" table:style-name="ce33">
            <text:p>3.059.882</text:p>
          </table:table-cell>
          <table:table-cell office:value-type="percentage" office:value="0.93229821896751608" table:style-name="ce34">
            <text:p>93,2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337" table:style-name="ce33">
            <text:p>893.337</text:p>
          </table:table-cell>
          <table:table-cell office:value-type="float" office:value="60170" table:style-name="ce33">
            <text:p>60.170</text:p>
          </table:table-cell>
          <table:table-cell office:value-type="float" office:value="178068" table:style-name="ce33">
            <text:p>178.068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64035" table:style-name="ce33">
            <text:p>1.564.035</text:p>
          </table:table-cell>
          <table:table-cell office:value-type="float" office:value="1473580.5" table:style-name="ce33">
            <text:p>1.473.581</text:p>
          </table:table-cell>
          <table:table-cell office:value-type="percentage" office:value="0.94216593618429256" table:style-name="ce34">
            <text:p>94,2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928030" table:style-name="ce33">
            <text:p>4.928.030</text:p>
          </table:table-cell>
          <table:table-cell office:value-type="percentage" office:value="0.94602198067155252" table:style-name="ce34">
            <text:p>94,6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4808.5" table:style-name="ce33">
            <text:p>164.809</text:p>
          </table:table-cell>
          <table:table-cell office:value-type="percentage" office:value="0.89708788068475631" table:style-name="ce34">
            <text:p>89,7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258" table:style-name="ce33">
            <text:p>111.258</text:p>
          </table:table-cell>
          <table:table-cell office:value-type="float" office:value="11600" table:style-name="ce33">
            <text:p>11.600</text:p>
          </table:table-cell>
          <table:table-cell office:value-type="float" office:value="14400" table:style-name="ce33">
            <text:p>14.400</text:p>
          </table:table-cell>
          <table:table-cell office:value-type="float" office:value="17860" table:style-name="ce33">
            <text:p>17.86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3408" table:style-name="ce33">
            <text:p>173.408</text:p>
          </table:table-cell>
          <table:table-cell office:value-type="float" office:value="156110" table:style-name="ce33">
            <text:p>156.110</text:p>
          </table:table-cell>
          <table:table-cell office:value-type="percentage" office:value="0.90024681675585905" table:style-name="ce34">
            <text:p>90,0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765" table:style-name="ce33">
            <text:p>208.765</text:p>
          </table:table-cell>
          <table:table-cell office:value-type="percentage" office:value="0.92580356192571045" table:style-name="ce34">
            <text:p>92,58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688.5" table:style-name="ce38">
            <text:p>13.689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4761" table:style-name="ce41">
            <text:p>63.784.761</text:p>
          </table:table-cell>
          <table:table-cell office:value-type="float" office:value="4966960" table:style-name="ce41">
            <text:p>4.966.960</text:p>
          </table:table-cell>
          <table:table-cell office:value-type="float" office:value="12995838" table:style-name="ce41">
            <text:p>12.995.838</text:p>
          </table:table-cell>
          <table:table-cell office:value-type="float" office:value="16932980" table:style-name="ce42">
            <text:p>16.932.980</text:p>
          </table:table-cell>
          <table:table-cell office:value-type="float" office:value="639500" table:style-name="ce42">
            <text:p>639.5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306109" table:style-name="ce45">
            <text:p>110.306.109</text:p>
          </table:table-cell>
          <table:table-cell office:value-type="float" office:value="104536855.5" table:style-name="ce45">
            <text:p>104.536.856</text:p>
          </table:table-cell>
          <table:table-cell office:value-type="percentage" office:value="0.94769778798017434" table:style-name="ce46">
            <text:p>94,77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768" table:style-name="ce51">
            <text:p>7.492.768</text:p>
          </table:table-cell>
          <table:table-cell office:value-type="float" office:value="7341047" table:style-name="ce51">
            <text:p>7.341.047</text:p>
          </table:table-cell>
          <table:table-cell office:value-type="percentage" office:value="2.0248992094777256E-2" table:style-name="ce31">
            <text:p>2,02%</text:p>
          </table:table-cell>
          <table:table-cell office:value-type="float" office:value="4324734" table:style-name="ce51">
            <text:p>4.324.734</text:p>
          </table:table-cell>
          <table:table-cell office:value-type="date" office:date-value="2023-01-11T00:00:00" table:style-name="ce52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934" table:style-name="ce53">
            <text:p>1.152.934</text:p>
          </table:table-cell>
          <table:table-cell office:value-type="float" office:value="1132982" table:style-name="ce53">
            <text:p>1.132.982</text:p>
          </table:table-cell>
          <table:table-cell office:value-type="percentage" office:value="1.730541383982084E-2" table:style-name="ce34">
            <text:p>1,73%</text:p>
          </table:table-cell>
          <table:table-cell office:value-type="float" office:value="745497" table:style-name="ce53">
            <text:p>745.497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400" table:style-name="ce53">
            <text:p>930.400</text:p>
          </table:table-cell>
          <table:table-cell office:value-type="float" office:value="921214" table:style-name="ce53">
            <text:p>921.214</text:p>
          </table:table-cell>
          <table:table-cell office:value-type="percentage" office:value="9.8731728288907993E-3" table:style-name="ce34">
            <text:p>0,99%</text:p>
          </table:table-cell>
          <table:table-cell office:value-type="float" office:value="736382" table:style-name="ce53">
            <text:p>736.382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883" table:style-name="ce53">
            <text:p>929.883</text:p>
          </table:table-cell>
          <table:table-cell office:value-type="float" office:value="915325" table:style-name="ce53">
            <text:p>915.325</text:p>
          </table:table-cell>
          <table:table-cell office:value-type="percentage" office:value="1.5655733033080505E-2" table:style-name="ce34">
            <text:p>1,57%</text:p>
          </table:table-cell>
          <table:table-cell office:value-type="float" office:value="507647" table:style-name="ce53">
            <text:p>507.647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7215" table:style-name="ce53">
            <text:p>1.827.215</text:p>
          </table:table-cell>
          <table:table-cell office:value-type="float" office:value="1773978" table:style-name="ce53">
            <text:p>1.773.978</text:p>
          </table:table-cell>
          <table:table-cell office:value-type="percentage" office:value="2.9135597069857678E-2" table:style-name="ce34">
            <text:p>2,91%</text:p>
          </table:table-cell>
          <table:table-cell office:value-type="float" office:value="1037665" table:style-name="ce53">
            <text:p>1.037.665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71" table:style-name="ce53">
            <text:p>520.471</text:p>
          </table:table-cell>
          <table:table-cell office:value-type="float" office:value="517021" table:style-name="ce53">
            <text:p>517.021</text:p>
          </table:table-cell>
          <table:table-cell office:value-type="percentage" office:value="6.6286113923734466E-3" table:style-name="ce34">
            <text:p>0,66%</text:p>
          </table:table-cell>
          <table:table-cell office:value-type="float" office:value="367295" table:style-name="ce53">
            <text:p>367.295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4022" table:style-name="ce53">
            <text:p>2.154.022</text:p>
          </table:table-cell>
          <table:table-cell office:value-type="float" office:value="2176409" table:style-name="ce53">
            <text:p>2.176.409</text:p>
          </table:table-cell>
          <table:table-cell office:value-type="percentage" office:value="0" table:style-name="ce34">
            <text:p>0,00%</text:p>
          </table:table-cell>
          <table:table-cell office:value-type="float" office:value="1577817" table:style-name="ce53">
            <text:p>1.577.817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0980" table:style-name="ce53">
            <text:p>1.770.980</text:p>
          </table:table-cell>
          <table:table-cell office:value-type="float" office:value="1720854" table:style-name="ce53">
            <text:p>1.720.854</text:p>
          </table:table-cell>
          <table:table-cell office:value-type="percentage" office:value="2.8304102813131712E-2" table:style-name="ce34">
            <text:p>2,83%</text:p>
          </table:table-cell>
          <table:table-cell office:value-type="float" office:value="1126798" table:style-name="ce53">
            <text:p>1.126.798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5775" table:style-name="ce53">
            <text:p>6.505.775</text:p>
          </table:table-cell>
          <table:table-cell office:value-type="float" office:value="6372499" table:style-name="ce53">
            <text:p>6.372.499</text:p>
          </table:table-cell>
          <table:table-cell office:value-type="percentage" office:value="2.0485799155365809E-2" table:style-name="ce34">
            <text:p>2,05%</text:p>
          </table:table-cell>
          <table:table-cell office:value-type="float" office:value="3984751" table:style-name="ce53">
            <text:p>3.984.751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6848" table:style-name="ce53">
            <text:p>4.456.848</text:p>
          </table:table-cell>
          <table:table-cell office:value-type="float" office:value="4399274" table:style-name="ce53">
            <text:p>4.399.274</text:p>
          </table:table-cell>
          <table:table-cell office:value-type="percentage" office:value="1.2918098171622636E-2" table:style-name="ce34">
            <text:p>1,29%</text:p>
          </table:table-cell>
          <table:table-cell office:value-type="float" office:value="3058047" table:style-name="ce53">
            <text:p>3.058.047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414" table:style-name="ce53">
            <text:p>971.414</text:p>
          </table:table-cell>
          <table:table-cell office:value-type="float" office:value="954169" table:style-name="ce53">
            <text:p>954.169</text:p>
          </table:table-cell>
          <table:table-cell office:value-type="percentage" office:value="1.7752472169435481E-2" table:style-name="ce34">
            <text:p>1,78%</text:p>
          </table:table-cell>
          <table:table-cell office:value-type="float" office:value="665303" table:style-name="ce53">
            <text:p>665.303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6077" table:style-name="ce53">
            <text:p>2.486.077</text:p>
          </table:table-cell>
          <table:table-cell office:value-type="float" office:value="2461515" table:style-name="ce53">
            <text:p>2.461.515</text:p>
          </table:table-cell>
          <table:table-cell office:value-type="percentage" office:value="9.8798227086288968E-3" table:style-name="ce34">
            <text:p>0,99%</text:p>
          </table:table-cell>
          <table:table-cell office:value-type="float" office:value="2015689" table:style-name="ce53">
            <text:p>2.015.689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29" table:style-name="ce53">
            <text:p>285.029</text:p>
          </table:table-cell>
          <table:table-cell office:value-type="float" office:value="287282" table:style-name="ce53">
            <text:p>287.282</text:p>
          </table:table-cell>
          <table:table-cell office:value-type="percentage" office:value="0" table:style-name="ce34">
            <text:p>0,00%</text:p>
          </table:table-cell>
          <table:table-cell office:value-type="float" office:value="190100" table:style-name="ce53">
            <text:p>190.100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4816" table:style-name="ce53">
            <text:p>5.784.816</text:p>
          </table:table-cell>
          <table:table-cell office:value-type="float" office:value="5745378" table:style-name="ce53">
            <text:p>5.745.378</text:p>
          </table:table-cell>
          <table:table-cell office:value-type="percentage" office:value="6.8175029248985618E-3" table:style-name="ce34">
            <text:p>0,68%</text:p>
          </table:table-cell>
          <table:table-cell office:value-type="float" office:value="3583106" table:style-name="ce53">
            <text:p>3.583.106</text:p>
          </table:table-cell>
          <table:table-cell office:value-type="date" office:date-value="2023-01-09T00:00:00" table:style-name="ce54">
            <text:p>09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362" table:style-name="ce53">
            <text:p>1.302.362</text:p>
          </table:table-cell>
          <table:table-cell office:value-type="float" office:value="1283816" table:style-name="ce53">
            <text:p>1.283.816</text:p>
          </table:table-cell>
          <table:table-cell office:value-type="percentage" office:value="1.4240280352160153E-2" table:style-name="ce34">
            <text:p>1,42%</text:p>
          </table:table-cell>
          <table:table-cell office:value-type="float" office:value="727152" table:style-name="ce53">
            <text:p>727.152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160" table:style-name="ce53">
            <text:p>569.160</text:p>
          </table:table-cell>
          <table:table-cell office:value-type="float" office:value="564346" table:style-name="ce53">
            <text:p>564.346</text:p>
          </table:table-cell>
          <table:table-cell office:value-type="percentage" office:value="8.4580785719305645E-3" table:style-name="ce34">
            <text:p>0,85%</text:p>
          </table:table-cell>
          <table:table-cell office:value-type="float" office:value="374616" table:style-name="ce53">
            <text:p>374.616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498" table:style-name="ce53">
            <text:p>1.956.498</text:p>
          </table:table-cell>
          <table:table-cell office:value-type="float" office:value="1922947" table:style-name="ce53">
            <text:p>1.922.947</text:p>
          </table:table-cell>
          <table:table-cell office:value-type="percentage" office:value="1.7148496957318637E-2" table:style-name="ce34">
            <text:p>1,71%</text:p>
          </table:table-cell>
          <table:table-cell office:value-type="float" office:value="1260796" table:style-name="ce53">
            <text:p>1.260.796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14" table:style-name="ce53">
            <text:p>68.714</text:p>
          </table:table-cell>
          <table:table-cell office:value-type="float" office:value="65879" table:style-name="ce53">
            <text:p>65.879</text:p>
          </table:table-cell>
          <table:table-cell office:value-type="percentage" office:value="4.1257967808597959E-2" table:style-name="ce34">
            <text:p>4,13%</text:p>
          </table:table-cell>
          <table:table-cell office:value-type="float" office:value="44169" table:style-name="ce53">
            <text:p>44.169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5" table:style-name="ce53">
            <text:p>63.335</text:p>
          </table:table-cell>
          <table:table-cell office:value-type="percentage" office:value="4.9123965949524825E-2" table:style-name="ce34">
            <text:p>4,91%</text:p>
          </table:table-cell>
          <table:table-cell office:value-type="float" office:value="37336" table:style-name="ce53">
            <text:p>37.336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77" table:style-name="ce53">
            <text:p>95.177</text:p>
          </table:table-cell>
          <table:table-cell office:value-type="float" office:value="94848" table:style-name="ce53">
            <text:p>94.848</text:p>
          </table:table-cell>
          <table:table-cell office:value-type="percentage" office:value="3.4567174842661569E-3" table:style-name="ce34">
            <text:p>0,35%</text:p>
          </table:table-cell>
          <table:table-cell office:value-type="float" office:value="51929" table:style-name="ce53">
            <text:p>51.929</text:p>
          </table:table-cell>
          <table:table-cell office:value-type="date" office:date-value="2023-01-11T00:00:00" table:style-name="ce54">
            <text:p>11/01/2023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26" table:style-name="ce55">
            <text:p>8.126</text:p>
          </table:table-cell>
          <table:table-cell office:value-type="float" office:value="8144" table:style-name="ce55">
            <text:p>8.144</text:p>
          </table:table-cell>
          <table:table-cell office:value-type="percentage" office:value="0" table:style-name="ce39">
            <text:p>0,00%</text:p>
          </table:table-cell>
          <table:table-cell office:value-type="float" office:value="4141" table:style-name="ce55">
            <text:p>4.141</text:p>
          </table:table-cell>
          <table:table-cell office:value-type="date" office:date-value="2023-01-11T00:00:00" table:style-name="ce56">
            <text:p>11/01/2023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35276" table:style-name="ce57">
            <text:p>41.335.276</text:p>
          </table:table-cell>
          <table:table-cell office:value-type="float" office:value="40722262" table:style-name="ce57">
            <text:p>40.722.262</text:p>
          </table:table-cell>
          <table:table-cell office:value-type="percentage" office:value="1.4830286847485909E-2" table:style-name="ce46">
            <text:p>1,48%</text:p>
          </table:table-cell>
          <table:table-cell office:value-type="float" office:value="26420970" table:style-name="ce57">
            <text:p>26.420.970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49680.891117" table:style-name="ce63">
            <text:p>7.549.681</text:p>
          </table:table-cell>
          <table:table-cell office:value-type="float" office:value="7047500" table:style-name="ce63">
            <text:p>7.047.500</text:p>
          </table:table-cell>
          <table:table-cell office:value-type="percentage" office:value="0.933483163280733" table:style-name="ce64">
            <text:p>93,3%</text:p>
          </table:table-cell>
          <table:table-cell office:value-type="float" office:value="7019417" table:style-name="ce63">
            <text:p>7.019.417</text:p>
          </table:table-cell>
          <table:table-cell office:value-type="percentage" office:value="0.92976340341206853" table:style-name="ce64">
            <text:p>93,0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76072.6972430001" table:style-name="ce63">
            <text:p>1.176.073</text:p>
          </table:table-cell>
          <table:table-cell office:value-type="float" office:value="1098811" table:style-name="ce63">
            <text:p>1.098.811</text:p>
          </table:table-cell>
          <table:table-cell office:value-type="percentage" office:value="0.93430533892664946" table:style-name="ce64">
            <text:p>93,4%</text:p>
          </table:table-cell>
          <table:table-cell office:value-type="float" office:value="1092715" table:style-name="ce63">
            <text:p>1.092.715</text:p>
          </table:table-cell>
          <table:table-cell office:value-type="percentage" office:value="0.92912198587858486" table:style-name="ce67">
            <text:p>92,9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26948.79131500016" table:style-name="ce63">
            <text:p>926.949</text:p>
          </table:table-cell>
          <table:table-cell office:value-type="float" office:value="886193" table:style-name="ce63">
            <text:p>886.193</text:p>
          </table:table-cell>
          <table:table-cell office:value-type="percentage" office:value="0.95603231624350826" table:style-name="ce64">
            <text:p>95,6%</text:p>
          </table:table-cell>
          <table:table-cell office:value-type="float" office:value="886988" table:style-name="ce63">
            <text:p>886.988</text:p>
          </table:table-cell>
          <table:table-cell office:value-type="percentage" office:value="0.95688996879934385" table:style-name="ce67">
            <text:p>95,7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9409.0493709997" table:style-name="ce63">
            <text:p>1.089.409</text:p>
          </table:table-cell>
          <table:table-cell office:value-type="float" office:value="898065" table:style-name="ce63">
            <text:p>898.065</text:p>
          </table:table-cell>
          <table:table-cell office:value-type="percentage" office:value="0.82435977608091526" table:style-name="ce64">
            <text:p>82,4%</text:p>
          </table:table-cell>
          <table:table-cell office:value-type="float" office:value="892841" table:style-name="ce63">
            <text:p>892.841</text:p>
          </table:table-cell>
          <table:table-cell office:value-type="percentage" office:value="0.81956451574870459" table:style-name="ce67">
            <text:p>82,0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48188.859992" table:style-name="ce63">
            <text:p>2.048.189</text:p>
          </table:table-cell>
          <table:table-cell office:value-type="float" office:value="1750699" table:style-name="ce63">
            <text:p>1.750.699</text:p>
          </table:table-cell>
          <table:table-cell office:value-type="percentage" office:value="0.8547546733589978" table:style-name="ce64">
            <text:p>85,5%</text:p>
          </table:table-cell>
          <table:table-cell office:value-type="float" office:value="1719805" table:style-name="ce63">
            <text:p>1.719.805</text:p>
          </table:table-cell>
          <table:table-cell office:value-type="percentage" office:value="0.83967110337994777" table:style-name="ce67">
            <text:p>84,0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9709.28377600014" table:style-name="ce63">
            <text:p>529.709</text:p>
          </table:table-cell>
          <table:table-cell office:value-type="float" office:value="495249" table:style-name="ce63">
            <text:p>495.249</text:p>
          </table:table-cell>
          <table:table-cell office:value-type="percentage" office:value="0.9349449125558984" table:style-name="ce64">
            <text:p>93,5%</text:p>
          </table:table-cell>
          <table:table-cell office:value-type="float" office:value="496650" table:style-name="ce63">
            <text:p>496.650</text:p>
          </table:table-cell>
          <table:table-cell office:value-type="percentage" office:value="0.93758975953689339" table:style-name="ce67">
            <text:p>93,8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68005.04715" table:style-name="ce63">
            <text:p>2.168.005</text:p>
          </table:table-cell>
          <table:table-cell office:value-type="float" office:value="2050105" table:style-name="ce63">
            <text:p>2.050.105</text:p>
          </table:table-cell>
          <table:table-cell office:value-type="percentage" office:value="0.94561818603467362" table:style-name="ce64">
            <text:p>94,6%</text:p>
          </table:table-cell>
          <table:table-cell office:value-type="float" office:value="2089264" table:style-name="ce63">
            <text:p>2.089.264</text:p>
          </table:table-cell>
          <table:table-cell office:value-type="percentage" office:value="0.96368041335811883" table:style-name="ce67">
            <text:p>96,4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22885.5576560001" table:style-name="ce63">
            <text:p>1.822.886</text:p>
          </table:table-cell>
          <table:table-cell office:value-type="float" office:value="1665685" table:style-name="ce63">
            <text:p>1.665.685</text:p>
          </table:table-cell>
          <table:table-cell office:value-type="percentage" office:value="0.9137627938321371" table:style-name="ce64">
            <text:p>91,4%</text:p>
          </table:table-cell>
          <table:table-cell office:value-type="float" office:value="1643811" table:style-name="ce63">
            <text:p>1.643.811</text:p>
          </table:table-cell>
          <table:table-cell office:value-type="percentage" office:value="0.90176313762325966" table:style-name="ce67">
            <text:p>90,2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811841.3897879999" table:style-name="ce63">
            <text:p>6.811.841</text:p>
          </table:table-cell>
          <table:table-cell office:value-type="float" office:value="6261367" table:style-name="ce63">
            <text:p>6.261.367</text:p>
          </table:table-cell>
          <table:table-cell office:value-type="percentage" office:value="0.91918860726656881" table:style-name="ce64">
            <text:p>91,9%</text:p>
          </table:table-cell>
          <table:table-cell office:value-type="float" office:value="6194923" table:style-name="ce63">
            <text:p>6.194.923</text:p>
          </table:table-cell>
          <table:table-cell office:value-type="percentage" office:value="0.90943441655690105" table:style-name="ce67">
            <text:p>90,9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528081.8524599997" table:style-name="ce63">
            <text:p>4.528.082</text:p>
          </table:table-cell>
          <table:table-cell office:value-type="float" office:value="4198955" table:style-name="ce63">
            <text:p>4.198.955</text:p>
          </table:table-cell>
          <table:table-cell office:value-type="percentage" office:value="0.92731428821650097" table:style-name="ce64">
            <text:p>92,7%</text:p>
          </table:table-cell>
          <table:table-cell office:value-type="float" office:value="4223561" table:style-name="ce63">
            <text:p>4.223.561</text:p>
          </table:table-cell>
          <table:table-cell office:value-type="percentage" office:value="0.93274837726386051" table:style-name="ce67">
            <text:p>93,3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8307.09296600008" table:style-name="ce63">
            <text:p>948.307</text:p>
          </table:table-cell>
          <table:table-cell office:value-type="float" office:value="910433" table:style-name="ce63">
            <text:p>910.433</text:p>
          </table:table-cell>
          <table:table-cell office:value-type="percentage" office:value="0.9600613627727469" table:style-name="ce64">
            <text:p>96,0%</text:p>
          </table:table-cell>
          <table:table-cell office:value-type="float" office:value="908019" table:style-name="ce63">
            <text:p>908.019</text:p>
          </table:table-cell>
          <table:table-cell office:value-type="percentage" office:value="0.9575157738829182" table:style-name="ce67">
            <text:p>95,8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7737.9663919997" table:style-name="ce63">
            <text:p>2.457.738</text:p>
          </table:table-cell>
          <table:table-cell office:value-type="float" office:value="2343203" table:style-name="ce63">
            <text:p>2.343.203</text:p>
          </table:table-cell>
          <table:table-cell office:value-type="percentage" office:value="0.95339821902977762" table:style-name="ce64">
            <text:p>95,3%</text:p>
          </table:table-cell>
          <table:table-cell office:value-type="float" office:value="2349633" table:style-name="ce63">
            <text:p>2.349.633</text:p>
          </table:table-cell>
          <table:table-cell office:value-type="percentage" office:value="0.95601444585620343" table:style-name="ce67">
            <text:p>95,6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978.88969400001" table:style-name="ce63">
            <text:p>281.979</text:p>
          </table:table-cell>
          <table:table-cell office:value-type="float" office:value="269608" table:style-name="ce63">
            <text:p>269.608</text:p>
          </table:table-cell>
          <table:table-cell office:value-type="percentage" office:value="0.95612831262856324" table:style-name="ce64">
            <text:p>95,6%</text:p>
          </table:table-cell>
          <table:table-cell office:value-type="float" office:value="274410" table:style-name="ce63">
            <text:p>274.410</text:p>
          </table:table-cell>
          <table:table-cell office:value-type="percentage" office:value="0.97315795624908774" table:style-name="ce67">
            <text:p>97,3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6006507.0008920003" table:style-name="ce63">
            <text:p>6.006.507</text:p>
          </table:table-cell>
          <table:table-cell office:value-type="float" office:value="5528319" table:style-name="ce63">
            <text:p>5.528.319</text:p>
          </table:table-cell>
          <table:table-cell office:value-type="percentage" office:value="0.92038833870983805" table:style-name="ce64">
            <text:p>92,0%</text:p>
          </table:table-cell>
          <table:table-cell office:value-type="float" office:value="5541017" table:style-name="ce63">
            <text:p>5.541.017</text:p>
          </table:table-cell>
          <table:table-cell office:value-type="percentage" office:value="0.92250237936576573" table:style-name="ce67">
            <text:p>92,3%</text:p>
          </table:table-cell>
          <table:table-cell office:value-type="date" office:date-value="2023-01-09T00:00:00" table:style-name="ce65">
            <text:p>09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29419.0966020001" table:style-name="ce63">
            <text:p>1.329.419</text:p>
          </table:table-cell>
          <table:table-cell office:value-type="float" office:value="1233214" table:style-name="ce63">
            <text:p>1.233.214</text:p>
          </table:table-cell>
          <table:table-cell office:value-type="percentage" office:value="0.92763373352473977" table:style-name="ce64">
            <text:p>92,8%</text:p>
          </table:table-cell>
          <table:table-cell office:value-type="float" office:value="1238850" table:style-name="ce63">
            <text:p>1.238.850</text:p>
          </table:table-cell>
          <table:table-cell office:value-type="percentage" office:value="0.93187317917013901" table:style-name="ce67">
            <text:p>93,2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3256.26343299996" table:style-name="ce63">
            <text:p>583.256</text:p>
          </table:table-cell>
          <table:table-cell office:value-type="float" office:value="540394" table:style-name="ce63">
            <text:p>540.394</text:p>
          </table:table-cell>
          <table:table-cell office:value-type="percentage" office:value="0.92651212490935619" table:style-name="ce64">
            <text:p>92,7%</text:p>
          </table:table-cell>
          <table:table-cell office:value-type="float" office:value="541767" table:style-name="ce63">
            <text:p>541.767</text:p>
          </table:table-cell>
          <table:table-cell office:value-type="percentage" office:value="0.92886615020849073" table:style-name="ce67">
            <text:p>92,9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3592.4880969999" table:style-name="ce63">
            <text:p>1.953.592</text:p>
          </table:table-cell>
          <table:table-cell office:value-type="float" office:value="1871025" table:style-name="ce63">
            <text:p>1.871.025</text:p>
          </table:table-cell>
          <table:table-cell office:value-type="percentage" office:value="0.95773556225258161" table:style-name="ce64">
            <text:p>95,8%</text:p>
          </table:table-cell>
          <table:table-cell office:value-type="float" office:value="1861896" table:style-name="ce63">
            <text:p>1.861.896</text:p>
          </table:table-cell>
          <table:table-cell office:value-type="percentage" office:value="0.95306263273651215" table:style-name="ce67">
            <text:p>95,3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0789.104772000006" table:style-name="ce63">
            <text:p>70.789</text:p>
          </table:table-cell>
          <table:table-cell office:value-type="float" office:value="65696" table:style-name="ce63">
            <text:p>65.696</text:p>
          </table:table-cell>
          <table:table-cell office:value-type="percentage" office:value="0.9280524200948147" table:style-name="ce64">
            <text:p>92,8%</text:p>
          </table:table-cell>
          <table:table-cell office:value-type="float" office:value="63972" table:style-name="ce63">
            <text:p>63.972</text:p>
          </table:table-cell>
          <table:table-cell office:value-type="percentage" office:value="0.90369838983051454" table:style-name="ce67">
            <text:p>90,4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173.882383999997" table:style-name="ce63">
            <text:p>68.174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585309495023937" table:style-name="ce64">
            <text:p>92,6%</text:p>
          </table:table-cell>
          <table:table-cell office:value-type="float" office:value="61488" table:style-name="ce63">
            <text:p>61.488</text:p>
          </table:table-cell>
          <table:table-cell office:value-type="percentage" office:value="0.90192897704812047" table:style-name="ce67">
            <text:p>90,2%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77" table:style-name="ce63">
            <text:p>95.177</text:p>
          </table:table-cell>
          <table:table-cell office:value-type="string" table:style-name="ce64">
            <text:p>-</text:p>
          </table:table-cell>
          <table:table-cell office:value-type="float" office:value="94848" table:style-name="ce63">
            <text:p>94.848</text:p>
          </table:table-cell>
          <table:table-cell office:value-type="string" table:style-name="ce67">
            <text:p>-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26" table:style-name="ce63">
            <text:p>8.126</text:p>
          </table:table-cell>
          <table:table-cell office:value-type="string" table:style-name="ce64">
            <text:p>-</text:p>
          </table:table-cell>
          <table:table-cell office:value-type="float" office:value="8144" table:style-name="ce63">
            <text:p>8.144</text:p>
          </table:table-cell>
          <table:table-cell office:value-type="string" table:style-name="ce67">
            <text:p>-</text:p>
          </table:table-cell>
          <table:table-cell office:value-type="date" office:date-value="2023-01-11T00:00:00" table:style-name="ce65">
            <text:p>11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350585.205100007" table:style-name="ce69">
            <text:p>42.350.585</text:p>
          </table:table-cell>
          <table:table-cell office:value-type="float" office:value="39280943" table:style-name="ce69">
            <text:p>39.280.943</text:p>
          </table:table-cell>
          <table:table-cell office:value-type="percentage" office:value="0.92751830487739395" table:style-name="ce70">
            <text:p>92,8%</text:p>
          </table:table-cell>
          <table:table-cell office:value-type="float" office:value="39204019" table:style-name="ce69">
            <text:p>39.204.019</text:p>
          </table:table-cell>
          <table:table-cell office:value-type="percentage" office:value="0.92570194272732065" table:style-name="ce70">
            <text:p>92,6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9" table:style-name="ce79">
            <text:p>656.769</text:p>
          </table:table-cell>
          <table:table-cell office:value-type="percentage" office:value="0.97690289418332543" table:style-name="ce80">
            <text:p>97,7%</text:p>
          </table:table-cell>
          <table:table-cell office:value-type="float" office:value="937960" table:style-name="ce79">
            <text:p>937.960</text:p>
          </table:table-cell>
          <table:table-cell office:value-type="percentage" office:value="0.94849791102140235" table:style-name="ce80">
            <text:p>94,8%</text:p>
          </table:table-cell>
          <table:table-cell office:value-type="float" office:value="1230244" table:style-name="ce79">
            <text:p>1.230.244</text:p>
          </table:table-cell>
          <table:table-cell office:value-type="percentage" office:value="0.94220142857972267" table:style-name="ce80">
            <text:p>94,2%</text:p>
          </table:table-cell>
          <table:table-cell office:value-type="float" office:value="1278439" table:style-name="ce79">
            <text:p>1.278.439</text:p>
          </table:table-cell>
          <table:table-cell office:value-type="percentage" office:value="0.92834968221012248" table:style-name="ce80">
            <text:p>92,8%</text:p>
          </table:table-cell>
          <table:table-cell office:value-type="float" office:value="970036" table:style-name="ce79">
            <text:p>970.036</text:p>
          </table:table-cell>
          <table:table-cell office:value-type="percentage" office:value="0.89898131711327156" table:style-name="ce80">
            <text:p>89,9%</text:p>
          </table:table-cell>
          <table:table-cell office:value-type="float" office:value="814258" table:style-name="ce79">
            <text:p>814.258</text:p>
          </table:table-cell>
          <table:table-cell office:value-type="percentage" office:value="0.88026619990691779" table:style-name="ce80">
            <text:p>88,0%</text:p>
          </table:table-cell>
          <table:table-cell office:value-type="float" office:value="724126" table:style-name="ce79">
            <text:p>724.126</text:p>
          </table:table-cell>
          <table:table-cell office:value-type="percentage" office:value="0.92698889373546833" table:style-name="ce80">
            <text:p>92,7%</text:p>
          </table:table-cell>
          <table:table-cell office:value-type="float" office:value="7047500" table:style-name="ce79">
            <text:p>7.047.500</text:p>
          </table:table-cell>
          <table:table-cell office:value-type="float" office:value="7549680.891117" table:style-name="ce79">
            <text:p>7.549.681</text:p>
          </table:table-cell>
          <table:table-cell office:value-type="percentage" office:value="0.933483163280733" table:style-name="ce80">
            <text:p>93,3%</text:p>
          </table:table-cell>
          <table:table-cell office:value-type="percentage" office:value="0.82725811534967586" table:style-name="ce8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3" table:style-name="ce82">
            <text:p>101.773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0" table:style-name="ce82">
            <text:p>119.940</text:p>
          </table:table-cell>
          <table:table-cell office:value-type="percentage" office:value="0.9906050602385067" table:style-name="ce83">
            <text:p>99,1%</text:p>
          </table:table-cell>
          <table:table-cell office:value-type="float" office:value="156166" table:style-name="ce82">
            <text:p>156.166</text:p>
          </table:table-cell>
          <table:table-cell office:value-type="percentage" office:value="0.95284576351710004" table:style-name="ce83">
            <text:p>95,3%</text:p>
          </table:table-cell>
          <table:table-cell office:value-type="float" office:value="188731" table:style-name="ce82">
            <text:p>188.731</text:p>
          </table:table-cell>
          <table:table-cell office:value-type="percentage" office:value="0.9427053325199285" table:style-name="ce83">
            <text:p>94,3%</text:p>
          </table:table-cell>
          <table:table-cell office:value-type="float" office:value="192654" table:style-name="ce82">
            <text:p>192.654</text:p>
          </table:table-cell>
          <table:table-cell office:value-type="percentage" office:value="0.93213926989204299" table:style-name="ce83">
            <text:p>93,2%</text:p>
          </table:table-cell>
          <table:table-cell office:value-type="float" office:value="132413" table:style-name="ce82">
            <text:p>132.413</text:p>
          </table:table-cell>
          <table:table-cell office:value-type="percentage" office:value="0.88583733347190696" table:style-name="ce83">
            <text:p>88,6%</text:p>
          </table:table-cell>
          <table:table-cell office:value-type="float" office:value="111237" table:style-name="ce82">
            <text:p>111.237</text:p>
          </table:table-cell>
          <table:table-cell office:value-type="percentage" office:value="0.85330530665277249" table:style-name="ce83">
            <text:p>85,3%</text:p>
          </table:table-cell>
          <table:table-cell office:value-type="float" office:value="95897" table:style-name="ce82">
            <text:p>95.897</text:p>
          </table:table-cell>
          <table:table-cell office:value-type="percentage" office:value="0.89349141051458236" table:style-name="ce83">
            <text:p>89,3%</text:p>
          </table:table-cell>
          <table:table-cell office:value-type="float" office:value="1098811" table:style-name="ce82">
            <text:p>1.098.811</text:p>
          </table:table-cell>
          <table:table-cell office:value-type="float" office:value="1176072.6972429999" table:style-name="ce82">
            <text:p>1.176.073</text:p>
          </table:table-cell>
          <table:table-cell office:value-type="percentage" office:value="0.93430533892664958" table:style-name="ce83">
            <text:p>93,4%</text:p>
          </table:table-cell>
          <table:table-cell office:value-type="percentage" office:value="0.8361322165766395" table:style-name="ce83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20" table:style-name="ce82">
            <text:p>89.32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0.9989579366422503" table:style-name="ce83">
            <text:p>99,9%</text:p>
          </table:table-cell>
          <table:table-cell office:value-type="float" office:value="149265" table:style-name="ce82">
            <text:p>149.265</text:p>
          </table:table-cell>
          <table:table-cell office:value-type="percentage" office:value="0.96974397503092435" table:style-name="ce83">
            <text:p>97,0%</text:p>
          </table:table-cell>
          <table:table-cell office:value-type="float" office:value="154550" table:style-name="ce82">
            <text:p>154.550</text:p>
          </table:table-cell>
          <table:table-cell office:value-type="percentage" office:value="0.95261799048795359" table:style-name="ce83">
            <text:p>95,3%</text:p>
          </table:table-cell>
          <table:table-cell office:value-type="float" office:value="152701" table:style-name="ce82">
            <text:p>152.701</text:p>
          </table:table-cell>
          <table:table-cell office:value-type="percentage" office:value="0.93528820806334367" table:style-name="ce83">
            <text:p>93,5%</text:p>
          </table:table-cell>
          <table:table-cell office:value-type="float" office:value="93267" table:style-name="ce82">
            <text:p>93.267</text:p>
          </table:table-cell>
          <table:table-cell office:value-type="percentage" office:value="0.90334355328678573" table:style-name="ce83">
            <text:p>90,3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84449072686733" table:style-name="ce83">
            <text:p>87,8%</text:p>
          </table:table-cell>
          <table:table-cell office:value-type="float" office:value="63183" table:style-name="ce82">
            <text:p>63.183</text:p>
          </table:table-cell>
          <table:table-cell office:value-type="percentage" office:value="0.9528816785345352" table:style-name="ce83">
            <text:p>95,3%</text:p>
          </table:table-cell>
          <table:table-cell office:value-type="float" office:value="886193" table:style-name="ce82">
            <text:p>886.193</text:p>
          </table:table-cell>
          <table:table-cell office:value-type="float" office:value="926948.79131500004" table:style-name="ce82">
            <text:p>926.949</text:p>
          </table:table-cell>
          <table:table-cell office:value-type="percentage" office:value="0.95603231624350837" table:style-name="ce83">
            <text:p>95,6%</text:p>
          </table:table-cell>
          <table:table-cell office:value-type="percentage" office:value="0.88070263124468917" table:style-name="ce83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5984966423535523" table:style-name="ce83">
            <text:p>96,0%</text:p>
          </table:table-cell>
          <table:table-cell office:value-type="float" office:value="79979" table:style-name="ce82">
            <text:p>79.979</text:p>
          </table:table-cell>
          <table:table-cell office:value-type="percentage" office:value="0.88968913766632773" table:style-name="ce83">
            <text:p>89,0%</text:p>
          </table:table-cell>
          <table:table-cell office:value-type="float" office:value="112277" table:style-name="ce82">
            <text:p>112.277</text:p>
          </table:table-cell>
          <table:table-cell office:value-type="percentage" office:value="0.85871398153774192" table:style-name="ce83">
            <text:p>85,9%</text:p>
          </table:table-cell>
          <table:table-cell office:value-type="float" office:value="153833" table:style-name="ce82">
            <text:p>153.833</text:p>
          </table:table-cell>
          <table:table-cell office:value-type="percentage" office:value="0.84346138880452026" table:style-name="ce83">
            <text:p>84,3%</text:p>
          </table:table-cell>
          <table:table-cell office:value-type="float" office:value="174123" table:style-name="ce82">
            <text:p>174.123</text:p>
          </table:table-cell>
          <table:table-cell office:value-type="percentage" office:value="0.80610517265651249" table:style-name="ce83">
            <text:p>80,6%</text:p>
          </table:table-cell>
          <table:table-cell office:value-type="float" office:value="135795" table:style-name="ce82">
            <text:p>135.795</text:p>
          </table:table-cell>
          <table:table-cell office:value-type="percentage" office:value="0.7565840495973265" table:style-name="ce83">
            <text:p>75,7%</text:p>
          </table:table-cell>
          <table:table-cell office:value-type="float" office:value="105205" table:style-name="ce82">
            <text:p>105.205</text:p>
          </table:table-cell>
          <table:table-cell office:value-type="percentage" office:value="0.77360711359749057" table:style-name="ce83">
            <text:p>77,4%</text:p>
          </table:table-cell>
          <table:table-cell office:value-type="float" office:value="84968" table:style-name="ce82">
            <text:p>84.968</text:p>
          </table:table-cell>
          <table:table-cell office:value-type="percentage" office:value="0.84258003900370682" table:style-name="ce83">
            <text:p>84,3%</text:p>
          </table:table-cell>
          <table:table-cell office:value-type="float" office:value="898065" table:style-name="ce82">
            <text:p>898.065</text:p>
          </table:table-cell>
          <table:table-cell office:value-type="float" office:value="1089409.0493709999" table:style-name="ce82">
            <text:p>1.089.409</text:p>
          </table:table-cell>
          <table:table-cell office:value-type="percentage" office:value="0.82435977608091504" table:style-name="ce83">
            <text:p>82,4%</text:p>
          </table:table-cell>
          <table:table-cell office:value-type="percentage" office:value="0.73372526738262778" table:style-name="ce83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88" table:style-name="ce82">
            <text:p>94.988</text:p>
          </table:table-cell>
          <table:table-cell office:value-type="percentage" office:value="0.92063611020796576" table:style-name="ce83">
            <text:p>92,1%</text:p>
          </table:table-cell>
          <table:table-cell office:value-type="float" office:value="156411" table:style-name="ce82">
            <text:p>156.411</text:p>
          </table:table-cell>
          <table:table-cell office:value-type="percentage" office:value="0.90276600164000331" table:style-name="ce83">
            <text:p>90,3%</text:p>
          </table:table-cell>
          <table:table-cell office:value-type="float" office:value="229774" table:style-name="ce82">
            <text:p>229.774</text:p>
          </table:table-cell>
          <table:table-cell office:value-type="percentage" office:value="0.87966029563671777" table:style-name="ce83">
            <text:p>88,0%</text:p>
          </table:table-cell>
          <table:table-cell office:value-type="float" office:value="326379" table:style-name="ce82">
            <text:p>326.379</text:p>
          </table:table-cell>
          <table:table-cell office:value-type="percentage" office:value="0.86557349123936933" table:style-name="ce83">
            <text:p>86,6%</text:p>
          </table:table-cell>
          <table:table-cell office:value-type="float" office:value="325654" table:style-name="ce82">
            <text:p>325.654</text:p>
          </table:table-cell>
          <table:table-cell office:value-type="percentage" office:value="0.83654523654877599" table:style-name="ce83">
            <text:p>83,7%</text:p>
          </table:table-cell>
          <table:table-cell office:value-type="float" office:value="240517" table:style-name="ce82">
            <text:p>240.517</text:p>
          </table:table-cell>
          <table:table-cell office:value-type="percentage" office:value="0.78532542938155625" table:style-name="ce83">
            <text:p>78,5%</text:p>
          </table:table-cell>
          <table:table-cell office:value-type="float" office:value="202985" table:style-name="ce82">
            <text:p>202.985</text:p>
          </table:table-cell>
          <table:table-cell office:value-type="percentage" office:value="0.79726382935587803" table:style-name="ce83">
            <text:p>79,7%</text:p>
          </table:table-cell>
          <table:table-cell office:value-type="float" office:value="173991" table:style-name="ce82">
            <text:p>173.991</text:p>
          </table:table-cell>
          <table:table-cell office:value-type="percentage" office:value="0.94905968824928566" table:style-name="ce83">
            <text:p>94,9%</text:p>
          </table:table-cell>
          <table:table-cell office:value-type="float" office:value="1750699" table:style-name="ce82">
            <text:p>1.750.699</text:p>
          </table:table-cell>
          <table:table-cell office:value-type="float" office:value="2048188.859992" table:style-name="ce82">
            <text:p>2.048.189</text:p>
          </table:table-cell>
          <table:table-cell office:value-type="percentage" office:value="0.8547546733589978" table:style-name="ce83">
            <text:p>85,5%</text:p>
          </table:table-cell>
          <table:table-cell office:value-type="percentage" office:value="0.77731573321490666" table:style-name="ce83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2" table:style-name="ce82">
            <text:p>42.612</text:p>
          </table:table-cell>
          <table:table-cell office:value-type="percentage" office:value="1" table:style-name="ce83">
            <text:p>100,0%</text:p>
          </table:table-cell>
          <table:table-cell office:value-type="float" office:value="56241" table:style-name="ce82">
            <text:p>56.241</text:p>
          </table:table-cell>
          <table:table-cell office:value-type="percentage" office:value="0.98908467683605061" table:style-name="ce83">
            <text:p>98,9%</text:p>
          </table:table-cell>
          <table:table-cell office:value-type="float" office:value="77324" table:style-name="ce82">
            <text:p>77.324</text:p>
          </table:table-cell>
          <table:table-cell office:value-type="percentage" office:value="0.95453345850745519" table:style-name="ce83">
            <text:p>95,5%</text:p>
          </table:table-cell>
          <table:table-cell office:value-type="float" office:value="85279" table:style-name="ce82">
            <text:p>85.279</text:p>
          </table:table-cell>
          <table:table-cell office:value-type="percentage" office:value="0.93191564943724614" table:style-name="ce83">
            <text:p>93,2%</text:p>
          </table:table-cell>
          <table:table-cell office:value-type="float" office:value="89617" table:style-name="ce82">
            <text:p>89.617</text:p>
          </table:table-cell>
          <table:table-cell office:value-type="percentage" office:value="0.92255017031451292" table:style-name="ce83">
            <text:p>92,3%</text:p>
          </table:table-cell>
          <table:table-cell office:value-type="float" office:value="57072" table:style-name="ce82">
            <text:p>57.072</text:p>
          </table:table-cell>
          <table:table-cell office:value-type="percentage" office:value="0.88534576893260131" table:style-name="ce83">
            <text:p>88,5%</text:p>
          </table:table-cell>
          <table:table-cell office:value-type="float" office:value="43673" table:style-name="ce82">
            <text:p>43.673</text:p>
          </table:table-cell>
          <table:table-cell office:value-type="percentage" office:value="0.85335200244060061" table:style-name="ce83">
            <text:p>85,3%</text:p>
          </table:table-cell>
          <table:table-cell office:value-type="float" office:value="43431" table:style-name="ce82">
            <text:p>43.431</text:p>
          </table:table-cell>
          <table:table-cell office:value-type="percentage" office:value="0.9385632024118532" table:style-name="ce83">
            <text:p>93,9%</text:p>
          </table:table-cell>
          <table:table-cell office:value-type="float" office:value="495249" table:style-name="ce82">
            <text:p>495.249</text:p>
          </table:table-cell>
          <table:table-cell office:value-type="float" office:value="529709.28377600003" table:style-name="ce82">
            <text:p>529.709</text:p>
          </table:table-cell>
          <table:table-cell office:value-type="percentage" office:value="0.93494491255589851" table:style-name="ce83">
            <text:p>93,5%</text:p>
          </table:table-cell>
          <table:table-cell office:value-type="percentage" office:value="0.84749518216489894" table:style-name="ce83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38" table:style-name="ce82">
            <text:p>230.138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4" table:style-name="ce82">
            <text:p>252.404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9" table:style-name="ce82">
            <text:p>324.809</text:p>
          </table:table-cell>
          <table:table-cell office:value-type="percentage" office:value="0.96798865133372647" table:style-name="ce83">
            <text:p>96,8%</text:p>
          </table:table-cell>
          <table:table-cell office:value-type="float" office:value="358127" table:style-name="ce82">
            <text:p>358.127</text:p>
          </table:table-cell>
          <table:table-cell office:value-type="percentage" office:value="0.94138336135618828" table:style-name="ce83">
            <text:p>94,1%</text:p>
          </table:table-cell>
          <table:table-cell office:value-type="float" office:value="326591" table:style-name="ce82">
            <text:p>326.591</text:p>
          </table:table-cell>
          <table:table-cell office:value-type="percentage" office:value="0.92189788328286459" table:style-name="ce83">
            <text:p>92,2%</text:p>
          </table:table-cell>
          <table:table-cell office:value-type="float" office:value="219504" table:style-name="ce82">
            <text:p>219.504</text:p>
          </table:table-cell>
          <table:table-cell office:value-type="percentage" office:value="0.87843482953971186" table:style-name="ce83">
            <text:p>87,8%</text:p>
          </table:table-cell>
          <table:table-cell office:value-type="float" office:value="181735" table:style-name="ce82">
            <text:p>181.735</text:p>
          </table:table-cell>
          <table:table-cell office:value-type="percentage" office:value="0.86113050447014183" table:style-name="ce83">
            <text:p>86,1%</text:p>
          </table:table-cell>
          <table:table-cell office:value-type="float" office:value="156797" table:style-name="ce82">
            <text:p>156.797</text:p>
          </table:table-cell>
          <table:table-cell office:value-type="percentage" office:value="0.92662581017585066" table:style-name="ce83">
            <text:p>92,7%</text:p>
          </table:table-cell>
          <table:table-cell office:value-type="float" office:value="2050105" table:style-name="ce82">
            <text:p>2.050.105</text:p>
          </table:table-cell>
          <table:table-cell office:value-type="float" office:value="2168005.04715" table:style-name="ce82">
            <text:p>2.168.005</text:p>
          </table:table-cell>
          <table:table-cell office:value-type="percentage" office:value="0.94561818603467362" table:style-name="ce83">
            <text:p>94,6%</text:p>
          </table:table-cell>
          <table:table-cell office:value-type="percentage" office:value="0.86258936915670748" table:style-name="ce83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08" table:style-name="ce82">
            <text:p>139.308</text:p>
          </table:table-cell>
          <table:table-cell office:value-type="percentage" office:value="1" table:style-name="ce83">
            <text:p>100,0%</text:p>
          </table:table-cell>
          <table:table-cell office:value-type="float" office:value="159875" table:style-name="ce82">
            <text:p>159.875</text:p>
          </table:table-cell>
          <table:table-cell office:value-type="percentage" office:value="0.99610880957434256" table:style-name="ce83">
            <text:p>99,6%</text:p>
          </table:table-cell>
          <table:table-cell office:value-type="float" office:value="226005" table:style-name="ce82">
            <text:p>226.005</text:p>
          </table:table-cell>
          <table:table-cell office:value-type="percentage" office:value="0.95038629272218766" table:style-name="ce83">
            <text:p>95,0%</text:p>
          </table:table-cell>
          <table:table-cell office:value-type="float" office:value="290965" table:style-name="ce82">
            <text:p>290.965</text:p>
          </table:table-cell>
          <table:table-cell office:value-type="percentage" office:value="0.92663708240006082" table:style-name="ce83">
            <text:p>92,7%</text:p>
          </table:table-cell>
          <table:table-cell office:value-type="float" office:value="293036" table:style-name="ce82">
            <text:p>293.036</text:p>
          </table:table-cell>
          <table:table-cell office:value-type="percentage" office:value="0.89086493701486547" table:style-name="ce83">
            <text:p>89,1%</text:p>
          </table:table-cell>
          <table:table-cell office:value-type="float" office:value="213396" table:style-name="ce82">
            <text:p>213.396</text:p>
          </table:table-cell>
          <table:table-cell office:value-type="percentage" office:value="0.85083481181796461" table:style-name="ce83">
            <text:p>85,1%</text:p>
          </table:table-cell>
          <table:table-cell office:value-type="float" office:value="181976" table:style-name="ce82">
            <text:p>181.976</text:p>
          </table:table-cell>
          <table:table-cell office:value-type="percentage" office:value="0.83387387953772818" table:style-name="ce83">
            <text:p>83,4%</text:p>
          </table:table-cell>
          <table:table-cell office:value-type="float" office:value="161124" table:style-name="ce82">
            <text:p>161.124</text:p>
          </table:table-cell>
          <table:table-cell office:value-type="percentage" office:value="0.89362425277101432" table:style-name="ce83">
            <text:p>89,4%</text:p>
          </table:table-cell>
          <table:table-cell office:value-type="float" office:value="1665685" table:style-name="ce82">
            <text:p>1.665.685</text:p>
          </table:table-cell>
          <table:table-cell office:value-type="float" office:value="1822885.5576559999" table:style-name="ce82">
            <text:p>1.822.886</text:p>
          </table:table-cell>
          <table:table-cell office:value-type="percentage" office:value="0.91376279383213721" table:style-name="ce83">
            <text:p>91,4%</text:p>
          </table:table-cell>
          <table:table-cell office:value-type="percentage" office:value="0.81253700627086445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55" table:style-name="ce82">
            <text:p>461.455</text:p>
          </table:table-cell>
          <table:table-cell office:value-type="percentage" office:value="1" table:style-name="ce83">
            <text:p>100,0%</text:p>
          </table:table-cell>
          <table:table-cell office:value-type="float" office:value="622441" table:style-name="ce82">
            <text:p>622.441</text:p>
          </table:table-cell>
          <table:table-cell office:value-type="percentage" office:value="0.95848372957294092" table:style-name="ce83">
            <text:p>95,8%</text:p>
          </table:table-cell>
          <table:table-cell office:value-type="float" office:value="810668" table:style-name="ce82">
            <text:p>810.668</text:p>
          </table:table-cell>
          <table:table-cell office:value-type="percentage" office:value="0.93470963796650053" table:style-name="ce83">
            <text:p>93,5%</text:p>
          </table:table-cell>
          <table:table-cell office:value-type="float" office:value="1045978" table:style-name="ce82">
            <text:p>1.045.978</text:p>
          </table:table-cell>
          <table:table-cell office:value-type="percentage" office:value="0.93694470597973378" table:style-name="ce83">
            <text:p>93,7%</text:p>
          </table:table-cell>
          <table:table-cell office:value-type="float" office:value="1168561" table:style-name="ce82">
            <text:p>1.168.561</text:p>
          </table:table-cell>
          <table:table-cell office:value-type="percentage" office:value="0.92822471311202015" table:style-name="ce83">
            <text:p>92,8%</text:p>
          </table:table-cell>
          <table:table-cell office:value-type="float" office:value="836524" table:style-name="ce82">
            <text:p>836.524</text:p>
          </table:table-cell>
          <table:table-cell office:value-type="percentage" office:value="0.88423192816662843" table:style-name="ce83">
            <text:p>88,4%</text:p>
          </table:table-cell>
          <table:table-cell office:value-type="float" office:value="703649" table:style-name="ce82">
            <text:p>703.649</text:p>
          </table:table-cell>
          <table:table-cell office:value-type="percentage" office:value="0.84109320196550197" table:style-name="ce83">
            <text:p>84,1%</text:p>
          </table:table-cell>
          <table:table-cell office:value-type="float" office:value="612091" table:style-name="ce82">
            <text:p>612.091</text:p>
          </table:table-cell>
          <table:table-cell office:value-type="percentage" office:value="0.89697578895150021" table:style-name="ce83">
            <text:p>89,7%</text:p>
          </table:table-cell>
          <table:table-cell office:value-type="float" office:value="6261367" table:style-name="ce82">
            <text:p>6.261.367</text:p>
          </table:table-cell>
          <table:table-cell office:value-type="float" office:value="6811841.3897879999" table:style-name="ce82">
            <text:p>6.811.841</text:p>
          </table:table-cell>
          <table:table-cell office:value-type="percentage" office:value="0.91918860726656881" table:style-name="ce83">
            <text:p>91,9%</text:p>
          </table:table-cell>
          <table:table-cell office:value-type="percentage" office:value="0.81536792186898943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5" table:style-name="ce82">
            <text:p>299.255</text:p>
          </table:table-cell>
          <table:table-cell office:value-type="percentage" office:value="1" table:style-name="ce83">
            <text:p>100,0%</text:p>
          </table:table-cell>
          <table:table-cell office:value-type="float" office:value="438028" table:style-name="ce82">
            <text:p>438.028</text:p>
          </table:table-cell>
          <table:table-cell office:value-type="percentage" office:value="0.97354843628857923" table:style-name="ce83">
            <text:p>97,4%</text:p>
          </table:table-cell>
          <table:table-cell office:value-type="float" office:value="577073" table:style-name="ce82">
            <text:p>577.073</text:p>
          </table:table-cell>
          <table:table-cell office:value-type="percentage" office:value="0.94082979940129097" table:style-name="ce83">
            <text:p>94,1%</text:p>
          </table:table-cell>
          <table:table-cell office:value-type="float" office:value="724422" table:style-name="ce82">
            <text:p>724.422</text:p>
          </table:table-cell>
          <table:table-cell office:value-type="percentage" office:value="0.93271464789249059" table:style-name="ce83">
            <text:p>93,3%</text:p>
          </table:table-cell>
          <table:table-cell office:value-type="float" office:value="768791" table:style-name="ce82">
            <text:p>768.791</text:p>
          </table:table-cell>
          <table:table-cell office:value-type="percentage" office:value="0.92044192343591202" table:style-name="ce83">
            <text:p>92,0%</text:p>
          </table:table-cell>
          <table:table-cell office:value-type="float" office:value="532159" table:style-name="ce82">
            <text:p>532.159</text:p>
          </table:table-cell>
          <table:table-cell office:value-type="percentage" office:value="0.88435026666518279" table:style-name="ce83">
            <text:p>88,4%</text:p>
          </table:table-cell>
          <table:table-cell office:value-type="float" office:value="450397" table:style-name="ce82">
            <text:p>450.397</text:p>
          </table:table-cell>
          <table:table-cell office:value-type="percentage" office:value="0.86749002530819663" table:style-name="ce83">
            <text:p>86,7%</text:p>
          </table:table-cell>
          <table:table-cell office:value-type="float" office:value="408830" table:style-name="ce82">
            <text:p>408.830</text:p>
          </table:table-cell>
          <table:table-cell office:value-type="percentage" office:value="0.92923951231015578" table:style-name="ce83">
            <text:p>92,9%</text:p>
          </table:table-cell>
          <table:table-cell office:value-type="float" office:value="4198955" table:style-name="ce82">
            <text:p>4.198.955</text:p>
          </table:table-cell>
          <table:table-cell office:value-type="float" office:value="4528081.8524599997" table:style-name="ce82">
            <text:p>4.528.082</text:p>
          </table:table-cell>
          <table:table-cell office:value-type="percentage" office:value="0.92731428821650097" table:style-name="ce83">
            <text:p>92,7%</text:p>
          </table:table-cell>
          <table:table-cell office:value-type="percentage" office:value="0.82777988436551686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2" table:style-name="ce82">
            <text:p>96.192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6" table:style-name="ce82">
            <text:p>133.526</text:p>
          </table:table-cell>
          <table:table-cell office:value-type="percentage" office:value="0.98665186467587396" table:style-name="ce83">
            <text:p>98,7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890171255901492" table:style-name="ce83">
            <text:p>96,9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4736717221130617" table:style-name="ce83">
            <text:p>94,7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90603309186401748" table:style-name="ce83">
            <text:p>90,6%</text:p>
          </table:table-cell>
          <table:table-cell office:value-type="float" office:value="95839" table:style-name="ce82">
            <text:p>95.839</text:p>
          </table:table-cell>
          <table:table-cell office:value-type="percentage" office:value="0.86487374965344765" table:style-name="ce83">
            <text:p>86,5%</text:p>
          </table:table-cell>
          <table:table-cell office:value-type="float" office:value="81519" table:style-name="ce82">
            <text:p>81.519</text:p>
          </table:table-cell>
          <table:table-cell office:value-type="percentage" office:value="0.95153832569820751" table:style-name="ce83">
            <text:p>95,2%</text:p>
          </table:table-cell>
          <table:table-cell office:value-type="float" office:value="910433" table:style-name="ce82">
            <text:p>910.433</text:p>
          </table:table-cell>
          <table:table-cell office:value-type="float" office:value="948307.09296599997" table:style-name="ce82">
            <text:p>948.307</text:p>
          </table:table-cell>
          <table:table-cell office:value-type="percentage" office:value="0.96006136277274701" table:style-name="ce83">
            <text:p>96,0%</text:p>
          </table:table-cell>
          <table:table-cell office:value-type="percentage" office:value="0.86434848847854751" table:style-name="ce83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96" table:style-name="ce82">
            <text:p>243.196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4" table:style-name="ce82">
            <text:p>292.474</text:p>
          </table:table-cell>
          <table:table-cell office:value-type="percentage" office:value="0.99081007167603863" table:style-name="ce83">
            <text:p>99,1%</text:p>
          </table:table-cell>
          <table:table-cell office:value-type="float" office:value="348428" table:style-name="ce82">
            <text:p>348.428</text:p>
          </table:table-cell>
          <table:table-cell office:value-type="percentage" office:value="0.96722709904134019" table:style-name="ce83">
            <text:p>96,7%</text:p>
          </table:table-cell>
          <table:table-cell office:value-type="float" office:value="394084" table:style-name="ce82">
            <text:p>394.084</text:p>
          </table:table-cell>
          <table:table-cell office:value-type="percentage" office:value="0.95363044327210356" table:style-name="ce83">
            <text:p>95,4%</text:p>
          </table:table-cell>
          <table:table-cell office:value-type="float" office:value="412908" table:style-name="ce82">
            <text:p>412.908</text:p>
          </table:table-cell>
          <table:table-cell office:value-type="percentage" office:value="0.93890979381722273" table:style-name="ce83">
            <text:p>93,9%</text:p>
          </table:table-cell>
          <table:table-cell office:value-type="float" office:value="269418" table:style-name="ce82">
            <text:p>269.418</text:p>
          </table:table-cell>
          <table:table-cell office:value-type="percentage" office:value="0.90892763719226455" table:style-name="ce83">
            <text:p>90,9%</text:p>
          </table:table-cell>
          <table:table-cell office:value-type="float" office:value="205266" table:style-name="ce82">
            <text:p>205.266</text:p>
          </table:table-cell>
          <table:table-cell office:value-type="percentage" office:value="0.89407082675523464" table:style-name="ce83">
            <text:p>89,4%</text:p>
          </table:table-cell>
          <table:table-cell office:value-type="float" office:value="177429" table:style-name="ce82">
            <text:p>177.429</text:p>
          </table:table-cell>
          <table:table-cell office:value-type="percentage" office:value="0.95370683447897286" table:style-name="ce83">
            <text:p>95,4%</text:p>
          </table:table-cell>
          <table:table-cell office:value-type="float" office:value="2343203" table:style-name="ce82">
            <text:p>2.343.203</text:p>
          </table:table-cell>
          <table:table-cell office:value-type="float" office:value="2457737.9663920002" table:style-name="ce82">
            <text:p>2.457.738</text:p>
          </table:table-cell>
          <table:table-cell office:value-type="percentage" office:value="0.95339821902977739" table:style-name="ce83">
            <text:p>95,3%</text:p>
          </table:table-cell>
          <table:table-cell office:value-type="percentage" office:value="0.87060790478641603" table:style-name="ce8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4" table:style-name="ce82">
            <text:p>23.504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1" table:style-name="ce82">
            <text:p>38.561</text:p>
          </table:table-cell>
          <table:table-cell office:value-type="percentage" office:value="0.97358154754415704" table:style-name="ce83">
            <text:p>97,4%</text:p>
          </table:table-cell>
          <table:table-cell office:value-type="float" office:value="46002" table:style-name="ce82">
            <text:p>46.002</text:p>
          </table:table-cell>
          <table:table-cell office:value-type="percentage" office:value="0.96380592916788554" table:style-name="ce83">
            <text:p>96,4%</text:p>
          </table:table-cell>
          <table:table-cell office:value-type="float" office:value="48572" table:style-name="ce82">
            <text:p>48.572</text:p>
          </table:table-cell>
          <table:table-cell office:value-type="percentage" office:value="0.94907649300174302" table:style-name="ce83">
            <text:p>94,9%</text:p>
          </table:table-cell>
          <table:table-cell office:value-type="float" office:value="32653" table:style-name="ce82">
            <text:p>32.653</text:p>
          </table:table-cell>
          <table:table-cell office:value-type="percentage" office:value="0.91132120255572147" table:style-name="ce83">
            <text:p>91,1%</text:p>
          </table:table-cell>
          <table:table-cell office:value-type="float" office:value="25922" table:style-name="ce82">
            <text:p>25.922</text:p>
          </table:table-cell>
          <table:table-cell office:value-type="percentage" office:value="0.85629251213892266" table:style-name="ce83">
            <text:p>85,6%</text:p>
          </table:table-cell>
          <table:table-cell office:value-type="float" office:value="25596" table:style-name="ce82">
            <text:p>25.596</text:p>
          </table:table-cell>
          <table:table-cell office:value-type="percentage" office:value="0.96638387905977319" table:style-name="ce83">
            <text:p>96,6%</text:p>
          </table:table-cell>
          <table:table-cell office:value-type="float" office:value="269608" table:style-name="ce82">
            <text:p>269.608</text:p>
          </table:table-cell>
          <table:table-cell office:value-type="float" office:value="281978.88969400001" table:style-name="ce82">
            <text:p>281.979</text:p>
          </table:table-cell>
          <table:table-cell office:value-type="percentage" office:value="0.95612831262856324" table:style-name="ce83">
            <text:p>95,6%</text:p>
          </table:table-cell>
          <table:table-cell office:value-type="percentage" office:value="0.85341771556027501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600" table:style-name="ce82">
            <text:p>375.600</text:p>
          </table:table-cell>
          <table:table-cell office:value-type="percentage" office:value="1" table:style-name="ce83">
            <text:p>100,0%</text:p>
          </table:table-cell>
          <table:table-cell office:value-type="float" office:value="513362" table:style-name="ce82">
            <text:p>513.362</text:p>
          </table:table-cell>
          <table:table-cell office:value-type="percentage" office:value="0.95105499971957563" table:style-name="ce83">
            <text:p>95,1%</text:p>
          </table:table-cell>
          <table:table-cell office:value-type="float" office:value="695247" table:style-name="ce82">
            <text:p>695.247</text:p>
          </table:table-cell>
          <table:table-cell office:value-type="percentage" office:value="0.94189928962030023" table:style-name="ce83">
            <text:p>94,2%</text:p>
          </table:table-cell>
          <table:table-cell office:value-type="float" office:value="951946" table:style-name="ce82">
            <text:p>951.946</text:p>
          </table:table-cell>
          <table:table-cell office:value-type="percentage" office:value="0.94163895586664348" table:style-name="ce83">
            <text:p>94,2%</text:p>
          </table:table-cell>
          <table:table-cell office:value-type="float" office:value="1055724" table:style-name="ce82">
            <text:p>1.055.724</text:p>
          </table:table-cell>
          <table:table-cell office:value-type="percentage" office:value="0.9231906978256128" table:style-name="ce83">
            <text:p>92,3%</text:p>
          </table:table-cell>
          <table:table-cell office:value-type="float" office:value="784534" table:style-name="ce82">
            <text:p>784.534</text:p>
          </table:table-cell>
          <table:table-cell office:value-type="percentage" office:value="0.89410536292015907" table:style-name="ce83">
            <text:p>89,4%</text:p>
          </table:table-cell>
          <table:table-cell office:value-type="float" office:value="642130" table:style-name="ce82">
            <text:p>642.130</text:p>
          </table:table-cell>
          <table:table-cell office:value-type="percentage" office:value="0.86608965977079733" table:style-name="ce83">
            <text:p>86,6%</text:p>
          </table:table-cell>
          <table:table-cell office:value-type="float" office:value="509776" table:style-name="ce82">
            <text:p>509.776</text:p>
          </table:table-cell>
          <table:table-cell office:value-type="percentage" office:value="0.87849858008680137" table:style-name="ce83">
            <text:p>87,8%</text:p>
          </table:table-cell>
          <table:table-cell office:value-type="float" office:value="5528319" table:style-name="ce82">
            <text:p>5.528.319</text:p>
          </table:table-cell>
          <table:table-cell office:value-type="float" office:value="6006507.0008919984" table:style-name="ce82">
            <text:p>6.006.507</text:p>
          </table:table-cell>
          <table:table-cell office:value-type="percentage" office:value="0.92038833870983838" table:style-name="ce83">
            <text:p>92,0%</text:p>
          </table:table-cell>
          <table:table-cell office:value-type="percentage" office:value="0.8166663380818987" table:style-name="ce83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7" table:style-name="ce82">
            <text:p>72.917</text:p>
          </table:table-cell>
          <table:table-cell office:value-type="percentage" office:value="1" table:style-name="ce83">
            <text:p>100,0%</text:p>
          </table:table-cell>
          <table:table-cell office:value-type="float" office:value="103967" table:style-name="ce82">
            <text:p>103.967</text:p>
          </table:table-cell>
          <table:table-cell office:value-type="percentage" office:value="0.97220534819243087" table:style-name="ce83">
            <text:p>97,2%</text:p>
          </table:table-cell>
          <table:table-cell office:value-type="float" office:value="149970" table:style-name="ce82">
            <text:p>149.970</text:p>
          </table:table-cell>
          <table:table-cell office:value-type="percentage" office:value="0.94426299863310115" table:style-name="ce83">
            <text:p>94,4%</text:p>
          </table:table-cell>
          <table:table-cell office:value-type="float" office:value="210169" table:style-name="ce82">
            <text:p>210.169</text:p>
          </table:table-cell>
          <table:table-cell office:value-type="percentage" office:value="0.94483767880218106" table:style-name="ce83">
            <text:p>94,5%</text:p>
          </table:table-cell>
          <table:table-cell office:value-type="float" office:value="237219" table:style-name="ce82">
            <text:p>237.219</text:p>
          </table:table-cell>
          <table:table-cell office:value-type="percentage" office:value="0.94086293958092793" table:style-name="ce83">
            <text:p>94,1%</text:p>
          </table:table-cell>
          <table:table-cell office:value-type="float" office:value="175374" table:style-name="ce82">
            <text:p>175.374</text:p>
          </table:table-cell>
          <table:table-cell office:value-type="percentage" office:value="0.89971967205254" table:style-name="ce83">
            <text:p>90,0%</text:p>
          </table:table-cell>
          <table:table-cell office:value-type="float" office:value="150771" table:style-name="ce82">
            <text:p>150.771</text:p>
          </table:table-cell>
          <table:table-cell office:value-type="percentage" office:value="0.85527753769840409" table:style-name="ce83">
            <text:p>85,5%</text:p>
          </table:table-cell>
          <table:table-cell office:value-type="float" office:value="132827" table:style-name="ce82">
            <text:p>132.827</text:p>
          </table:table-cell>
          <table:table-cell office:value-type="percentage" office:value="0.90757720340941217" table:style-name="ce83">
            <text:p>90,8%</text:p>
          </table:table-cell>
          <table:table-cell office:value-type="float" office:value="1233214" table:style-name="ce82">
            <text:p>1.233.214</text:p>
          </table:table-cell>
          <table:table-cell office:value-type="float" office:value="1329419.0966020001" table:style-name="ce82">
            <text:p>1.329.419</text:p>
          </table:table-cell>
          <table:table-cell office:value-type="percentage" office:value="0.92763373352473977" table:style-name="ce83">
            <text:p>92,8%</text:p>
          </table:table-cell>
          <table:table-cell office:value-type="percentage" office:value="0.80998419282946232" table:style-name="ce83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1" table:style-name="ce82">
            <text:p>56.021</text:p>
          </table:table-cell>
          <table:table-cell office:value-type="percentage" office:value="0.96737600967211501" table:style-name="ce83">
            <text:p>96,7%</text:p>
          </table:table-cell>
          <table:table-cell office:value-type="float" office:value="72669" table:style-name="ce82">
            <text:p>72.669</text:p>
          </table:table-cell>
          <table:table-cell office:value-type="percentage" office:value="0.93767342293763911" table:style-name="ce83">
            <text:p>93,8%</text:p>
          </table:table-cell>
          <table:table-cell office:value-type="float" office:value="92602" table:style-name="ce82">
            <text:p>92.602</text:p>
          </table:table-cell>
          <table:table-cell office:value-type="percentage" office:value="0.93538959661144816" table:style-name="ce83">
            <text:p>93,5%</text:p>
          </table:table-cell>
          <table:table-cell office:value-type="float" office:value="96711" table:style-name="ce82">
            <text:p>96.711</text:p>
          </table:table-cell>
          <table:table-cell office:value-type="percentage" office:value="0.92546722577511698" table:style-name="ce83">
            <text:p>92,5%</text:p>
          </table:table-cell>
          <table:table-cell office:value-type="float" office:value="66186" table:style-name="ce82">
            <text:p>66.186</text:p>
          </table:table-cell>
          <table:table-cell office:value-type="percentage" office:value="0.89017894829436406" table:style-name="ce83">
            <text:p>89,0%</text:p>
          </table:table-cell>
          <table:table-cell office:value-type="float" office:value="60188" table:style-name="ce82">
            <text:p>60.188</text:p>
          </table:table-cell>
          <table:table-cell office:value-type="percentage" office:value="0.86207948776949417" table:style-name="ce83">
            <text:p>86,2%</text:p>
          </table:table-cell>
          <table:table-cell office:value-type="float" office:value="53419" table:style-name="ce82">
            <text:p>53.419</text:p>
          </table:table-cell>
          <table:table-cell office:value-type="percentage" office:value="0.91596651507731774" table:style-name="ce83">
            <text:p>91,6%</text:p>
          </table:table-cell>
          <table:table-cell office:value-type="float" office:value="540394" table:style-name="ce82">
            <text:p>540.394</text:p>
          </table:table-cell>
          <table:table-cell office:value-type="float" office:value="583256.26343300007" table:style-name="ce82">
            <text:p>583.256</text:p>
          </table:table-cell>
          <table:table-cell office:value-type="percentage" office:value="0.92651212490935597" table:style-name="ce83">
            <text:p>92,7%</text:p>
          </table:table-cell>
          <table:table-cell office:value-type="percentage" office:value="0.81982874708784248" table:style-name="ce83">
            <text:p>82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37" table:style-name="ce82">
            <text:p>165.537</text:p>
          </table:table-cell>
          <table:table-cell office:value-type="percentage" office:value="1" table:style-name="ce83">
            <text:p>100,0%</text:p>
          </table:table-cell>
          <table:table-cell office:value-type="float" office:value="215448" table:style-name="ce82">
            <text:p>215.448</text:p>
          </table:table-cell>
          <table:table-cell office:value-type="percentage" office:value="0.97793221462581981" table:style-name="ce83">
            <text:p>97,8%</text:p>
          </table:table-cell>
          <table:table-cell office:value-type="float" office:value="281989" table:style-name="ce82">
            <text:p>281.989</text:p>
          </table:table-cell>
          <table:table-cell office:value-type="percentage" office:value="0.97549090517886228" table:style-name="ce83">
            <text:p>97,5%</text:p>
          </table:table-cell>
          <table:table-cell office:value-type="float" office:value="328545" table:style-name="ce82">
            <text:p>328.545</text:p>
          </table:table-cell>
          <table:table-cell office:value-type="percentage" office:value="0.96851100702788884" table:style-name="ce83">
            <text:p>96,9%</text:p>
          </table:table-cell>
          <table:table-cell office:value-type="float" office:value="327749" table:style-name="ce82">
            <text:p>327.749</text:p>
          </table:table-cell>
          <table:table-cell office:value-type="percentage" office:value="0.96217349312911304" table:style-name="ce83">
            <text:p>96,2%</text:p>
          </table:table-cell>
          <table:table-cell office:value-type="float" office:value="213413" table:style-name="ce82">
            <text:p>213.413</text:p>
          </table:table-cell>
          <table:table-cell office:value-type="percentage" office:value="0.93635568032822081" table:style-name="ce83">
            <text:p>93,6%</text:p>
          </table:table-cell>
          <table:table-cell office:value-type="float" office:value="177013" table:style-name="ce82">
            <text:p>177.013</text:p>
          </table:table-cell>
          <table:table-cell office:value-type="percentage" office:value="0.87946609487081928" table:style-name="ce83">
            <text:p>87,9%</text:p>
          </table:table-cell>
          <table:table-cell office:value-type="float" office:value="161331" table:style-name="ce82">
            <text:p>161.331</text:p>
          </table:table-cell>
          <table:table-cell office:value-type="percentage" office:value="0.91978332549167918" table:style-name="ce83">
            <text:p>92,0%</text:p>
          </table:table-cell>
          <table:table-cell office:value-type="float" office:value="1871025" table:style-name="ce82">
            <text:p>1.871.025</text:p>
          </table:table-cell>
          <table:table-cell office:value-type="float" office:value="1953592.4880969999" table:style-name="ce82">
            <text:p>1.953.592</text:p>
          </table:table-cell>
          <table:table-cell office:value-type="percentage" office:value="0.95773556225258161" table:style-name="ce83">
            <text:p>95,8%</text:p>
          </table:table-cell>
          <table:table-cell office:value-type="percentage" office:value="0.85948358961317373" table:style-name="ce83">
            <text:p>85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448220373366912" table:style-name="ce83">
            <text:p>85,4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638859712326302" table:style-name="ce83">
            <text:p>89,6%</text:p>
          </table:table-cell>
          <table:table-cell office:value-type="float" office:value="7731" table:style-name="ce82">
            <text:p>7.731</text:p>
          </table:table-cell>
          <table:table-cell office:value-type="percentage" office:value="0.9026409256992437" table:style-name="ce83">
            <text:p>90,3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3184451824097136" table:style-name="ce83">
            <text:p>93,2%</text:p>
          </table:table-cell>
          <table:table-cell office:value-type="float" office:value="11357" table:style-name="ce82">
            <text:p>11.357</text:p>
          </table:table-cell>
          <table:table-cell office:value-type="percentage" office:value="0.93306314926799139" table:style-name="ce83">
            <text:p>93,3%</text:p>
          </table:table-cell>
          <table:table-cell office:value-type="float" office:value="9677" table:style-name="ce82">
            <text:p>9.677</text:p>
          </table:table-cell>
          <table:table-cell office:value-type="percentage" office:value="0.87289270764163107" table:style-name="ce83">
            <text:p>87,3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395799735631511" table:style-name="ce83">
            <text:p>91,4%</text:p>
          </table:table-cell>
          <table:table-cell office:value-type="float" office:value="9926" table:style-name="ce82">
            <text:p>9.926</text:p>
          </table:table-cell>
          <table:table-cell office:value-type="percentage" office:value="1.0586886015440053" table:style-name="ce83">
            <text:p>105,9%</text:p>
          </table:table-cell>
          <table:table-cell office:value-type="float" office:value="65696" table:style-name="ce82">
            <text:p>65.696</text:p>
          </table:table-cell>
          <table:table-cell office:value-type="float" office:value="70789.104772000006" table:style-name="ce82">
            <text:p>70.789</text:p>
          </table:table-cell>
          <table:table-cell office:value-type="percentage" office:value="0.9280524200948147" table:style-name="ce83">
            <text:p>92,8%</text:p>
          </table:table-cell>
          <table:table-cell office:value-type="percentage" office:value="0.79619426035111829" table:style-name="ce83">
            <text:p>79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6173174887436488" table:style-name="ce83">
            <text:p>86,2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88192501940329449" table:style-name="ce83">
            <text:p>88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1545390949307492" table:style-name="ce83">
            <text:p>91,5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5544726850100992" table:style-name="ce83">
            <text:p>95,5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9168995942426585" table:style-name="ce83">
            <text:p>99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7854561790873931" table:style-name="ce83">
            <text:p>87,9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7942642608332422" table:style-name="ce83">
            <text:p>87,9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7258001656581683" table:style-name="ce83">
            <text:p>97,3%</text:p>
          </table:table-cell>
          <table:table-cell office:value-type="float" office:value="63119" table:style-name="ce82">
            <text:p>63.119</text:p>
          </table:table-cell>
          <table:table-cell office:value-type="float" office:value="68173.882384000011" table:style-name="ce82">
            <text:p>68.174</text:p>
          </table:table-cell>
          <table:table-cell office:value-type="percentage" office:value="0.92585309495023915" table:style-name="ce83">
            <text:p>92,6%</text:p>
          </table:table-cell>
          <table:table-cell office:value-type="percentage" office:value="0.75831655487523153" table:style-name="ce83">
            <text:p>75,8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9" table:style-name="ce82">
            <text:p>22.699</text:p>
          </table:table-cell>
          <table:table-cell office:value-type="string" table:style-name="ce83">
            <text:p>-</text:p>
          </table:table-cell>
          <table:table-cell office:value-type="float" office:value="32685" table:style-name="ce82">
            <text:p>32.685</text:p>
          </table:table-cell>
          <table:table-cell office:value-type="string" table:style-name="ce83">
            <text:p>-</text:p>
          </table:table-cell>
          <table:table-cell office:value-type="float" office:value="25141" table:style-name="ce82">
            <text:p>25.141</text:p>
          </table:table-cell>
          <table:table-cell office:value-type="string" table:style-name="ce83">
            <text:p>-</text:p>
          </table:table-cell>
          <table:table-cell office:value-type="float" office:value="1239" table:style-name="ce82">
            <text:p>1.239</text:p>
          </table:table-cell>
          <table:table-cell office:value-type="string" table:style-name="ce83">
            <text:p>-</text:p>
          </table:table-cell>
          <table:table-cell office:value-type="float" office:value="95177" table:style-name="ce82">
            <text:p>95.177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69" table:style-name="ce85">
            <text:p>1.969</text:p>
          </table:table-cell>
          <table:table-cell office:value-type="string" table:style-name="ce86">
            <text:p>-</text:p>
          </table:table-cell>
          <table:table-cell office:value-type="float" office:value="2429" table:style-name="ce85">
            <text:p>2.429</text:p>
          </table:table-cell>
          <table:table-cell office:value-type="string" table:style-name="ce86">
            <text:p>-</text:p>
          </table:table-cell>
          <table:table-cell office:value-type="float" office:value="2129" table:style-name="ce85">
            <text:p>2.129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26" table:style-name="ce85">
            <text:p>8.126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799" table:style-name="ce89">
            <text:p>2.952.799</text:p>
          </table:table-cell>
          <table:table-cell office:value-type="percentage" office:value="1" table:style-name="ce90">
            <text:p>100,0%</text:p>
          </table:table-cell>
          <table:table-cell office:value-type="float" office:value="3970658" table:style-name="ce89">
            <text:p>3.970.658</text:p>
          </table:table-cell>
          <table:table-cell office:value-type="percentage" office:value="0.97124561551275412" table:style-name="ce90">
            <text:p>97,1%</text:p>
          </table:table-cell>
          <table:table-cell office:value-type="float" office:value="5340978" table:style-name="ce89">
            <text:p>5.340.978</text:p>
          </table:table-cell>
          <table:table-cell office:value-type="percentage" office:value="0.94544531801394482" table:style-name="ce90">
            <text:p>94,5%</text:p>
          </table:table-cell>
          <table:table-cell office:value-type="float" office:value="6775750" table:style-name="ce89">
            <text:p>6.775.750</text:p>
          </table:table-cell>
          <table:table-cell office:value-type="percentage" office:value="0.9373075566146305" table:style-name="ce90">
            <text:p>93,7%</text:p>
          </table:table-cell>
          <table:table-cell office:value-type="float" office:value="7143269" table:style-name="ce89">
            <text:p>7.143.269</text:p>
          </table:table-cell>
          <table:table-cell office:value-type="percentage" office:value="0.92322932480950837" table:style-name="ce90">
            <text:p>92,3%</text:p>
          </table:table-cell>
          <table:table-cell office:value-type="float" office:value="5141489" table:style-name="ce89">
            <text:p>5.141.489</text:p>
          </table:table-cell>
          <table:table-cell office:value-type="percentage" office:value="0.88859306341060385" table:style-name="ce90">
            <text:p>88,9%</text:p>
          </table:table-cell>
          <table:table-cell office:value-type="float" office:value="4268955" table:style-name="ce89">
            <text:p>4.268.955</text:p>
          </table:table-cell>
          <table:table-cell office:value-type="percentage" office:value="0.86363218760177185" table:style-name="ce90">
            <text:p>86,4%</text:p>
          </table:table-cell>
          <table:table-cell office:value-type="float" office:value="3687045" table:style-name="ce89">
            <text:p>3.687.045</text:p>
          </table:table-cell>
          <table:table-cell office:value-type="percentage" office:value="0.91386107284929874" table:style-name="ce90">
            <text:p>91,4%</text:p>
          </table:table-cell>
          <table:table-cell office:value-type="float" office:value="39280943" table:style-name="ce89">
            <text:p>39.280.943</text:p>
          </table:table-cell>
          <table:table-cell office:value-type="float" office:value="42350585.205100007" table:style-name="ce89">
            <text:p>42.350.585</text:p>
          </table:table-cell>
          <table:table-cell office:value-type="percentage" office:value="0.92751830487739395" table:style-name="ce90">
            <text:p>92,8%</text:p>
          </table:table-cell>
          <table:table-cell office:value-type="percentage" office:value="0.82813719683849651" table:style-name="ce90">
            <text:p>82,8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5" table:style-name="ce92">
            <text:p>653.115</text:p>
          </table:table-cell>
          <table:table-cell office:value-type="percentage" office:value="0.97146779725374155" table:style-name="ce93">
            <text:p>97,1%</text:p>
          </table:table-cell>
          <table:table-cell office:value-type="float" office:value="934179" table:style-name="ce92">
            <text:p>934.179</text:p>
          </table:table-cell>
          <table:table-cell office:value-type="percentage" office:value="0.94467443176687982" table:style-name="ce93">
            <text:p>94,5%</text:p>
          </table:table-cell>
          <table:table-cell office:value-type="float" office:value="1222996" table:style-name="ce92">
            <text:p>1.222.996</text:p>
          </table:table-cell>
          <table:table-cell office:value-type="percentage" office:value="0.93665043548051152" table:style-name="ce93">
            <text:p>93,7%</text:p>
          </table:table-cell>
          <table:table-cell office:value-type="float" office:value="1268163" table:style-name="ce92">
            <text:p>1.268.163</text:p>
          </table:table-cell>
          <table:table-cell office:value-type="percentage" office:value="0.92088767476636391" table:style-name="ce93">
            <text:p>92,1%</text:p>
          </table:table-cell>
          <table:table-cell office:value-type="float" office:value="954112" table:style-name="ce92">
            <text:p>954.112</text:p>
          </table:table-cell>
          <table:table-cell office:value-type="percentage" office:value="0.88422374265860004" table:style-name="ce93">
            <text:p>88,4%</text:p>
          </table:table-cell>
          <table:table-cell office:value-type="float" office:value="794927" table:style-name="ce92">
            <text:p>794.927</text:p>
          </table:table-cell>
          <table:table-cell office:value-type="percentage" office:value="0.85936812348593006" table:style-name="ce93">
            <text:p>85,9%</text:p>
          </table:table-cell>
          <table:table-cell office:value-type="float" office:value="761015" table:style-name="ce92">
            <text:p>761.015</text:p>
          </table:table-cell>
          <table:table-cell office:value-type="percentage" office:value="0.97421229587958091" table:style-name="ce93">
            <text:p>97,4%</text:p>
          </table:table-cell>
          <table:table-cell office:value-type="float" office:value="7019417" table:style-name="ce92">
            <text:p>7.019.417</text:p>
          </table:table-cell>
          <table:table-cell office:value-type="float" office:value="7549680.891117" table:style-name="ce92">
            <text:p>7.549.681</text:p>
          </table:table-cell>
          <table:table-cell office:value-type="percentage" office:value="0.92976340341206853" table:style-name="ce93">
            <text:p>93,0%</text:p>
          </table:table-cell>
          <table:table-cell office:value-type="percentage" office:value="0.82396164289087981" table:style-name="ce93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4" table:style-name="ce94">
            <text:p>119.284</text:p>
          </table:table-cell>
          <table:table-cell office:value-type="percentage" office:value="0.98518704356753406" table:style-name="ce95">
            <text:p>98,5%</text:p>
          </table:table-cell>
          <table:table-cell office:value-type="float" office:value="155588" table:style-name="ce94">
            <text:p>155.588</text:p>
          </table:table-cell>
          <table:table-cell office:value-type="percentage" office:value="0.94931910053467827" table:style-name="ce95">
            <text:p>94,9%</text:p>
          </table:table-cell>
          <table:table-cell office:value-type="float" office:value="188560" table:style-name="ce94">
            <text:p>188.560</text:p>
          </table:table-cell>
          <table:table-cell office:value-type="percentage" office:value="0.94185119296754494" table:style-name="ce95">
            <text:p>94,2%</text:p>
          </table:table-cell>
          <table:table-cell office:value-type="float" office:value="191304" table:style-name="ce94">
            <text:p>191.304</text:p>
          </table:table-cell>
          <table:table-cell office:value-type="percentage" office:value="0.92560741478208286" table:style-name="ce95">
            <text:p>92,6%</text:p>
          </table:table-cell>
          <table:table-cell office:value-type="float" office:value="130316" table:style-name="ce94">
            <text:p>130.316</text:p>
          </table:table-cell>
          <table:table-cell office:value-type="percentage" office:value="0.87180849273655181" table:style-name="ce95">
            <text:p>87,2%</text:p>
          </table:table-cell>
          <table:table-cell office:value-type="float" office:value="108689" table:style-name="ce94">
            <text:p>108.689</text:p>
          </table:table-cell>
          <table:table-cell office:value-type="percentage" office:value="0.8337594548107482" table:style-name="ce95">
            <text:p>83,4%</text:p>
          </table:table-cell>
          <table:table-cell office:value-type="float" office:value="98429" table:style-name="ce94">
            <text:p>98.429</text:p>
          </table:table-cell>
          <table:table-cell office:value-type="percentage" office:value="0.91708255780201497" table:style-name="ce95">
            <text:p>91,7%</text:p>
          </table:table-cell>
          <table:table-cell office:value-type="float" office:value="1092715" table:style-name="ce94">
            <text:p>1.092.715</text:p>
          </table:table-cell>
          <table:table-cell office:value-type="float" office:value="1176072.6972429999" table:style-name="ce94">
            <text:p>1.176.073</text:p>
          </table:table-cell>
          <table:table-cell office:value-type="percentage" office:value="0.92912198587858508" table:style-name="ce95">
            <text:p>92,9%</text:p>
          </table:table-cell>
          <table:table-cell office:value-type="percentage" office:value="0.83149350983612524" table:style-name="ce95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40" table:style-name="ce94">
            <text:p>88.640</text:p>
          </table:table-cell>
          <table:table-cell office:value-type="percentage" office:value="1" table:style-name="ce95">
            <text:p>100,0%</text:p>
          </table:table-cell>
          <table:table-cell office:value-type="float" office:value="114699" table:style-name="ce94">
            <text:p>114.699</text:p>
          </table:table-cell>
          <table:table-cell office:value-type="percentage" office:value="0.9975229521427903" table:style-name="ce95">
            <text:p>99,8%</text:p>
          </table:table-cell>
          <table:table-cell office:value-type="float" office:value="149555" table:style-name="ce94">
            <text:p>149.555</text:p>
          </table:table-cell>
          <table:table-cell office:value-type="percentage" office:value="0.97162804532710212" table:style-name="ce95">
            <text:p>97,2%</text:p>
          </table:table-cell>
          <table:table-cell office:value-type="float" office:value="155008" table:style-name="ce94">
            <text:p>155.008</text:p>
          </table:table-cell>
          <table:table-cell office:value-type="percentage" office:value="0.95544101889069366" table:style-name="ce95">
            <text:p>95,5%</text:p>
          </table:table-cell>
          <table:table-cell office:value-type="float" office:value="152417" table:style-name="ce94">
            <text:p>152.417</text:p>
          </table:table-cell>
          <table:table-cell office:value-type="percentage" office:value="0.93354871813799944" table:style-name="ce95">
            <text:p>93,4%</text:p>
          </table:table-cell>
          <table:table-cell office:value-type="float" office:value="91974" table:style-name="ce94">
            <text:p>91.974</text:p>
          </table:table-cell>
          <table:table-cell office:value-type="percentage" office:value="0.89082011826260976" table:style-name="ce95">
            <text:p>89,1%</text:p>
          </table:table-cell>
          <table:table-cell office:value-type="float" office:value="67480" table:style-name="ce94">
            <text:p>67.480</text:p>
          </table:table-cell>
          <table:table-cell office:value-type="percentage" office:value="0.85855861336399164" table:style-name="ce95">
            <text:p>85,9%</text:p>
          </table:table-cell>
          <table:table-cell office:value-type="float" office:value="67215" table:style-name="ce94">
            <text:p>67.215</text:p>
          </table:table-cell>
          <table:table-cell office:value-type="percentage" office:value="1.0136894737935644" table:style-name="ce95">
            <text:p>101,4%</text:p>
          </table:table-cell>
          <table:table-cell office:value-type="float" office:value="886988" table:style-name="ce94">
            <text:p>886.988</text:p>
          </table:table-cell>
          <table:table-cell office:value-type="float" office:value="926948.79131500004" table:style-name="ce94">
            <text:p>926.949</text:p>
          </table:table-cell>
          <table:table-cell office:value-type="percentage" office:value="0.95688996879934396" table:style-name="ce95">
            <text:p>95,7%</text:p>
          </table:table-cell>
          <table:table-cell office:value-type="percentage" office:value="0.88149270585805162" table:style-name="ce95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187635392822534" table:style-name="ce95">
            <text:p>95,2%</text:p>
          </table:table-cell>
          <table:table-cell office:value-type="float" office:value="79894" table:style-name="ce94">
            <text:p>79.894</text:p>
          </table:table-cell>
          <table:table-cell office:value-type="percentage" office:value="0.88874359475254239" table:style-name="ce95">
            <text:p>88,9%</text:p>
          </table:table-cell>
          <table:table-cell office:value-type="float" office:value="112227" table:style-name="ce94">
            <text:p>112.227</text:p>
          </table:table-cell>
          <table:table-cell office:value-type="percentage" office:value="0.85833157286030226" table:style-name="ce95">
            <text:p>85,8%</text:p>
          </table:table-cell>
          <table:table-cell office:value-type="float" office:value="153230" table:style-name="ce94">
            <text:p>153.230</text:p>
          </table:table-cell>
          <table:table-cell office:value-type="percentage" office:value="0.84015515920847039" table:style-name="ce95">
            <text:p>84,0%</text:p>
          </table:table-cell>
          <table:table-cell office:value-type="float" office:value="173034" table:style-name="ce94">
            <text:p>173.034</text:p>
          </table:table-cell>
          <table:table-cell office:value-type="percentage" office:value="0.80106362999400993" table:style-name="ce95">
            <text:p>80,1%</text:p>
          </table:table-cell>
          <table:table-cell office:value-type="float" office:value="133816" table:style-name="ce94">
            <text:p>133.816</text:p>
          </table:table-cell>
          <table:table-cell office:value-type="percentage" office:value="0.74555801893233065" table:style-name="ce95">
            <text:p>74,6%</text:p>
          </table:table-cell>
          <table:table-cell office:value-type="float" office:value="103131" table:style-name="ce94">
            <text:p>103.131</text:p>
          </table:table-cell>
          <table:table-cell office:value-type="percentage" office:value="0.75835630656739517" table:style-name="ce95">
            <text:p>75,8%</text:p>
          </table:table-cell>
          <table:table-cell office:value-type="float" office:value="86055" table:style-name="ce94">
            <text:p>86.055</text:p>
          </table:table-cell>
          <table:table-cell office:value-type="percentage" office:value="0.85335920883702088" table:style-name="ce95">
            <text:p>85,3%</text:p>
          </table:table-cell>
          <table:table-cell office:value-type="float" office:value="892841" table:style-name="ce94">
            <text:p>892.841</text:p>
          </table:table-cell>
          <table:table-cell office:value-type="float" office:value="1089409.0493709999" table:style-name="ce94">
            <text:p>1.089.409</text:p>
          </table:table-cell>
          <table:table-cell office:value-type="percentage" office:value="0.81956451574870448" table:style-name="ce95">
            <text:p>82,0%</text:p>
          </table:table-cell>
          <table:table-cell office:value-type="percentage" office:value="0.72945722353635067" table:style-name="ce95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494" table:style-name="ce94">
            <text:p>93.494</text:p>
          </table:table-cell>
          <table:table-cell office:value-type="percentage" office:value="0.90615606695354733" table:style-name="ce95">
            <text:p>90,6%</text:p>
          </table:table-cell>
          <table:table-cell office:value-type="float" office:value="152807" table:style-name="ce94">
            <text:p>152.807</text:p>
          </table:table-cell>
          <table:table-cell office:value-type="percentage" office:value="0.88196459592102849" table:style-name="ce95">
            <text:p>88,2%</text:p>
          </table:table-cell>
          <table:table-cell office:value-type="float" office:value="226531" table:style-name="ce94">
            <text:p>226.531</text:p>
          </table:table-cell>
          <table:table-cell office:value-type="percentage" office:value="0.86724488597875005" table:style-name="ce95">
            <text:p>86,7%</text:p>
          </table:table-cell>
          <table:table-cell office:value-type="float" office:value="325226" table:style-name="ce94">
            <text:p>325.226</text:p>
          </table:table-cell>
          <table:table-cell office:value-type="percentage" office:value="0.8625156773622541" table:style-name="ce95">
            <text:p>86,3%</text:p>
          </table:table-cell>
          <table:table-cell office:value-type="float" office:value="322879" table:style-name="ce94">
            <text:p>322.879</text:p>
          </table:table-cell>
          <table:table-cell office:value-type="percentage" office:value="0.82941677188559715" table:style-name="ce95">
            <text:p>82,9%</text:p>
          </table:table-cell>
          <table:table-cell office:value-type="float" office:value="234543" table:style-name="ce94">
            <text:p>234.543</text:p>
          </table:table-cell>
          <table:table-cell office:value-type="percentage" office:value="0.7658193898287371" table:style-name="ce95">
            <text:p>76,6%</text:p>
          </table:table-cell>
          <table:table-cell office:value-type="float" office:value="192843" table:style-name="ce94">
            <text:p>192.843</text:p>
          </table:table-cell>
          <table:table-cell office:value-type="percentage" office:value="0.75742911370039945" table:style-name="ce95">
            <text:p>75,7%</text:p>
          </table:table-cell>
          <table:table-cell office:value-type="float" office:value="171482" table:style-name="ce94">
            <text:p>171.482</text:p>
          </table:table-cell>
          <table:table-cell office:value-type="percentage" office:value="0.93537397601234551" table:style-name="ce95">
            <text:p>93,5%</text:p>
          </table:table-cell>
          <table:table-cell office:value-type="float" office:value="1719805" table:style-name="ce94">
            <text:p>1.719.805</text:p>
          </table:table-cell>
          <table:table-cell office:value-type="float" office:value="2048188.859992" table:style-name="ce94">
            <text:p>2.048.189</text:p>
          </table:table-cell>
          <table:table-cell office:value-type="percentage" office:value="0.83967110337994777" table:style-name="ce95">
            <text:p>84,0%</text:p>
          </table:table-cell>
          <table:table-cell office:value-type="percentage" office:value="0.76359870232499283" table:style-name="ce9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1" table:style-name="ce94">
            <text:p>42.301</text:p>
          </table:table-cell>
          <table:table-cell office:value-type="percentage" office:value="1" table:style-name="ce95">
            <text:p>100,0%</text:p>
          </table:table-cell>
          <table:table-cell office:value-type="float" office:value="56125" table:style-name="ce94">
            <text:p>56.125</text:p>
          </table:table-cell>
          <table:table-cell office:value-type="percentage" office:value="0.98704463802961084" table:style-name="ce95">
            <text:p>98,7%</text:p>
          </table:table-cell>
          <table:table-cell office:value-type="float" office:value="77194" table:style-name="ce94">
            <text:p>77.194</text:p>
          </table:table-cell>
          <table:table-cell office:value-type="percentage" office:value="0.95292866116631958" table:style-name="ce95">
            <text:p>95,3%</text:p>
          </table:table-cell>
          <table:table-cell office:value-type="float" office:value="85155" table:style-name="ce94">
            <text:p>85.155</text:p>
          </table:table-cell>
          <table:table-cell office:value-type="percentage" office:value="0.93056059672168645" table:style-name="ce95">
            <text:p>93,1%</text:p>
          </table:table-cell>
          <table:table-cell office:value-type="float" office:value="89366" table:style-name="ce94">
            <text:p>89.366</text:p>
          </table:table-cell>
          <table:table-cell office:value-type="percentage" office:value="0.91996628452555607" table:style-name="ce95">
            <text:p>92,0%</text:p>
          </table:table-cell>
          <table:table-cell office:value-type="float" office:value="56835" table:style-name="ce94">
            <text:p>56.835</text:p>
          </table:table-cell>
          <table:table-cell office:value-type="percentage" office:value="0.88166923845816503" table:style-name="ce95">
            <text:p>88,2%</text:p>
          </table:table-cell>
          <table:table-cell office:value-type="float" office:value="43428" table:style-name="ce94">
            <text:p>43.428</text:p>
          </table:table-cell>
          <table:table-cell office:value-type="percentage" office:value="0.84856480576077675" table:style-name="ce95">
            <text:p>84,9%</text:p>
          </table:table-cell>
          <table:table-cell office:value-type="float" office:value="46246" table:style-name="ce94">
            <text:p>46.246</text:p>
          </table:table-cell>
          <table:table-cell office:value-type="percentage" office:value="0.9993966028582939" table:style-name="ce95">
            <text:p>99,9%</text:p>
          </table:table-cell>
          <table:table-cell office:value-type="float" office:value="496650" table:style-name="ce94">
            <text:p>496.650</text:p>
          </table:table-cell>
          <table:table-cell office:value-type="float" office:value="529709.28377600003" table:style-name="ce94">
            <text:p>529.709</text:p>
          </table:table-cell>
          <table:table-cell office:value-type="percentage" office:value="0.93758975953689361" table:style-name="ce95">
            <text:p>93,8%</text:p>
          </table:table-cell>
          <table:table-cell office:value-type="percentage" office:value="0.84989264435101752" table:style-name="ce95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80" table:style-name="ce94">
            <text:p>228.680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3" table:style-name="ce94">
            <text:p>251.363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2" table:style-name="ce94">
            <text:p>325.072</text:p>
          </table:table-cell>
          <table:table-cell office:value-type="percentage" office:value="0.96877243816014058" table:style-name="ce95">
            <text:p>96,9%</text:p>
          </table:table-cell>
          <table:table-cell office:value-type="float" office:value="356925" table:style-name="ce94">
            <text:p>356.925</text:p>
          </table:table-cell>
          <table:table-cell office:value-type="percentage" office:value="0.93822374814537168" table:style-name="ce95">
            <text:p>93,8%</text:p>
          </table:table-cell>
          <table:table-cell office:value-type="float" office:value="325080" table:style-name="ce94">
            <text:p>325.080</text:p>
          </table:table-cell>
          <table:table-cell office:value-type="percentage" office:value="0.91763264724867999" table:style-name="ce95">
            <text:p>91,8%</text:p>
          </table:table-cell>
          <table:table-cell office:value-type="float" office:value="217271" table:style-name="ce94">
            <text:p>217.271</text:p>
          </table:table-cell>
          <table:table-cell office:value-type="percentage" office:value="0.86949856881388377" table:style-name="ce95">
            <text:p>86,9%</text:p>
          </table:table-cell>
          <table:table-cell office:value-type="float" office:value="186666" table:style-name="ce94">
            <text:p>186.666</text:p>
          </table:table-cell>
          <table:table-cell office:value-type="percentage" office:value="0.88449548379466525" table:style-name="ce95">
            <text:p>88,4%</text:p>
          </table:table-cell>
          <table:table-cell office:value-type="float" office:value="198207" table:style-name="ce94">
            <text:p>198.207</text:p>
          </table:table-cell>
          <table:table-cell office:value-type="percentage" office:value="1.1713471683611603" table:style-name="ce95">
            <text:p>117,1%</text:p>
          </table:table-cell>
          <table:table-cell office:value-type="float" office:value="2089264" table:style-name="ce94">
            <text:p>2.089.264</text:p>
          </table:table-cell>
          <table:table-cell office:value-type="float" office:value="2168005.04715" table:style-name="ce94">
            <text:p>2.168.005</text:p>
          </table:table-cell>
          <table:table-cell office:value-type="percentage" office:value="0.96368041335811883" table:style-name="ce95">
            <text:p>96,4%</text:p>
          </table:table-cell>
          <table:table-cell office:value-type="percentage" office:value="0.87906566530095742" table:style-name="ce95">
            <text:p>87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56" table:style-name="ce94">
            <text:p>137.256</text:p>
          </table:table-cell>
          <table:table-cell office:value-type="percentage" office:value="1" table:style-name="ce95">
            <text:p>100,0%</text:p>
          </table:table-cell>
          <table:table-cell office:value-type="float" office:value="158476" table:style-name="ce94">
            <text:p>158.476</text:p>
          </table:table-cell>
          <table:table-cell office:value-type="percentage" office:value="0.98739227337672253" table:style-name="ce95">
            <text:p>98,7%</text:p>
          </table:table-cell>
          <table:table-cell office:value-type="float" office:value="223376" table:style-name="ce94">
            <text:p>223.376</text:p>
          </table:table-cell>
          <table:table-cell office:value-type="percentage" office:value="0.93933093747090279" table:style-name="ce95">
            <text:p>93,9%</text:p>
          </table:table-cell>
          <table:table-cell office:value-type="float" office:value="287045" table:style-name="ce94">
            <text:p>287.045</text:p>
          </table:table-cell>
          <table:table-cell office:value-type="percentage" office:value="0.91415304699027533" table:style-name="ce95">
            <text:p>91,4%</text:p>
          </table:table-cell>
          <table:table-cell office:value-type="float" office:value="287459" table:style-name="ce94">
            <text:p>287.459</text:p>
          </table:table-cell>
          <table:table-cell office:value-type="percentage" office:value="0.87391018144308619" table:style-name="ce95">
            <text:p>87,4%</text:p>
          </table:table-cell>
          <table:table-cell office:value-type="float" office:value="207212" table:style-name="ce94">
            <text:p>207.212</text:p>
          </table:table-cell>
          <table:table-cell office:value-type="percentage" office:value="0.82617848050771381" table:style-name="ce95">
            <text:p>82,6%</text:p>
          </table:table-cell>
          <table:table-cell office:value-type="float" office:value="174975" table:style-name="ce94">
            <text:p>174.975</text:p>
          </table:table-cell>
          <table:table-cell office:value-type="percentage" office:value="0.80179299507690016" table:style-name="ce95">
            <text:p>80,2%</text:p>
          </table:table-cell>
          <table:table-cell office:value-type="float" office:value="168012" table:style-name="ce94">
            <text:p>168.012</text:p>
          </table:table-cell>
          <table:table-cell office:value-type="percentage" office:value="0.93182640672130568" table:style-name="ce95">
            <text:p>93,2%</text:p>
          </table:table-cell>
          <table:table-cell office:value-type="float" office:value="1643811" table:style-name="ce94">
            <text:p>1.643.811</text:p>
          </table:table-cell>
          <table:table-cell office:value-type="float" office:value="1822885.5576559999" table:style-name="ce94">
            <text:p>1.822.886</text:p>
          </table:table-cell>
          <table:table-cell office:value-type="percentage" office:value="0.90176313762325977" table:style-name="ce95">
            <text:p>90,2%</text:p>
          </table:table-cell>
          <table:table-cell office:value-type="percentage" office:value="0.80186666075225266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68" table:style-name="ce94">
            <text:p>455.868</text:p>
          </table:table-cell>
          <table:table-cell office:value-type="percentage" office:value="1" table:style-name="ce95">
            <text:p>100,0%</text:p>
          </table:table-cell>
          <table:table-cell office:value-type="float" office:value="618660" table:style-name="ce94">
            <text:p>618.660</text:p>
          </table:table-cell>
          <table:table-cell office:value-type="percentage" office:value="0.95266144765141691" table:style-name="ce95">
            <text:p>95,3%</text:p>
          </table:table-cell>
          <table:table-cell office:value-type="float" office:value="802612" table:style-name="ce94">
            <text:p>802.612</text:p>
          </table:table-cell>
          <table:table-cell office:value-type="percentage" office:value="0.92542097621661268" table:style-name="ce95">
            <text:p>92,5%</text:p>
          </table:table-cell>
          <table:table-cell office:value-type="float" office:value="1040420" table:style-name="ce94">
            <text:p>1.040.420</text:p>
          </table:table-cell>
          <table:table-cell office:value-type="percentage" office:value="0.93196607480791627" table:style-name="ce95">
            <text:p>93,2%</text:p>
          </table:table-cell>
          <table:table-cell office:value-type="float" office:value="1157086" table:style-name="ce94">
            <text:p>1.157.086</text:p>
          </table:table-cell>
          <table:table-cell office:value-type="percentage" office:value="0.91910976012029744" table:style-name="ce95">
            <text:p>91,9%</text:p>
          </table:table-cell>
          <table:table-cell office:value-type="float" office:value="820728" table:style-name="ce94">
            <text:p>820.728</text:p>
          </table:table-cell>
          <table:table-cell office:value-type="percentage" office:value="0.86753506407507808" table:style-name="ce95">
            <text:p>86,8%</text:p>
          </table:table-cell>
          <table:table-cell office:value-type="float" office:value="685951" table:style-name="ce94">
            <text:p>685.951</text:p>
          </table:table-cell>
          <table:table-cell office:value-type="percentage" office:value="0.81993824048842257" table:style-name="ce95">
            <text:p>82,0%</text:p>
          </table:table-cell>
          <table:table-cell office:value-type="float" office:value="613598" table:style-name="ce94">
            <text:p>613.598</text:p>
          </table:table-cell>
          <table:table-cell office:value-type="percentage" office:value="0.89918419017607287" table:style-name="ce95">
            <text:p>89,9%</text:p>
          </table:table-cell>
          <table:table-cell office:value-type="float" office:value="6194923" table:style-name="ce94">
            <text:p>6.194.923</text:p>
          </table:table-cell>
          <table:table-cell office:value-type="float" office:value="6811841.3897879999" table:style-name="ce94">
            <text:p>6.811.841</text:p>
          </table:table-cell>
          <table:table-cell office:value-type="percentage" office:value="0.90943441655690105" table:style-name="ce95">
            <text:p>90,9%</text:p>
          </table:table-cell>
          <table:table-cell office:value-type="percentage" office:value="0.80671544930179073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1" table:style-name="ce94">
            <text:p>295.591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3" table:style-name="ce94">
            <text:p>435.753</text:p>
          </table:table-cell>
          <table:table-cell office:value-type="percentage" office:value="0.96849208671148257" table:style-name="ce95">
            <text:p>96,8%</text:p>
          </table:table-cell>
          <table:table-cell office:value-type="float" office:value="579769" table:style-name="ce94">
            <text:p>579.769</text:p>
          </table:table-cell>
          <table:table-cell office:value-type="percentage" office:value="0.94522521755321609" table:style-name="ce95">
            <text:p>94,5%</text:p>
          </table:table-cell>
          <table:table-cell office:value-type="float" office:value="733813" table:style-name="ce94">
            <text:p>733.813</text:p>
          </table:table-cell>
          <table:table-cell office:value-type="percentage" office:value="0.94480583681049468" table:style-name="ce95">
            <text:p>94,5%</text:p>
          </table:table-cell>
          <table:table-cell office:value-type="float" office:value="770050" table:style-name="ce94">
            <text:p>770.050</text:p>
          </table:table-cell>
          <table:table-cell office:value-type="percentage" office:value="0.92194927248345004" table:style-name="ce95">
            <text:p>92,2%</text:p>
          </table:table-cell>
          <table:table-cell office:value-type="float" office:value="530722" table:style-name="ce94">
            <text:p>530.722</text:p>
          </table:table-cell>
          <table:table-cell office:value-type="percentage" office:value="0.88196223727321943" table:style-name="ce95">
            <text:p>88,2%</text:p>
          </table:table-cell>
          <table:table-cell office:value-type="float" office:value="447415" table:style-name="ce94">
            <text:p>447.415</text:p>
          </table:table-cell>
          <table:table-cell office:value-type="percentage" office:value="0.86174652511732275" table:style-name="ce95">
            <text:p>86,2%</text:p>
          </table:table-cell>
          <table:table-cell office:value-type="float" office:value="430448" table:style-name="ce94">
            <text:p>430.448</text:p>
          </table:table-cell>
          <table:table-cell office:value-type="percentage" office:value="0.97837558299264227" table:style-name="ce95">
            <text:p>97,8%</text:p>
          </table:table-cell>
          <table:table-cell office:value-type="float" office:value="4223561" table:style-name="ce94">
            <text:p>4.223.561</text:p>
          </table:table-cell>
          <table:table-cell office:value-type="float" office:value="4528081.8524599997" table:style-name="ce94">
            <text:p>4.528.082</text:p>
          </table:table-cell>
          <table:table-cell office:value-type="percentage" office:value="0.93274837726386051" table:style-name="ce95">
            <text:p>93,3%</text:p>
          </table:table-cell>
          <table:table-cell office:value-type="percentage" office:value="0.83263069887405472" table:style-name="ce95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0.98212227798080098" table:style-name="ce95">
            <text:p>98,2%</text:p>
          </table:table-cell>
          <table:table-cell office:value-type="float" office:value="161626" table:style-name="ce94">
            <text:p>161.626</text:p>
          </table:table-cell>
          <table:table-cell office:value-type="percentage" office:value="0.96419486004410515" table:style-name="ce95">
            <text:p>96,4%</text:p>
          </table:table-cell>
          <table:table-cell office:value-type="float" office:value="146273" table:style-name="ce94">
            <text:p>146.273</text:p>
          </table:table-cell>
          <table:table-cell office:value-type="percentage" office:value="0.93967111080052612" table:style-name="ce95">
            <text:p>94,0%</text:p>
          </table:table-cell>
          <table:table-cell office:value-type="float" office:value="113416" table:style-name="ce94">
            <text:p>113.416</text:p>
          </table:table-cell>
          <table:table-cell office:value-type="percentage" office:value="0.89351462238032608" table:style-name="ce95">
            <text:p>89,4%</text:p>
          </table:table-cell>
          <table:table-cell office:value-type="float" office:value="93657" table:style-name="ce94">
            <text:p>93.657</text:p>
          </table:table-cell>
          <table:table-cell office:value-type="percentage" office:value="0.84518286680049814" table:style-name="ce95">
            <text:p>84,5%</text:p>
          </table:table-cell>
          <table:table-cell office:value-type="float" office:value="86645" table:style-name="ce94">
            <text:p>86.645</text:p>
          </table:table-cell>
          <table:table-cell office:value-type="percentage" office:value="1.0113720510570687" table:style-name="ce95">
            <text:p>101,1%</text:p>
          </table:table-cell>
          <table:table-cell office:value-type="float" office:value="908019" table:style-name="ce94">
            <text:p>908.019</text:p>
          </table:table-cell>
          <table:table-cell office:value-type="float" office:value="948307.09296599997" table:style-name="ce94">
            <text:p>948.307</text:p>
          </table:table-cell>
          <table:table-cell office:value-type="percentage" office:value="0.95751577388291831" table:style-name="ce95">
            <text:p>95,8%</text:p>
          </table:table-cell>
          <table:table-cell office:value-type="percentage" office:value="0.8620566808977731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31" table:style-name="ce94">
            <text:p>241.831</text:p>
          </table:table-cell>
          <table:table-cell office:value-type="percentage" office:value="1" table:style-name="ce95">
            <text:p>100,0%</text:p>
          </table:table-cell>
          <table:table-cell office:value-type="float" office:value="291599" table:style-name="ce94">
            <text:p>291.599</text:p>
          </table:table-cell>
          <table:table-cell office:value-type="percentage" office:value="0.98784584643647355" table:style-name="ce95">
            <text:p>98,8%</text:p>
          </table:table-cell>
          <table:table-cell office:value-type="float" office:value="348234" table:style-name="ce94">
            <text:p>348.234</text:p>
          </table:table-cell>
          <table:table-cell office:value-type="percentage" office:value="0.96668856006854231" table:style-name="ce95">
            <text:p>96,7%</text:p>
          </table:table-cell>
          <table:table-cell office:value-type="float" office:value="393060" table:style-name="ce94">
            <text:p>393.060</text:p>
          </table:table-cell>
          <table:table-cell office:value-type="percentage" office:value="0.95115250056468426" table:style-name="ce95">
            <text:p>95,1%</text:p>
          </table:table-cell>
          <table:table-cell office:value-type="float" office:value="411485" table:style-name="ce94">
            <text:p>411.485</text:p>
          </table:table-cell>
          <table:table-cell office:value-type="percentage" office:value="0.9356740400013559" table:style-name="ce95">
            <text:p>93,6%</text:p>
          </table:table-cell>
          <table:table-cell office:value-type="float" office:value="267548" table:style-name="ce94">
            <text:p>267.548</text:p>
          </table:table-cell>
          <table:table-cell office:value-type="percentage" office:value="0.90261887281293751" table:style-name="ce95">
            <text:p>90,3%</text:p>
          </table:table-cell>
          <table:table-cell office:value-type="float" office:value="202688" table:style-name="ce94">
            <text:p>202.688</text:p>
          </table:table-cell>
          <table:table-cell office:value-type="percentage" office:value="0.88284191114634181" table:style-name="ce95">
            <text:p>88,3%</text:p>
          </table:table-cell>
          <table:table-cell office:value-type="float" office:value="193188" table:style-name="ce94">
            <text:p>193.188</text:p>
          </table:table-cell>
          <table:table-cell office:value-type="percentage" office:value="1.038413765164228" table:style-name="ce95">
            <text:p>103,8%</text:p>
          </table:table-cell>
          <table:table-cell office:value-type="float" office:value="2349633" table:style-name="ce94">
            <text:p>2.349.633</text:p>
          </table:table-cell>
          <table:table-cell office:value-type="float" office:value="2457737.9663920002" table:style-name="ce94">
            <text:p>2.457.738</text:p>
          </table:table-cell>
          <table:table-cell office:value-type="percentage" office:value="0.95601444585620321" table:style-name="ce95">
            <text:p>95,6%</text:p>
          </table:table-cell>
          <table:table-cell office:value-type="percentage" office:value="0.87299694612332823" table:style-name="ce9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1" table:style-name="ce94">
            <text:p>25.131</text:p>
          </table:table-cell>
          <table:table-cell office:value-type="percentage" office:value="1" table:style-name="ce95">
            <text:p>100,0%</text:p>
          </table:table-cell>
          <table:table-cell office:value-type="float" office:value="30723" table:style-name="ce94">
            <text:p>30.723</text:p>
          </table:table-cell>
          <table:table-cell office:value-type="percentage" office:value="1" table:style-name="ce95">
            <text:p>100,0%</text:p>
          </table:table-cell>
          <table:table-cell office:value-type="float" office:value="39734" table:style-name="ce94">
            <text:p>39.734</text:p>
          </table:table-cell>
          <table:table-cell office:value-type="percentage" office:value="1.0031972513710625" table:style-name="ce95">
            <text:p>100,3%</text:p>
          </table:table-cell>
          <table:table-cell office:value-type="float" office:value="46343" table:style-name="ce94">
            <text:p>46.343</text:p>
          </table:table-cell>
          <table:table-cell office:value-type="percentage" office:value="0.97095035379825489" table:style-name="ce95">
            <text:p>97,1%</text:p>
          </table:table-cell>
          <table:table-cell office:value-type="float" office:value="48669" table:style-name="ce94">
            <text:p>48.669</text:p>
          </table:table-cell>
          <table:table-cell office:value-type="percentage" office:value="0.95097183228818727" table:style-name="ce95">
            <text:p>95,1%</text:p>
          </table:table-cell>
          <table:table-cell office:value-type="float" office:value="32493" table:style-name="ce94">
            <text:p>32.493</text:p>
          </table:table-cell>
          <table:table-cell office:value-type="percentage" office:value="0.90685572029041928" table:style-name="ce95">
            <text:p>90,7%</text:p>
          </table:table-cell>
          <table:table-cell office:value-type="float" office:value="25562" table:style-name="ce94">
            <text:p>25.562</text:p>
          </table:table-cell>
          <table:table-cell office:value-type="percentage" office:value="0.84440047817665076" table:style-name="ce95">
            <text:p>84,4%</text:p>
          </table:table-cell>
          <table:table-cell office:value-type="float" office:value="25755" table:style-name="ce94">
            <text:p>25.755</text:p>
          </table:table-cell>
          <table:table-cell office:value-type="percentage" office:value="0.97238696691609849" table:style-name="ce95">
            <text:p>97,2%</text:p>
          </table:table-cell>
          <table:table-cell office:value-type="float" office:value="274410" table:style-name="ce94">
            <text:p>274.410</text:p>
          </table:table-cell>
          <table:table-cell office:value-type="float" office:value="281978.88969400001" table:style-name="ce94">
            <text:p>281.979</text:p>
          </table:table-cell>
          <table:table-cell office:value-type="percentage" office:value="0.97315795624908774" table:style-name="ce95">
            <text:p>97,3%</text:p>
          </table:table-cell>
          <table:table-cell office:value-type="percentage" office:value="0.86861797619838832" table:style-name="ce95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546" table:style-name="ce94">
            <text:p>372.546</text:p>
          </table:table-cell>
          <table:table-cell office:value-type="percentage" office:value="0.99361173105323974" table:style-name="ce95">
            <text:p>99,4%</text:p>
          </table:table-cell>
          <table:table-cell office:value-type="float" office:value="511633" table:style-name="ce94">
            <text:p>511.633</text:p>
          </table:table-cell>
          <table:table-cell office:value-type="percentage" office:value="0.94785185243848524" table:style-name="ce95">
            <text:p>94,8%</text:p>
          </table:table-cell>
          <table:table-cell office:value-type="float" office:value="692003" table:style-name="ce94">
            <text:p>692.003</text:p>
          </table:table-cell>
          <table:table-cell office:value-type="percentage" office:value="0.93750441801995066" table:style-name="ce95">
            <text:p>93,8%</text:p>
          </table:table-cell>
          <table:table-cell office:value-type="float" office:value="963146" table:style-name="ce94">
            <text:p>963.146</text:p>
          </table:table-cell>
          <table:table-cell office:value-type="percentage" office:value="0.95271768964535186" table:style-name="ce95">
            <text:p>95,3%</text:p>
          </table:table-cell>
          <table:table-cell office:value-type="float" office:value="1054303" table:style-name="ce94">
            <text:p>1.054.303</text:p>
          </table:table-cell>
          <table:table-cell office:value-type="percentage" office:value="0.92194808708491716" table:style-name="ce95">
            <text:p>92,2%</text:p>
          </table:table-cell>
          <table:table-cell office:value-type="float" office:value="775469" table:style-name="ce94">
            <text:p>775.469</text:p>
          </table:table-cell>
          <table:table-cell office:value-type="percentage" office:value="0.88377430637592869" table:style-name="ce95">
            <text:p>88,4%</text:p>
          </table:table-cell>
          <table:table-cell office:value-type="float" office:value="631682" table:style-name="ce94">
            <text:p>631.682</text:p>
          </table:table-cell>
          <table:table-cell office:value-type="percentage" office:value="0.85199764605817641" table:style-name="ce95">
            <text:p>85,2%</text:p>
          </table:table-cell>
          <table:table-cell office:value-type="float" office:value="540235" table:style-name="ce94">
            <text:p>540.235</text:p>
          </table:table-cell>
          <table:table-cell office:value-type="percentage" office:value="0.93098867034382382" table:style-name="ce95">
            <text:p>93,1%</text:p>
          </table:table-cell>
          <table:table-cell office:value-type="float" office:value="5541017" table:style-name="ce94">
            <text:p>5.541.017</text:p>
          </table:table-cell>
          <table:table-cell office:value-type="float" office:value="6006507.0008919984" table:style-name="ce94">
            <text:p>6.006.507</text:p>
          </table:table-cell>
          <table:table-cell office:value-type="percentage" office:value="0.92250237936576607" table:style-name="ce95">
            <text:p>92,3%</text:p>
          </table:table-cell>
          <table:table-cell office:value-type="percentage" office:value="0.81854213959786837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1" table:style-name="ce94">
            <text:p>75.971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7" table:style-name="ce94">
            <text:p>108.347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0" table:style-name="ce94">
            <text:p>154.050</text:p>
          </table:table-cell>
          <table:table-cell office:value-type="percentage" office:value="0.9699520900141978" table:style-name="ce95">
            <text:p>97,0%</text:p>
          </table:table-cell>
          <table:table-cell office:value-type="float" office:value="212087" table:style-name="ce94">
            <text:p>212.087</text:p>
          </table:table-cell>
          <table:table-cell office:value-type="percentage" office:value="0.95346025714600235" table:style-name="ce95">
            <text:p>95,3%</text:p>
          </table:table-cell>
          <table:table-cell office:value-type="float" office:value="236120" table:style-name="ce94">
            <text:p>236.120</text:p>
          </table:table-cell>
          <table:table-cell office:value-type="percentage" office:value="0.93650406288639909" table:style-name="ce95">
            <text:p>93,7%</text:p>
          </table:table-cell>
          <table:table-cell office:value-type="float" office:value="172191" table:style-name="ce94">
            <text:p>172.191</text:p>
          </table:table-cell>
          <table:table-cell office:value-type="percentage" office:value="0.88338995546887744" table:style-name="ce95">
            <text:p>88,3%</text:p>
          </table:table-cell>
          <table:table-cell office:value-type="float" office:value="145889" table:style-name="ce94">
            <text:p>145.889</text:p>
          </table:table-cell>
          <table:table-cell office:value-type="percentage" office:value="0.82758345237003461" table:style-name="ce95">
            <text:p>82,8%</text:p>
          </table:table-cell>
          <table:table-cell office:value-type="float" office:value="134195" table:style-name="ce94">
            <text:p>134.195</text:p>
          </table:table-cell>
          <table:table-cell office:value-type="percentage" office:value="0.91692444165362508" table:style-name="ce95">
            <text:p>91,7%</text:p>
          </table:table-cell>
          <table:table-cell office:value-type="float" office:value="1238850" table:style-name="ce94">
            <text:p>1.238.850</text:p>
          </table:table-cell>
          <table:table-cell office:value-type="float" office:value="1329419.0966020001" table:style-name="ce94">
            <text:p>1.329.419</text:p>
          </table:table-cell>
          <table:table-cell office:value-type="percentage" office:value="0.93187317917013901" table:style-name="ce95">
            <text:p>93,2%</text:p>
          </table:table-cell>
          <table:table-cell office:value-type="percentage" office:value="0.81368595984701719" table:style-name="ce9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4" table:style-name="ce94">
            <text:p>55.914</text:p>
          </table:table-cell>
          <table:table-cell office:value-type="percentage" office:value="0.96552832339313188" table:style-name="ce95">
            <text:p>96,6%</text:p>
          </table:table-cell>
          <table:table-cell office:value-type="float" office:value="72511" table:style-name="ce94">
            <text:p>72.511</text:p>
          </table:table-cell>
          <table:table-cell office:value-type="percentage" office:value="0.93563469389466136" table:style-name="ce95">
            <text:p>93,6%</text:p>
          </table:table-cell>
          <table:table-cell office:value-type="float" office:value="92847" table:style-name="ce94">
            <text:p>92.847</text:p>
          </table:table-cell>
          <table:table-cell office:value-type="percentage" office:value="0.93786438604547551" table:style-name="ce95">
            <text:p>93,8%</text:p>
          </table:table-cell>
          <table:table-cell office:value-type="float" office:value="96635" table:style-name="ce94">
            <text:p>96.635</text:p>
          </table:table-cell>
          <table:table-cell office:value-type="percentage" office:value="0.92473995060312097" table:style-name="ce95">
            <text:p>92,5%</text:p>
          </table:table-cell>
          <table:table-cell office:value-type="float" office:value="65838" table:style-name="ce94">
            <text:p>65.838</text:p>
          </table:table-cell>
          <table:table-cell office:value-type="percentage" office:value="0.88549846792077391" table:style-name="ce95">
            <text:p>88,5%</text:p>
          </table:table-cell>
          <table:table-cell office:value-type="float" office:value="59500" table:style-name="ce94">
            <text:p>59.500</text:p>
          </table:table-cell>
          <table:table-cell office:value-type="percentage" office:value="0.8522251864538597" table:style-name="ce95">
            <text:p>85,2%</text:p>
          </table:table-cell>
          <table:table-cell office:value-type="float" office:value="56196" table:style-name="ce94">
            <text:p>56.196</text:p>
          </table:table-cell>
          <table:table-cell office:value-type="percentage" office:value="0.9635832621592495" table:style-name="ce95">
            <text:p>96,4%</text:p>
          </table:table-cell>
          <table:table-cell office:value-type="float" office:value="541767" table:style-name="ce94">
            <text:p>541.767</text:p>
          </table:table-cell>
          <table:table-cell office:value-type="float" office:value="583256.26343300007" table:style-name="ce94">
            <text:p>583.256</text:p>
          </table:table-cell>
          <table:table-cell office:value-type="percentage" office:value="0.92886615020849062" table:style-name="ce95">
            <text:p>92,9%</text:p>
          </table:table-cell>
          <table:table-cell office:value-type="percentage" office:value="0.8219117177902403" table:style-name="ce95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38" table:style-name="ce94">
            <text:p>164.038</text:p>
          </table:table-cell>
          <table:table-cell office:value-type="percentage" office:value="1.0268109898970839" table:style-name="ce95">
            <text:p>102,7%</text:p>
          </table:table-cell>
          <table:table-cell office:value-type="float" office:value="214960" table:style-name="ce94">
            <text:p>214.960</text:p>
          </table:table-cell>
          <table:table-cell office:value-type="percentage" office:value="0.97571715149811666" table:style-name="ce95">
            <text:p>97,6%</text:p>
          </table:table-cell>
          <table:table-cell office:value-type="float" office:value="278684" table:style-name="ce94">
            <text:p>278.684</text:p>
          </table:table-cell>
          <table:table-cell office:value-type="percentage" office:value="0.9640578441672053" table:style-name="ce95">
            <text:p>96,4%</text:p>
          </table:table-cell>
          <table:table-cell office:value-type="float" office:value="327514" table:style-name="ce94">
            <text:p>327.514</text:p>
          </table:table-cell>
          <table:table-cell office:value-type="percentage" office:value="0.96547174346202791" table:style-name="ce95">
            <text:p>96,5%</text:p>
          </table:table-cell>
          <table:table-cell office:value-type="float" office:value="325288" table:style-name="ce94">
            <text:p>325.288</text:p>
          </table:table-cell>
          <table:table-cell office:value-type="percentage" office:value="0.95494872976876488" table:style-name="ce95">
            <text:p>95,5%</text:p>
          </table:table-cell>
          <table:table-cell office:value-type="float" office:value="210086" table:style-name="ce94">
            <text:p>210.086</text:p>
          </table:table-cell>
          <table:table-cell office:value-type="percentage" office:value="0.92175837206465672" table:style-name="ce95">
            <text:p>92,2%</text:p>
          </table:table-cell>
          <table:table-cell office:value-type="float" office:value="173908" table:style-name="ce94">
            <text:p>173.908</text:p>
          </table:table-cell>
          <table:table-cell office:value-type="percentage" office:value="0.86403930573909515" table:style-name="ce95">
            <text:p>86,4%</text:p>
          </table:table-cell>
          <table:table-cell office:value-type="float" office:value="167418" table:style-name="ce94">
            <text:p>167.418</text:p>
          </table:table-cell>
          <table:table-cell office:value-type="percentage" office:value="0.95448664414877449" table:style-name="ce95">
            <text:p>95,4%</text:p>
          </table:table-cell>
          <table:table-cell office:value-type="float" office:value="1861896" table:style-name="ce94">
            <text:p>1.861.896</text:p>
          </table:table-cell>
          <table:table-cell office:value-type="float" office:value="1953592.4880969999" table:style-name="ce94">
            <text:p>1.953.592</text:p>
          </table:table-cell>
          <table:table-cell office:value-type="percentage" office:value="0.95306263273651215" table:style-name="ce95">
            <text:p>95,3%</text:p>
          </table:table-cell>
          <table:table-cell office:value-type="percentage" office:value="0.85529004559875454" table:style-name="ce95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917046189529155" table:style-name="ce95">
            <text:p>84,9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956157048866091" table:style-name="ce95">
            <text:p>89,0%</text:p>
          </table:table-cell>
          <table:table-cell office:value-type="float" office:value="7661" table:style-name="ce94">
            <text:p>7.661</text:p>
          </table:table-cell>
          <table:table-cell office:value-type="percentage" office:value="0.89446800307617458" table:style-name="ce95">
            <text:p>89,4%</text:p>
          </table:table-cell>
          <table:table-cell office:value-type="float" office:value="10626" table:style-name="ce94">
            <text:p>10.626</text:p>
          </table:table-cell>
          <table:table-cell office:value-type="percentage" office:value="0.92453593378417953" table:style-name="ce95">
            <text:p>92,5%</text:p>
          </table:table-cell>
          <table:table-cell office:value-type="float" office:value="11218" table:style-name="ce94">
            <text:p>11.218</text:p>
          </table:table-cell>
          <table:table-cell office:value-type="percentage" office:value="0.92164325160591065" table:style-name="ce95">
            <text:p>92,2%</text:p>
          </table:table-cell>
          <table:table-cell office:value-type="float" office:value="9408" table:style-name="ce94">
            <text:p>9.408</text:p>
          </table:table-cell>
          <table:table-cell office:value-type="percentage" office:value="0.84862814854732516" table:style-name="ce95">
            <text:p>84,9%</text:p>
          </table:table-cell>
          <table:table-cell office:value-type="float" office:value="9268" table:style-name="ce94">
            <text:p>9.268</text:p>
          </table:table-cell>
          <table:table-cell office:value-type="percentage" office:value="0.8519121713263933" table:style-name="ce95">
            <text:p>85,2%</text:p>
          </table:table-cell>
          <table:table-cell office:value-type="float" office:value="9484" table:style-name="ce94">
            <text:p>9.484</text:p>
          </table:table-cell>
          <table:table-cell office:value-type="percentage" office:value="1.0115457079431136" table:style-name="ce95">
            <text:p>101,2%</text:p>
          </table:table-cell>
          <table:table-cell office:value-type="float" office:value="63972" table:style-name="ce94">
            <text:p>63.972</text:p>
          </table:table-cell>
          <table:table-cell office:value-type="float" office:value="70789.104772000006" table:style-name="ce94">
            <text:p>70.789</text:p>
          </table:table-cell>
          <table:table-cell office:value-type="percentage" office:value="0.90369838983051454" table:style-name="ce95">
            <text:p>90,4%</text:p>
          </table:table-cell>
          <table:table-cell office:value-type="percentage" office:value="0.77530046309032119" table:style-name="ce95">
            <text:p>77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4288264737735075" table:style-name="ce95">
            <text:p>84,3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6625434472120855" table:style-name="ce95">
            <text:p>86,6%</text:p>
          </table:table-cell>
          <table:table-cell office:value-type="float" office:value="7412" table:style-name="ce94">
            <text:p>7.412</text:p>
          </table:table-cell>
          <table:table-cell office:value-type="percentage" office:value="0.90230643313333392" table:style-name="ce95">
            <text:p>90,2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4502830329778642" table:style-name="ce95">
            <text:p>94,5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7975971557779284" table:style-name="ce95">
            <text:p>98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5460729901533961" table:style-name="ce95">
            <text:p>85,5%</text:p>
          </table:table-cell>
          <table:table-cell office:value-type="float" office:value="9767" table:style-name="ce94">
            <text:p>9.767</text:p>
          </table:table-cell>
          <table:table-cell office:value-type="percentage" office:value="0.82155503620811354" table:style-name="ce95">
            <text:p>82,2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835465708482658" table:style-name="ce95">
            <text:p>94,8%</text:p>
          </table:table-cell>
          <table:table-cell office:value-type="float" office:value="61488" table:style-name="ce94">
            <text:p>61.488</text:p>
          </table:table-cell>
          <table:table-cell office:value-type="float" office:value="68173.882384000011" table:style-name="ce94">
            <text:p>68.174</text:p>
          </table:table-cell>
          <table:table-cell office:value-type="percentage" office:value="0.90192897704812036" table:style-name="ce95">
            <text:p>90,2%</text:p>
          </table:table-cell>
          <table:table-cell office:value-type="percentage" office:value="0.73872159454630515" table:style-name="ce95">
            <text:p>73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5" table:style-name="ce94">
            <text:p>9.845</text:p>
          </table:table-cell>
          <table:table-cell office:value-type="string" table:style-name="ce95">
            <text:p>-</text:p>
          </table:table-cell>
          <table:table-cell office:value-type="float" office:value="22740" table:style-name="ce94">
            <text:p>22.740</text:p>
          </table:table-cell>
          <table:table-cell office:value-type="string" table:style-name="ce95">
            <text:p>-</text:p>
          </table:table-cell>
          <table:table-cell office:value-type="float" office:value="32582" table:style-name="ce94">
            <text:p>32.582</text:p>
          </table:table-cell>
          <table:table-cell office:value-type="string" table:style-name="ce95">
            <text:p>-</text:p>
          </table:table-cell>
          <table:table-cell office:value-type="float" office:value="24595" table:style-name="ce94">
            <text:p>24.595</text:p>
          </table:table-cell>
          <table:table-cell office:value-type="string" table:style-name="ce95">
            <text:p>-</text:p>
          </table:table-cell>
          <table:table-cell office:value-type="float" office:value="1342" table:style-name="ce94">
            <text:p>1.342</text:p>
          </table:table-cell>
          <table:table-cell office:value-type="string" table:style-name="ce95">
            <text:p>-</text:p>
          </table:table-cell>
          <table:table-cell office:value-type="float" office:value="94848" table:style-name="ce94">
            <text:p>94.848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3" table:style-name="ce97">
            <text:p>1.983</text:p>
          </table:table-cell>
          <table:table-cell office:value-type="string" table:style-name="ce98">
            <text:p>-</text:p>
          </table:table-cell>
          <table:table-cell office:value-type="float" office:value="2449" table:style-name="ce97">
            <text:p>2.449</text:p>
          </table:table-cell>
          <table:table-cell office:value-type="string" table:style-name="ce98">
            <text:p>-</text:p>
          </table:table-cell>
          <table:table-cell office:value-type="float" office:value="2141" table:style-name="ce97">
            <text:p>2.141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4" table:style-name="ce97">
            <text:p>8.144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789" table:style-name="ce99">
            <text:p>2.928.789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492" table:style-name="ce99">
            <text:p>3.956.492</text:p>
          </table:table-cell>
          <table:table-cell office:value-type="percentage" office:value="0.96778053103825301" table:style-name="ce100">
            <text:p>96,8%</text:p>
          </table:table-cell>
          <table:table-cell office:value-type="float" office:value="5323319" table:style-name="ce99">
            <text:p>5.323.319</text:p>
          </table:table-cell>
          <table:table-cell office:value-type="percentage" office:value="0.9423193701312147" table:style-name="ce100">
            <text:p>94,2%</text:p>
          </table:table-cell>
          <table:table-cell office:value-type="float" office:value="6776462" table:style-name="ce99">
            <text:p>6.776.462</text:p>
          </table:table-cell>
          <table:table-cell office:value-type="percentage" office:value="0.93740604947229345" table:style-name="ce100">
            <text:p>93,7%</text:p>
          </table:table-cell>
          <table:table-cell office:value-type="float" office:value="7102146" table:style-name="ce99">
            <text:p>7.102.146</text:p>
          </table:table-cell>
          <table:table-cell office:value-type="percentage" office:value="0.91791439693486976" table:style-name="ce100">
            <text:p>91,8%</text:p>
          </table:table-cell>
          <table:table-cell office:value-type="float" office:value="5068184" table:style-name="ce99">
            <text:p>5.068.184</text:p>
          </table:table-cell>
          <table:table-cell office:value-type="percentage" office:value="0.87592390968620326" table:style-name="ce100">
            <text:p>87,6%</text:p>
          </table:table-cell>
          <table:table-cell office:value-type="float" office:value="4184162" table:style-name="ce99">
            <text:p>4.184.162</text:p>
          </table:table-cell>
          <table:table-cell office:value-type="percentage" office:value="0.84647811498134906" table:style-name="ce100">
            <text:p>84,6%</text:p>
          </table:table-cell>
          <table:table-cell office:value-type="float" office:value="3864465" table:style-name="ce99">
            <text:p>3.864.465</text:p>
          </table:table-cell>
          <table:table-cell office:value-type="percentage" office:value="0.95783591762198861" table:style-name="ce100">
            <text:p>95,8%</text:p>
          </table:table-cell>
          <table:table-cell office:value-type="float" office:value="39204019" table:style-name="ce99">
            <text:p>39.204.019</text:p>
          </table:table-cell>
          <table:table-cell office:value-type="float" office:value="42350585.205100007" table:style-name="ce99">
            <text:p>42.350.585</text:p>
          </table:table-cell>
          <table:table-cell office:value-type="percentage" office:value="0.92570194272732065" table:style-name="ce100">
            <text:p>92,6%</text:p>
          </table:table-cell>
          <table:table-cell office:value-type="percentage" office:value="0.82651545303948426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03921" table:style-name="ce102">
            <text:p>303.921</text:p>
          </table:table-cell>
          <table:table-cell office:value-type="percentage" office:value="0.72282894711274825" table:style-name="ce103">
            <text:p>72,28%</text:p>
          </table:table-cell>
          <table:table-cell office:value-type="float" office:value="409903" table:style-name="ce102">
            <text:p>409.903</text:p>
          </table:table-cell>
          <table:table-cell office:value-type="percentage" office:value="0.60970512773049224" table:style-name="ce103">
            <text:p>60,97%</text:p>
          </table:table-cell>
          <table:table-cell office:value-type="float" office:value="380349" table:style-name="ce102">
            <text:p>380.349</text:p>
          </table:table-cell>
          <table:table-cell office:value-type="percentage" office:value="0.38462219280041726" table:style-name="ce103">
            <text:p>38,4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3284" table:style-name="ce104">
            <text:p>73.284</text:p>
          </table:table-cell>
          <table:table-cell office:value-type="percentage" office:value="0.75508745998200011" table:style-name="ce105">
            <text:p>75,51%</text:p>
          </table:table-cell>
          <table:table-cell office:value-type="float" office:value="78975" table:style-name="ce104">
            <text:p>78.975</text:p>
          </table:table-cell>
          <table:table-cell office:value-type="percentage" office:value="0.65226808931412428" table:style-name="ce105">
            <text:p>65,23%</text:p>
          </table:table-cell>
          <table:table-cell office:value-type="float" office:value="71947" table:style-name="ce104">
            <text:p>71.947</text:p>
          </table:table-cell>
          <table:table-cell office:value-type="percentage" office:value="0.43898412040882651" table:style-name="ce105">
            <text:p>43,9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0297" table:style-name="ce104">
            <text:p>70.297</text:p>
          </table:table-cell>
          <table:table-cell office:value-type="percentage" office:value="0.83301180775445927" table:style-name="ce105">
            <text:p>83,30%</text:p>
          </table:table-cell>
          <table:table-cell office:value-type="float" office:value="88099" table:style-name="ce104">
            <text:p>88.099</text:p>
          </table:table-cell>
          <table:table-cell office:value-type="percentage" office:value="0.76618605707833276" table:style-name="ce105">
            <text:p>76,62%</text:p>
          </table:table-cell>
          <table:table-cell office:value-type="float" office:value="95979" table:style-name="ce104">
            <text:p>95.979</text:p>
          </table:table-cell>
          <table:table-cell office:value-type="percentage" office:value="0.62355580329945459" table:style-name="ce105">
            <text:p>62,3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6640" table:style-name="ce104">
            <text:p>36.640</text:p>
          </table:table-cell>
          <table:table-cell office:value-type="percentage" office:value="0.67782387390543353" table:style-name="ce105">
            <text:p>67,78%</text:p>
          </table:table-cell>
          <table:table-cell office:value-type="float" office:value="48106" table:style-name="ce104">
            <text:p>48.106</text:p>
          </table:table-cell>
          <table:table-cell office:value-type="percentage" office:value="0.53513279306538419" table:style-name="ce105">
            <text:p>53,51%</text:p>
          </table:table-cell>
          <table:table-cell office:value-type="float" office:value="40350" table:style-name="ce104">
            <text:p>40.350</text:p>
          </table:table-cell>
          <table:table-cell office:value-type="percentage" office:value="0.30860380269376531" table:style-name="ce105">
            <text:p>30,8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50773" table:style-name="ce104">
            <text:p>50.773</text:p>
          </table:table-cell>
          <table:table-cell office:value-type="percentage" office:value="0.49209855164430294" table:style-name="ce105">
            <text:p>49,21%</text:p>
          </table:table-cell>
          <table:table-cell office:value-type="float" office:value="61722" table:style-name="ce104">
            <text:p>61.722</text:p>
          </table:table-cell>
          <table:table-cell office:value-type="percentage" office:value="0.35624427408062276" table:style-name="ce105">
            <text:p>35,62%</text:p>
          </table:table-cell>
          <table:table-cell office:value-type="float" office:value="60856" table:style-name="ce104">
            <text:p>60.856</text:p>
          </table:table-cell>
          <table:table-cell office:value-type="percentage" office:value="0.23297939258257286" table:style-name="ce105">
            <text:p>23,3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1281" table:style-name="ce104">
            <text:p>31.281</text:p>
          </table:table-cell>
          <table:table-cell office:value-type="percentage" office:value="0.75785718286404991" table:style-name="ce105">
            <text:p>75,79%</text:p>
          </table:table-cell>
          <table:table-cell office:value-type="float" office:value="35379" table:style-name="ce104">
            <text:p>35.379</text:p>
          </table:table-cell>
          <table:table-cell office:value-type="percentage" office:value="0.62219424942271007" table:style-name="ce105">
            <text:p>62,22%</text:p>
          </table:table-cell>
          <table:table-cell office:value-type="float" office:value="29965" table:style-name="ce104">
            <text:p>29.965</text:p>
          </table:table-cell>
          <table:table-cell office:value-type="percentage" office:value="0.36990578713175593" table:style-name="ce105">
            <text:p>36,9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1048" table:style-name="ce104">
            <text:p>181.048</text:p>
          </table:table-cell>
          <table:table-cell office:value-type="percentage" office:value="0.83043211617677315" table:style-name="ce105">
            <text:p>83,04%</text:p>
          </table:table-cell>
          <table:table-cell office:value-type="float" office:value="176188" table:style-name="ce104">
            <text:p>176.188</text:p>
          </table:table-cell>
          <table:table-cell office:value-type="percentage" office:value="0.70583535688043708" table:style-name="ce105">
            <text:p>70,58%</text:p>
          </table:table-cell>
          <table:table-cell office:value-type="float" office:value="164958" table:style-name="ce104">
            <text:p>164.958</text:p>
          </table:table-cell>
          <table:table-cell office:value-type="percentage" office:value="0.49160421031039425" table:style-name="ce105">
            <text:p>49,16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1586" table:style-name="ce104">
            <text:p>101.586</text:p>
          </table:table-cell>
          <table:table-cell office:value-type="percentage" office:value="0.76781085754065204" table:style-name="ce105">
            <text:p>76,78%</text:p>
          </table:table-cell>
          <table:table-cell office:value-type="float" office:value="105337" table:style-name="ce104">
            <text:p>105.337</text:p>
          </table:table-cell>
          <table:table-cell office:value-type="percentage" office:value="0.65630720046369051" table:style-name="ce105">
            <text:p>65,63%</text:p>
          </table:table-cell>
          <table:table-cell office:value-type="float" office:value="102603" table:style-name="ce104">
            <text:p>102.603</text:p>
          </table:table-cell>
          <table:table-cell office:value-type="percentage" office:value="0.4314616260355949" table:style-name="ce105">
            <text:p>43,1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30906" table:style-name="ce104">
            <text:p>330.906</text:p>
          </table:table-cell>
          <table:table-cell office:value-type="percentage" office:value="0.7275448118453498" table:style-name="ce105">
            <text:p>72,75%</text:p>
          </table:table-cell>
          <table:table-cell office:value-type="float" office:value="378929" table:style-name="ce104">
            <text:p>378.929</text:p>
          </table:table-cell>
          <table:table-cell office:value-type="percentage" office:value="0.58350475171678107" table:style-name="ce105">
            <text:p>58,35%</text:p>
          </table:table-cell>
          <table:table-cell office:value-type="float" office:value="339558" table:style-name="ce104">
            <text:p>339.558</text:p>
          </table:table-cell>
          <table:table-cell office:value-type="percentage" office:value="0.39151432552984572" table:style-name="ce105">
            <text:p>39,1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02882" table:style-name="ce104">
            <text:p>202.882</text:p>
          </table:table-cell>
          <table:table-cell office:value-type="percentage" office:value="0.69490805277792889" table:style-name="ce105">
            <text:p>69,49%</text:p>
          </table:table-cell>
          <table:table-cell office:value-type="float" office:value="288279" table:style-name="ce104">
            <text:p>288.279</text:p>
          </table:table-cell>
          <table:table-cell office:value-type="percentage" office:value="0.64072061526851098" table:style-name="ce105">
            <text:p>64,07%</text:p>
          </table:table-cell>
          <table:table-cell office:value-type="float" office:value="254389" table:style-name="ce104">
            <text:p>254.389</text:p>
          </table:table-cell>
          <table:table-cell office:value-type="percentage" office:value="0.41474259208088926" table:style-name="ce105">
            <text:p>41,4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2793" table:style-name="ce104">
            <text:p>52.793</text:p>
          </table:table-cell>
          <table:table-cell office:value-type="percentage" office:value="0.7225470848597555" table:style-name="ce105">
            <text:p>72,25%</text:p>
          </table:table-cell>
          <table:table-cell office:value-type="float" office:value="57184" table:style-name="ce104">
            <text:p>57.184</text:p>
          </table:table-cell>
          <table:table-cell office:value-type="percentage" office:value="0.6135514409039402" table:style-name="ce105">
            <text:p>61,36%</text:p>
          </table:table-cell>
          <table:table-cell office:value-type="float" office:value="60947" table:style-name="ce104">
            <text:p>60.947</text:p>
          </table:table-cell>
          <table:table-cell office:value-type="percentage" office:value="0.45035027782155157" table:style-name="ce105">
            <text:p>45,0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4770" table:style-name="ce104">
            <text:p>204.770</text:p>
          </table:table-cell>
          <table:table-cell office:value-type="percentage" office:value="0.86307225028097223" table:style-name="ce105">
            <text:p>86,31%</text:p>
          </table:table-cell>
          <table:table-cell office:value-type="float" office:value="240765" table:style-name="ce104">
            <text:p>240.765</text:p>
          </table:table-cell>
          <table:table-cell office:value-type="percentage" office:value="0.81563621691870536" table:style-name="ce105">
            <text:p>81,56%</text:p>
          </table:table-cell>
          <table:table-cell office:value-type="float" office:value="257479" table:style-name="ce104">
            <text:p>257.479</text:p>
          </table:table-cell>
          <table:table-cell office:value-type="percentage" office:value="0.71475503184033784" table:style-name="ce105">
            <text:p>71,4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178" table:style-name="ce104">
            <text:p>17.178</text:p>
          </table:table-cell>
          <table:table-cell office:value-type="percentage" office:value="0.77732303570697403" table:style-name="ce105">
            <text:p>77,73%</text:p>
          </table:table-cell>
          <table:table-cell office:value-type="float" office:value="20582" table:style-name="ce104">
            <text:p>20.582</text:p>
          </table:table-cell>
          <table:table-cell office:value-type="percentage" office:value="0.71525441228820841" table:style-name="ce105">
            <text:p>71,53%</text:p>
          </table:table-cell>
          <table:table-cell office:value-type="float" office:value="21419" table:style-name="ce104">
            <text:p>21.419</text:p>
          </table:table-cell>
          <table:table-cell office:value-type="percentage" office:value="0.54078325683587825" table:style-name="ce105">
            <text:p>54,0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63293" table:style-name="ce104">
            <text:p>263.293</text:p>
          </table:table-cell>
          <table:table-cell office:value-type="percentage" office:value="0.70222472796433366" table:style-name="ce105">
            <text:p>70,22%</text:p>
          </table:table-cell>
          <table:table-cell office:value-type="float" office:value="317435" table:style-name="ce104">
            <text:p>317.435</text:p>
          </table:table-cell>
          <table:table-cell office:value-type="percentage" office:value="0.58808042635797642" table:style-name="ce105">
            <text:p>58,81%</text:p>
          </table:table-cell>
          <table:table-cell office:value-type="float" office:value="280373" table:style-name="ce104">
            <text:p>280.373</text:p>
          </table:table-cell>
          <table:table-cell office:value-type="percentage" office:value="0.37984073218397552" table:style-name="ce105">
            <text:p>37,9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5710" table:style-name="ce104">
            <text:p>45.710</text:p>
          </table:table-cell>
          <table:table-cell office:value-type="percentage" office:value="0.63901647872207878" table:style-name="ce105">
            <text:p>63,90%</text:p>
          </table:table-cell>
          <table:table-cell office:value-type="float" office:value="60691" table:style-name="ce104">
            <text:p>60.691</text:p>
          </table:table-cell>
          <table:table-cell office:value-type="percentage" office:value="0.56752733835877556" table:style-name="ce105">
            <text:p>56,75%</text:p>
          </table:table-cell>
          <table:table-cell office:value-type="float" office:value="61246" table:style-name="ce104">
            <text:p>61.246</text:p>
          </table:table-cell>
          <table:table-cell office:value-type="percentage" office:value="0.38562600262907859" table:style-name="ce105">
            <text:p>38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5477" table:style-name="ce104">
            <text:p>35.477</text:p>
          </table:table-cell>
          <table:table-cell office:value-type="percentage" office:value="0.84750788460752291" table:style-name="ce105">
            <text:p>84,75%</text:p>
          </table:table-cell>
          <table:table-cell office:value-type="float" office:value="41107" table:style-name="ce104">
            <text:p>41.107</text:p>
          </table:table-cell>
          <table:table-cell office:value-type="percentage" office:value="0.70983962495477826" table:style-name="ce105">
            <text:p>70,98%</text:p>
          </table:table-cell>
          <table:table-cell office:value-type="float" office:value="40894" table:style-name="ce104">
            <text:p>40.894</text:p>
          </table:table-cell>
          <table:table-cell office:value-type="percentage" office:value="0.52766952837677428" table:style-name="ce105">
            <text:p>52,7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23812" table:style-name="ce104">
            <text:p>123.812</text:p>
          </table:table-cell>
          <table:table-cell office:value-type="percentage" office:value="0.77501263293345291" table:style-name="ce105">
            <text:p>77,50%</text:p>
          </table:table-cell>
          <table:table-cell office:value-type="float" office:value="143005" table:style-name="ce104">
            <text:p>143.005</text:p>
          </table:table-cell>
          <table:table-cell office:value-type="percentage" office:value="0.64910881675655085" table:style-name="ce105">
            <text:p>64,91%</text:p>
          </table:table-cell>
          <table:table-cell office:value-type="float" office:value="114569" table:style-name="ce104">
            <text:p>114.569</text:p>
          </table:table-cell>
          <table:table-cell office:value-type="percentage" office:value="0.39633112467307974" table:style-name="ce105">
            <text:p>39,6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64" table:style-name="ce106">
            <text:p>864</text:p>
          </table:table-cell>
          <table:table-cell office:value-type="percentage" office:value="0.30595632989054705" table:style-name="ce105">
            <text:p>30,60%</text:p>
          </table:table-cell>
          <table:table-cell office:value-type="float" office:value="990" table:style-name="ce106">
            <text:p>990</text:p>
          </table:table-cell>
          <table:table-cell office:value-type="percentage" office:value="0.22529187894187114" table:style-name="ce105">
            <text:p>22,53%</text:p>
          </table:table-cell>
          <table:table-cell office:value-type="float" office:value="1182" table:style-name="ce106">
            <text:p>1182</text:p>
          </table:table-cell>
          <table:table-cell office:value-type="percentage" office:value="0.13800563629239504" table:style-name="ce105">
            <text:p>13,8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79" table:style-name="ce106">
            <text:p>879</text:p>
          </table:table-cell>
          <table:table-cell office:value-type="percentage" office:value="0.36018174382337931" table:style-name="ce105">
            <text:p>36,02%</text:p>
          </table:table-cell>
          <table:table-cell office:value-type="float" office:value="1047" table:style-name="ce106">
            <text:p>1047</text:p>
          </table:table-cell>
          <table:table-cell office:value-type="percentage" office:value="0.26897043265809767" table:style-name="ce105">
            <text:p>26,90%</text:p>
          </table:table-cell>
          <table:table-cell office:value-type="float" office:value="1511" table:style-name="ce104">
            <text:p>1.511</text:p>
          </table:table-cell>
          <table:table-cell office:value-type="percentage" office:value="0.18394293314415375" table:style-name="ce105">
            <text:p>18,3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59" table:style-name="ce106">
            <text:p>59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18" table:style-name="ce108">
            <text:p>18</text:p>
          </table:table-cell>
          <table:table-cell office:value-type="percentage" office:value="0" table:style-name="ce109">
            <text:p>0,00%</text:p>
          </table:table-cell>
          <table:table-cell office:value-type="float" office:value="96" table:style-name="ce108">
            <text:p>96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127396" table:style-name="ce111">
            <text:p>2.127.396</text:p>
          </table:table-cell>
          <table:table-cell office:value-type="percentage" office:value="0.73783689879011616" table:style-name="ce112">
            <text:p>73,78%</text:p>
          </table:table-cell>
          <table:table-cell office:value-type="float" office:value="2553741" table:style-name="ce111">
            <text:p>2.553.741</text:p>
          </table:table-cell>
          <table:table-cell office:value-type="percentage" office:value="0.6246596280528709" table:style-name="ce112">
            <text:p>62,47%</text:p>
          </table:table-cell>
          <table:table-cell office:value-type="float" office:value="2380729" table:style-name="ce111">
            <text:p>2.380.729</text:p>
          </table:table-cell>
          <table:table-cell office:value-type="percentage" office:value="0.42143013629901133" table:style-name="ce112">
            <text:p>42,14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10122" table:style-name="ce116">
            <text:p>1.010.122</text:p>
          </table:table-cell>
          <table:table-cell office:value-type="percentage" office:value="0.93182537303106483" table:style-name="ce117">
            <text:p>93,2%</text:p>
          </table:table-cell>
          <table:table-cell office:value-type="float" office:value="886813" table:style-name="ce116">
            <text:p>886.813</text:p>
          </table:table-cell>
          <table:table-cell office:value-type="percentage" office:value="0.94929665513782691" table:style-name="ce117">
            <text:p>94,9%</text:p>
          </table:table-cell>
          <table:table-cell office:value-type="float" office:value="909363" table:style-name="ce116">
            <text:p>909.363</text:p>
          </table:table-cell>
          <table:table-cell office:value-type="percentage" office:value="0.74355353574337124" table:style-name="ce117">
            <text:p>74,4%</text:p>
          </table:table-cell>
          <table:table-cell office:value-type="float" office:value="743067" table:style-name="ce116">
            <text:p>743.067</text:p>
          </table:table-cell>
          <table:table-cell office:value-type="percentage" office:value="0.58593966233047334" table:style-name="ce117">
            <text:p>58,6%</text:p>
          </table:table-cell>
          <table:table-cell office:value-type="float" office:value="420790" table:style-name="ce116">
            <text:p>420.790</text:p>
          </table:table-cell>
          <table:table-cell office:value-type="percentage" office:value="0.44102788771129597" table:style-name="ce117">
            <text:p>44,1%</text:p>
          </table:table-cell>
          <table:table-cell office:value-type="float" office:value="302523" table:style-name="ce116">
            <text:p>302.523</text:p>
          </table:table-cell>
          <table:table-cell office:value-type="percentage" office:value="0.38056702061950343" table:style-name="ce117">
            <text:p>38,1%</text:p>
          </table:table-cell>
          <table:table-cell office:value-type="float" office:value="39075" table:style-name="ce116">
            <text:p>39.075</text:p>
          </table:table-cell>
          <table:table-cell office:value-type="percentage" office:value="0.23352617046962218" table:style-name="ce117">
            <text:p>23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156" table:style-name="ce119">
            <text:p>205.156</text:p>
          </table:table-cell>
          <table:table-cell office:value-type="percentage" office:value="0.93325266457109846" table:style-name="ce83">
            <text:p>93,3%</text:p>
          </table:table-cell>
          <table:table-cell office:value-type="float" office:value="148188" table:style-name="ce119">
            <text:p>148.188</text:p>
          </table:table-cell>
          <table:table-cell office:value-type="percentage" office:value="0.95243849140036507" table:style-name="ce83">
            <text:p>95,2%</text:p>
          </table:table-cell>
          <table:table-cell office:value-type="float" office:value="147692" table:style-name="ce119">
            <text:p>147.692</text:p>
          </table:table-cell>
          <table:table-cell office:value-type="percentage" office:value="0.78326262197708951" table:style-name="ce83">
            <text:p>78,3%</text:p>
          </table:table-cell>
          <table:table-cell office:value-type="float" office:value="119209" table:style-name="ce119">
            <text:p>119.209</text:p>
          </table:table-cell>
          <table:table-cell office:value-type="percentage" office:value="0.62313908752561364" table:style-name="ce83">
            <text:p>62,3%</text:p>
          </table:table-cell>
          <table:table-cell office:value-type="float" office:value="62900" table:style-name="ce119">
            <text:p>62.900</text:p>
          </table:table-cell>
          <table:table-cell office:value-type="percentage" office:value="0.48267288744283127" table:style-name="ce83">
            <text:p>48,3%</text:p>
          </table:table-cell>
          <table:table-cell office:value-type="float" office:value="48016" table:style-name="ce119">
            <text:p>48.016</text:p>
          </table:table-cell>
          <table:table-cell office:value-type="percentage" office:value="0.44177423658327891" table:style-name="ce83">
            <text:p>44,2%</text:p>
          </table:table-cell>
          <table:table-cell office:value-type="float" office:value="10840" table:style-name="ce116">
            <text:p>10.840</text:p>
          </table:table-cell>
          <table:table-cell office:value-type="percentage" office:value="0.47905250132579108" table:style-name="ce117">
            <text:p>47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633" table:style-name="ce119">
            <text:p>193.633</text:p>
          </table:table-cell>
          <table:table-cell office:value-type="percentage" office:value="0.95226690403710057" table:style-name="ce83">
            <text:p>95,2%</text:p>
          </table:table-cell>
          <table:table-cell office:value-type="float" office:value="144662" table:style-name="ce119">
            <text:p>144.662</text:p>
          </table:table-cell>
          <table:table-cell office:value-type="percentage" office:value="0.96728293938684762" table:style-name="ce83">
            <text:p>96,7%</text:p>
          </table:table-cell>
          <table:table-cell office:value-type="float" office:value="146783" table:style-name="ce119">
            <text:p>146.783</text:p>
          </table:table-cell>
          <table:table-cell office:value-type="percentage" office:value="0.94693822254335258" table:style-name="ce83">
            <text:p>94,7%</text:p>
          </table:table-cell>
          <table:table-cell office:value-type="float" office:value="129732" table:style-name="ce119">
            <text:p>129.732</text:p>
          </table:table-cell>
          <table:table-cell office:value-type="percentage" office:value="0.85116489630421799" table:style-name="ce83">
            <text:p>85,1%</text:p>
          </table:table-cell>
          <table:table-cell office:value-type="float" office:value="64426" table:style-name="ce119">
            <text:p>64.426</text:p>
          </table:table-cell>
          <table:table-cell office:value-type="percentage" office:value="0.70048057059603797" table:style-name="ce83">
            <text:p>70,0%</text:p>
          </table:table-cell>
          <table:table-cell office:value-type="float" office:value="45782" table:style-name="ce119">
            <text:p>45.782</text:p>
          </table:table-cell>
          <table:table-cell office:value-type="percentage" office:value="0.678452874925904" table:style-name="ce83">
            <text:p>67,8%</text:p>
          </table:table-cell>
          <table:table-cell office:value-type="float" office:value="10400" table:style-name="ce116">
            <text:p>10.400</text:p>
          </table:table-cell>
          <table:table-cell office:value-type="percentage" office:value="0.7223225447978886" table:style-name="ce117">
            <text:p>72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110" table:style-name="ce119">
            <text:p>122.110</text:p>
          </table:table-cell>
          <table:table-cell office:value-type="percentage" office:value="0.92966775283978442" table:style-name="ce83">
            <text:p>93,0%</text:p>
          </table:table-cell>
          <table:table-cell office:value-type="float" office:value="101137" table:style-name="ce119">
            <text:p>101.137</text:p>
          </table:table-cell>
          <table:table-cell office:value-type="percentage" office:value="0.90118242490666234" table:style-name="ce83">
            <text:p>90,1%</text:p>
          </table:table-cell>
          <table:table-cell office:value-type="float" office:value="113821" table:style-name="ce119">
            <text:p>113.821</text:p>
          </table:table-cell>
          <table:table-cell office:value-type="percentage" office:value="0.74281145989688702" table:style-name="ce83">
            <text:p>74,3%</text:p>
          </table:table-cell>
          <table:table-cell office:value-type="float" office:value="89859" table:style-name="ce119">
            <text:p>89.859</text:p>
          </table:table-cell>
          <table:table-cell office:value-type="percentage" office:value="0.51931412323589587" table:style-name="ce83">
            <text:p>51,9%</text:p>
          </table:table-cell>
          <table:table-cell office:value-type="float" office:value="43941" table:style-name="ce119">
            <text:p>43.941</text:p>
          </table:table-cell>
          <table:table-cell office:value-type="percentage" office:value="0.32836880492616727" table:style-name="ce83">
            <text:p>32,8%</text:p>
          </table:table-cell>
          <table:table-cell office:value-type="float" office:value="30344" table:style-name="ce119">
            <text:p>30.344</text:p>
          </table:table-cell>
          <table:table-cell office:value-type="percentage" office:value="0.29422772978057032" table:style-name="ce83">
            <text:p>29,4%</text:p>
          </table:table-cell>
          <table:table-cell office:value-type="float" office:value="3920" table:style-name="ce116">
            <text:p>3.920</text:p>
          </table:table-cell>
          <table:table-cell office:value-type="percentage" office:value="0.19663907700025082" table:style-name="ce117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394" table:style-name="ce119">
            <text:p>227.394</text:p>
          </table:table-cell>
          <table:table-cell office:value-type="percentage" office:value="0.92323620285747932" table:style-name="ce83">
            <text:p>92,3%</text:p>
          </table:table-cell>
          <table:table-cell office:value-type="float" office:value="203040" table:style-name="ce119">
            <text:p>203.040</text:p>
          </table:table-cell>
          <table:table-cell office:value-type="percentage" office:value="0.89630116849349539" table:style-name="ce83">
            <text:p>89,6%</text:p>
          </table:table-cell>
          <table:table-cell office:value-type="float" office:value="250629" table:style-name="ce119">
            <text:p>250.629</text:p>
          </table:table-cell>
          <table:table-cell office:value-type="percentage" office:value="0.77063026941265456" table:style-name="ce83">
            <text:p>77,1%</text:p>
          </table:table-cell>
          <table:table-cell office:value-type="float" office:value="197778" table:style-name="ce119">
            <text:p>197.778</text:p>
          </table:table-cell>
          <table:table-cell office:value-type="percentage" office:value="0.61254525689190065" table:style-name="ce83">
            <text:p>61,3%</text:p>
          </table:table-cell>
          <table:table-cell office:value-type="float" office:value="93171" table:style-name="ce119">
            <text:p>93.171</text:p>
          </table:table-cell>
          <table:table-cell office:value-type="percentage" office:value="0.39724485488801625" table:style-name="ce83">
            <text:p>39,7%</text:p>
          </table:table-cell>
          <table:table-cell office:value-type="float" office:value="56856" table:style-name="ce119">
            <text:p>56.856</text:p>
          </table:table-cell>
          <table:table-cell office:value-type="percentage" office:value="0.2948305097929404" table:style-name="ce83">
            <text:p>29,5%</text:p>
          </table:table-cell>
          <table:table-cell office:value-type="float" office:value="6997" table:style-name="ce116">
            <text:p>6.997</text:p>
          </table:table-cell>
          <table:table-cell office:value-type="percentage" office:value="0.17002405656938741" table:style-name="ce117">
            <text:p>17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3054" table:style-name="ce119">
            <text:p>93.054</text:p>
          </table:table-cell>
          <table:table-cell office:value-type="percentage" office:value="0.94542092536524902" table:style-name="ce83">
            <text:p>94,5%</text:p>
          </table:table-cell>
          <table:table-cell office:value-type="float" office:value="76921" table:style-name="ce119">
            <text:p>76.921</text:p>
          </table:table-cell>
          <table:table-cell office:value-type="percentage" office:value="0.99646345570899297" table:style-name="ce83">
            <text:p>99,6%</text:p>
          </table:table-cell>
          <table:table-cell office:value-type="float" office:value="74248" table:style-name="ce119">
            <text:p>74.248</text:p>
          </table:table-cell>
          <table:table-cell office:value-type="percentage" office:value="0.87191591803182433" table:style-name="ce83">
            <text:p>87,2%</text:p>
          </table:table-cell>
          <table:table-cell office:value-type="float" office:value="64632" table:style-name="ce119">
            <text:p>64.632</text:p>
          </table:table-cell>
          <table:table-cell office:value-type="percentage" office:value="0.72322807331647387" table:style-name="ce83">
            <text:p>72,3%</text:p>
          </table:table-cell>
          <table:table-cell office:value-type="float" office:value="33074" table:style-name="ce119">
            <text:p>33.074</text:p>
          </table:table-cell>
          <table:table-cell office:value-type="percentage" office:value="0.58193014867599191" table:style-name="ce83">
            <text:p>58,2%</text:p>
          </table:table-cell>
          <table:table-cell office:value-type="float" office:value="21863" table:style-name="ce119">
            <text:p>21.863</text:p>
          </table:table-cell>
          <table:table-cell office:value-type="percentage" office:value="0.50343096619692362" table:style-name="ce83">
            <text:p>50,3%</text:p>
          </table:table-cell>
          <table:table-cell office:value-type="float" office:value="3177" table:style-name="ce116">
            <text:p>3.177</text:p>
          </table:table-cell>
          <table:table-cell office:value-type="percentage" office:value="0.31939278174323915" table:style-name="ce117">
            <text:p>31,9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778" table:style-name="ce119">
            <text:p>452.778</text:p>
          </table:table-cell>
          <table:table-cell office:value-type="percentage" office:value="0.94320300473082619" table:style-name="ce83">
            <text:p>94,3%</text:p>
          </table:table-cell>
          <table:table-cell office:value-type="float" office:value="312387" table:style-name="ce119">
            <text:p>312.387</text:p>
          </table:table-cell>
          <table:table-cell office:value-type="percentage" office:value="0.96097787567062065" table:style-name="ce83">
            <text:p>96,1%</text:p>
          </table:table-cell>
          <table:table-cell office:value-type="float" office:value="316950" table:style-name="ce119">
            <text:p>316.950</text:p>
          </table:table-cell>
          <table:table-cell office:value-type="percentage" office:value="0.88800168102542554" table:style-name="ce83">
            <text:p>88,8%</text:p>
          </table:table-cell>
          <table:table-cell office:value-type="float" office:value="243552" table:style-name="ce119">
            <text:p>243.552</text:p>
          </table:table-cell>
          <table:table-cell office:value-type="percentage" office:value="0.74920634920634921" table:style-name="ce83">
            <text:p>74,9%</text:p>
          </table:table-cell>
          <table:table-cell office:value-type="float" office:value="133649" table:style-name="ce119">
            <text:p>133.649</text:p>
          </table:table-cell>
          <table:table-cell office:value-type="percentage" office:value="0.61512581062359906" table:style-name="ce83">
            <text:p>61,5%</text:p>
          </table:table-cell>
          <table:table-cell office:value-type="float" office:value="102335" table:style-name="ce119">
            <text:p>102.335</text:p>
          </table:table-cell>
          <table:table-cell office:value-type="percentage" office:value="0.54822517223275802" table:style-name="ce83">
            <text:p>54,8%</text:p>
          </table:table-cell>
          <table:table-cell office:value-type="float" office:value="13766" table:style-name="ce116">
            <text:p>13.766</text:p>
          </table:table-cell>
          <table:table-cell office:value-type="percentage" office:value="0.28931108402337019" table:style-name="ce117">
            <text:p>28,9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8331" table:style-name="ce119">
            <text:p>278.331</text:p>
          </table:table-cell>
          <table:table-cell office:value-type="percentage" office:value="0.9411595633884734" table:style-name="ce83">
            <text:p>94,1%</text:p>
          </table:table-cell>
          <table:table-cell office:value-type="float" office:value="214976" table:style-name="ce119">
            <text:p>214.976</text:p>
          </table:table-cell>
          <table:table-cell office:value-type="percentage" office:value="0.9623952438937039" table:style-name="ce83">
            <text:p>96,2%</text:p>
          </table:table-cell>
          <table:table-cell office:value-type="float" office:value="237292" table:style-name="ce119">
            <text:p>237.292</text:p>
          </table:table-cell>
          <table:table-cell office:value-type="percentage" office:value="0.82667177620233756" table:style-name="ce83">
            <text:p>82,7%</text:p>
          </table:table-cell>
          <table:table-cell office:value-type="float" office:value="194972" table:style-name="ce119">
            <text:p>194.972</text:p>
          </table:table-cell>
          <table:table-cell office:value-type="percentage" office:value="0.67826020406388388" table:style-name="ce83">
            <text:p>67,8%</text:p>
          </table:table-cell>
          <table:table-cell office:value-type="float" office:value="106927" table:style-name="ce119">
            <text:p>106.927</text:p>
          </table:table-cell>
          <table:table-cell office:value-type="percentage" office:value="0.51602706406964849" table:style-name="ce83">
            <text:p>51,6%</text:p>
          </table:table-cell>
          <table:table-cell office:value-type="float" office:value="79423" table:style-name="ce119">
            <text:p>79.423</text:p>
          </table:table-cell>
          <table:table-cell office:value-type="percentage" office:value="0.45391055865123592" table:style-name="ce83">
            <text:p>45,4%</text:p>
          </table:table-cell>
          <table:table-cell office:value-type="float" office:value="12207" table:style-name="ce116">
            <text:p>12.207</text:p>
          </table:table-cell>
          <table:table-cell office:value-type="percentage" office:value="0.33024023374093714" table:style-name="ce117">
            <text:p>33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2482" table:style-name="ce119">
            <text:p>992.482</text:p>
          </table:table-cell>
          <table:table-cell office:value-type="percentage" office:value="0.92364461419339472" table:style-name="ce83">
            <text:p>92,4%</text:p>
          </table:table-cell>
          <table:table-cell office:value-type="float" office:value="747825" table:style-name="ce119">
            <text:p>747.825</text:p>
          </table:table-cell>
          <table:table-cell office:value-type="percentage" office:value="0.93173912176742935" table:style-name="ce83">
            <text:p>93,2%</text:p>
          </table:table-cell>
          <table:table-cell office:value-type="float" office:value="818768" table:style-name="ce119">
            <text:p>818.768</text:p>
          </table:table-cell>
          <table:table-cell office:value-type="percentage" office:value="0.78695911266603868" table:style-name="ce83">
            <text:p>78,7%</text:p>
          </table:table-cell>
          <table:table-cell office:value-type="float" office:value="715149" table:style-name="ce119">
            <text:p>715.149</text:p>
          </table:table-cell>
          <table:table-cell office:value-type="percentage" office:value="0.61806036889219984" table:style-name="ce83">
            <text:p>61,8%</text:p>
          </table:table-cell>
          <table:table-cell office:value-type="float" office:value="386106" table:style-name="ce119">
            <text:p>386.106</text:p>
          </table:table-cell>
          <table:table-cell office:value-type="percentage" office:value="0.47044331374097142" table:style-name="ce83">
            <text:p>47,0%</text:p>
          </table:table-cell>
          <table:table-cell office:value-type="float" office:value="272221" table:style-name="ce119">
            <text:p>272.221</text:p>
          </table:table-cell>
          <table:table-cell office:value-type="percentage" office:value="0.3968519617290448" table:style-name="ce83">
            <text:p>39,7%</text:p>
          </table:table-cell>
          <table:table-cell office:value-type="float" office:value="39901" table:style-name="ce116">
            <text:p>39.901</text:p>
          </table:table-cell>
          <table:table-cell office:value-type="percentage" office:value="0.28042026846580925" table:style-name="ce117">
            <text:p>28,0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1815" table:style-name="ce119">
            <text:p>701.815</text:p>
          </table:table-cell>
          <table:table-cell office:value-type="percentage" office:value="0.95962365179723907" table:style-name="ce83">
            <text:p>96,0%</text:p>
          </table:table-cell>
          <table:table-cell office:value-type="float" office:value="569747" table:style-name="ce119">
            <text:p>569.747</text:p>
          </table:table-cell>
          <table:table-cell office:value-type="percentage" office:value="0.98271380498094929" table:style-name="ce83">
            <text:p>98,3%</text:p>
          </table:table-cell>
          <table:table-cell office:value-type="float" office:value="623548" table:style-name="ce119">
            <text:p>623.548</text:p>
          </table:table-cell>
          <table:table-cell office:value-type="percentage" office:value="0.8497369220768779" table:style-name="ce83">
            <text:p>85,0%</text:p>
          </table:table-cell>
          <table:table-cell office:value-type="float" office:value="551541" table:style-name="ce119">
            <text:p>551.541</text:p>
          </table:table-cell>
          <table:table-cell office:value-type="percentage" office:value="0.71624050386338545" table:style-name="ce83">
            <text:p>71,6%</text:p>
          </table:table-cell>
          <table:table-cell office:value-type="float" office:value="309326" table:style-name="ce119">
            <text:p>309.326</text:p>
          </table:table-cell>
          <table:table-cell office:value-type="percentage" office:value="0.58283998025331529" table:style-name="ce83">
            <text:p>58,3%</text:p>
          </table:table-cell>
          <table:table-cell office:value-type="float" office:value="241524" table:style-name="ce119">
            <text:p>241.524</text:p>
          </table:table-cell>
          <table:table-cell office:value-type="percentage" office:value="0.53982097158119424" table:style-name="ce83">
            <text:p>54,0%</text:p>
          </table:table-cell>
          <table:table-cell office:value-type="float" office:value="50763" table:style-name="ce116">
            <text:p>50.763</text:p>
          </table:table-cell>
          <table:table-cell office:value-type="percentage" office:value="0.53114929058720128" table:style-name="ce117">
            <text:p>53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19" table:style-name="ce119">
            <text:p>156.519</text:p>
          </table:table-cell>
          <table:table-cell office:value-type="percentage" office:value="0.90218400013833733" table:style-name="ce83">
            <text:p>90,2%</text:p>
          </table:table-cell>
          <table:table-cell office:value-type="float" office:value="128709" table:style-name="ce119">
            <text:p>128.709</text:p>
          </table:table-cell>
          <table:table-cell office:value-type="percentage" office:value="0.96837028733081043" table:style-name="ce83">
            <text:p>96,8%</text:p>
          </table:table-cell>
          <table:table-cell office:value-type="float" office:value="137311" table:style-name="ce119">
            <text:p>137.311</text:p>
          </table:table-cell>
          <table:table-cell office:value-type="percentage" office:value="0.84956009552918466" table:style-name="ce83">
            <text:p>85,0%</text:p>
          </table:table-cell>
          <table:table-cell office:value-type="float" office:value="108840" table:style-name="ce119">
            <text:p>108.840</text:p>
          </table:table-cell>
          <table:table-cell office:value-type="percentage" office:value="0.74408810922043034" table:style-name="ce83">
            <text:p>74,4%</text:p>
          </table:table-cell>
          <table:table-cell office:value-type="float" office:value="73629" table:style-name="ce119">
            <text:p>73.629</text:p>
          </table:table-cell>
          <table:table-cell office:value-type="percentage" office:value="0.6491941172321366" table:style-name="ce83">
            <text:p>64,9%</text:p>
          </table:table-cell>
          <table:table-cell office:value-type="float" office:value="52113" table:style-name="ce119">
            <text:p>52.113</text:p>
          </table:table-cell>
          <table:table-cell office:value-type="percentage" office:value="0.55642397258080012" table:style-name="ce83">
            <text:p>55,6%</text:p>
          </table:table-cell>
          <table:table-cell office:value-type="float" office:value="7021" table:style-name="ce116">
            <text:p>7.021</text:p>
          </table:table-cell>
          <table:table-cell office:value-type="percentage" office:value="0.3643487285936689" table:style-name="ce117">
            <text:p>36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218" table:style-name="ce119">
            <text:p>510.218</text:p>
          </table:table-cell>
          <table:table-cell office:value-type="percentage" office:value="0.95648538702360197" table:style-name="ce83">
            <text:p>95,6%</text:p>
          </table:table-cell>
          <table:table-cell office:value-type="float" office:value="339436" table:style-name="ce119">
            <text:p>339.436</text:p>
          </table:table-cell>
          <table:table-cell office:value-type="percentage" office:value="0.97473537908417907" table:style-name="ce83">
            <text:p>97,5%</text:p>
          </table:table-cell>
          <table:table-cell office:value-type="float" office:value="379344" table:style-name="ce119">
            <text:p>379.344</text:p>
          </table:table-cell>
          <table:table-cell office:value-type="percentage" office:value="0.96510456418867352" table:style-name="ce83">
            <text:p>96,5%</text:p>
          </table:table-cell>
          <table:table-cell office:value-type="float" office:value="394087" table:style-name="ce119">
            <text:p>394.087</text:p>
          </table:table-cell>
          <table:table-cell office:value-type="percentage" office:value="0.95771899340194666" table:style-name="ce83">
            <text:p>95,8%</text:p>
          </table:table-cell>
          <table:table-cell office:value-type="float" office:value="209386" table:style-name="ce119">
            <text:p>209.386</text:p>
          </table:table-cell>
          <table:table-cell office:value-type="percentage" office:value="0.78261097074169872" table:style-name="ce83">
            <text:p>78,3%</text:p>
          </table:table-cell>
          <table:table-cell office:value-type="float" office:value="153125" table:style-name="ce119">
            <text:p>153.125</text:p>
          </table:table-cell>
          <table:table-cell office:value-type="percentage" office:value="0.75547146353015471" table:style-name="ce83">
            <text:p>75,5%</text:p>
          </table:table-cell>
          <table:table-cell office:value-type="float" office:value="27771" table:style-name="ce116">
            <text:p>27.771</text:p>
          </table:table-cell>
          <table:table-cell office:value-type="percentage" office:value="0.66547650427739569" table:style-name="ce117">
            <text:p>66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90" table:style-name="ce119">
            <text:p>46.290</text:p>
          </table:table-cell>
          <table:table-cell office:value-type="percentage" office:value="0.8287678590611236" table:style-name="ce83">
            <text:p>82,9%</text:p>
          </table:table-cell>
          <table:table-cell office:value-type="float" office:value="37389" table:style-name="ce119">
            <text:p>37.389</text:p>
          </table:table-cell>
          <table:table-cell office:value-type="percentage" office:value="0.94098253385010322" table:style-name="ce83">
            <text:p>94,1%</text:p>
          </table:table-cell>
          <table:table-cell office:value-type="float" office:value="38316" table:style-name="ce119">
            <text:p>38.316</text:p>
          </table:table-cell>
          <table:table-cell office:value-type="percentage" office:value="0.82679153270181038" table:style-name="ce83">
            <text:p>82,7%</text:p>
          </table:table-cell>
          <table:table-cell office:value-type="float" office:value="34791" table:style-name="ce119">
            <text:p>34.791</text:p>
          </table:table-cell>
          <table:table-cell office:value-type="percentage" office:value="0.71484928804783332" table:style-name="ce83">
            <text:p>71,5%</text:p>
          </table:table-cell>
          <table:table-cell office:value-type="float" office:value="18293" table:style-name="ce119">
            <text:p>18.293</text:p>
          </table:table-cell>
          <table:table-cell office:value-type="percentage" office:value="0.56298279629458647" table:style-name="ce83">
            <text:p>56,3%</text:p>
          </table:table-cell>
          <table:table-cell office:value-type="float" office:value="12556" table:style-name="ce119">
            <text:p>12.556</text:p>
          </table:table-cell>
          <table:table-cell office:value-type="percentage" office:value="0.49119787184101399" table:style-name="ce83">
            <text:p>49,1%</text:p>
          </table:table-cell>
          <table:table-cell office:value-type="float" office:value="2143" table:style-name="ce116">
            <text:p>2.143</text:p>
          </table:table-cell>
          <table:table-cell office:value-type="percentage" office:value="0.38480876279403842" table:style-name="ce117">
            <text:p>38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40438" table:style-name="ce119">
            <text:p>840.438</text:p>
          </table:table-cell>
          <table:table-cell office:value-type="percentage" office:value="0.95052924803687944" table:style-name="ce83">
            <text:p>95,1%</text:p>
          </table:table-cell>
          <table:table-cell office:value-type="float" office:value="640667" table:style-name="ce119">
            <text:p>640.667</text:p>
          </table:table-cell>
          <table:table-cell office:value-type="percentage" office:value="0.92581535051148622" table:style-name="ce83">
            <text:p>92,6%</text:p>
          </table:table-cell>
          <table:table-cell office:value-type="float" office:value="740710" table:style-name="ce119">
            <text:p>740.710</text:p>
          </table:table-cell>
          <table:table-cell office:value-type="percentage" office:value="0.7690526669892207" table:style-name="ce83">
            <text:p>76,9%</text:p>
          </table:table-cell>
          <table:table-cell office:value-type="float" office:value="655241" table:style-name="ce119">
            <text:p>655.241</text:p>
          </table:table-cell>
          <table:table-cell office:value-type="percentage" office:value="0.62149211374718649" table:style-name="ce83">
            <text:p>62,1%</text:p>
          </table:table-cell>
          <table:table-cell office:value-type="float" office:value="387992" table:style-name="ce119">
            <text:p>387.992</text:p>
          </table:table-cell>
          <table:table-cell office:value-type="percentage" office:value="0.50033205711640305" table:style-name="ce83">
            <text:p>50,0%</text:p>
          </table:table-cell>
          <table:table-cell office:value-type="float" office:value="281654" table:style-name="ce119">
            <text:p>281.654</text:p>
          </table:table-cell>
          <table:table-cell office:value-type="percentage" office:value="0.44587941400894754" table:style-name="ce83">
            <text:p>44,6%</text:p>
          </table:table-cell>
          <table:table-cell office:value-type="float" office:value="34032" table:style-name="ce116">
            <text:p>34.032</text:p>
          </table:table-cell>
          <table:table-cell office:value-type="percentage" office:value="0.27552482654209542" table:style-name="ce117">
            <text:p>27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051" table:style-name="ce119">
            <text:p>164.051</text:p>
          </table:table-cell>
          <table:table-cell office:value-type="percentage" office:value="0.89004329474061128" table:style-name="ce83">
            <text:p>89,0%</text:p>
          </table:table-cell>
          <table:table-cell office:value-type="float" office:value="137018" table:style-name="ce119">
            <text:p>137.018</text:p>
          </table:table-cell>
          <table:table-cell office:value-type="percentage" office:value="0.88943849399545605" table:style-name="ce83">
            <text:p>88,9%</text:p>
          </table:table-cell>
          <table:table-cell office:value-type="float" office:value="157686" table:style-name="ce119">
            <text:p>157.686</text:p>
          </table:table-cell>
          <table:table-cell office:value-type="percentage" office:value="0.74349677255088709" table:style-name="ce83">
            <text:p>74,3%</text:p>
          </table:table-cell>
          <table:table-cell office:value-type="float" office:value="138692" table:style-name="ce119">
            <text:p>138.692</text:p>
          </table:table-cell>
          <table:table-cell office:value-type="percentage" office:value="0.58737929866169747" table:style-name="ce83">
            <text:p>58,7%</text:p>
          </table:table-cell>
          <table:table-cell office:value-type="float" office:value="69516" table:style-name="ce119">
            <text:p>69.516</text:p>
          </table:table-cell>
          <table:table-cell office:value-type="percentage" office:value="0.40371447985086328" table:style-name="ce83">
            <text:p>40,4%</text:p>
          </table:table-cell>
          <table:table-cell office:value-type="float" office:value="51793" table:style-name="ce119">
            <text:p>51.793</text:p>
          </table:table-cell>
          <table:table-cell office:value-type="percentage" office:value="0.35501648513595951" table:style-name="ce83">
            <text:p>35,5%</text:p>
          </table:table-cell>
          <table:table-cell office:value-type="float" office:value="6507" table:style-name="ce116">
            <text:p>6.507</text:p>
          </table:table-cell>
          <table:table-cell office:value-type="percentage" office:value="0.21224476482484181" table:style-name="ce117">
            <text:p>21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85" table:style-name="ce119">
            <text:p>93.685</text:p>
          </table:table-cell>
          <table:table-cell office:value-type="percentage" office:value="0.95363395765472314" table:style-name="ce83">
            <text:p>95,4%</text:p>
          </table:table-cell>
          <table:table-cell office:value-type="float" office:value="72374" table:style-name="ce119">
            <text:p>72.374</text:p>
          </table:table-cell>
          <table:table-cell office:value-type="percentage" office:value="0.99811063149039458" table:style-name="ce83">
            <text:p>99,8%</text:p>
          </table:table-cell>
          <table:table-cell office:value-type="float" office:value="77487" table:style-name="ce119">
            <text:p>77.487</text:p>
          </table:table-cell>
          <table:table-cell office:value-type="percentage" office:value="0.83456654496106497" table:style-name="ce83">
            <text:p>83,5%</text:p>
          </table:table-cell>
          <table:table-cell office:value-type="float" office:value="65407" table:style-name="ce119">
            <text:p>65.407</text:p>
          </table:table-cell>
          <table:table-cell office:value-type="percentage" office:value="0.67684586330004659" table:style-name="ce83">
            <text:p>67,7%</text:p>
          </table:table-cell>
          <table:table-cell office:value-type="float" office:value="34263" table:style-name="ce119">
            <text:p>34.263</text:p>
          </table:table-cell>
          <table:table-cell office:value-type="percentage" office:value="0.52041374282329356" table:style-name="ce83">
            <text:p>52,0%</text:p>
          </table:table-cell>
          <table:table-cell office:value-type="float" office:value="26808" table:style-name="ce119">
            <text:p>26.808</text:p>
          </table:table-cell>
          <table:table-cell office:value-type="percentage" office:value="0.45055462184873951" table:style-name="ce83">
            <text:p>45,1%</text:p>
          </table:table-cell>
          <table:table-cell office:value-type="float" office:value="4033" table:style-name="ce116">
            <text:p>4.033</text:p>
          </table:table-cell>
          <table:table-cell office:value-type="percentage" office:value="0.30153271028037382" table:style-name="ce117">
            <text:p>30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771" table:style-name="ce119">
            <text:p>352.771</text:p>
          </table:table-cell>
          <table:table-cell office:value-type="percentage" office:value="0.93079910711929881" table:style-name="ce83">
            <text:p>93,1%</text:p>
          </table:table-cell>
          <table:table-cell office:value-type="float" office:value="261205" table:style-name="ce119">
            <text:p>261.205</text:p>
          </table:table-cell>
          <table:table-cell office:value-type="percentage" office:value="0.93728021701999398" table:style-name="ce83">
            <text:p>93,7%</text:p>
          </table:table-cell>
          <table:table-cell office:value-type="float" office:value="271940" table:style-name="ce119">
            <text:p>271.940</text:p>
          </table:table-cell>
          <table:table-cell office:value-type="percentage" office:value="0.83031565062867541" table:style-name="ce83">
            <text:p>83,0%</text:p>
          </table:table-cell>
          <table:table-cell office:value-type="float" office:value="201935" table:style-name="ce119">
            <text:p>201.935</text:p>
          </table:table-cell>
          <table:table-cell office:value-type="percentage" office:value="0.62078834755662671" table:style-name="ce83">
            <text:p>62,1%</text:p>
          </table:table-cell>
          <table:table-cell office:value-type="float" office:value="92806" table:style-name="ce119">
            <text:p>92.806</text:p>
          </table:table-cell>
          <table:table-cell office:value-type="percentage" office:value="0.44175242519730018" table:style-name="ce83">
            <text:p>44,2%</text:p>
          </table:table-cell>
          <table:table-cell office:value-type="float" office:value="65482" table:style-name="ce119">
            <text:p>65.482</text:p>
          </table:table-cell>
          <table:table-cell office:value-type="percentage" office:value="0.37653241944016375" table:style-name="ce83">
            <text:p>37,7%</text:p>
          </table:table-cell>
          <table:table-cell office:value-type="float" office:value="11669" table:style-name="ce116">
            <text:p>11.669</text:p>
          </table:table-cell>
          <table:table-cell office:value-type="percentage" office:value="0.30274491490244915" table:style-name="ce117">
            <text:p>30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5" table:style-name="ce119">
            <text:p>5.745</text:p>
          </table:table-cell>
          <table:table-cell office:value-type="percentage" office:value="0.91089265895037264" table:style-name="ce83">
            <text:p>91,1%</text:p>
          </table:table-cell>
          <table:table-cell office:value-type="float" office:value="7347" table:style-name="ce119">
            <text:p>7.347</text:p>
          </table:table-cell>
          <table:table-cell office:value-type="percentage" office:value="0.959013183657486" table:style-name="ce83">
            <text:p>95,9%</text:p>
          </table:table-cell>
          <table:table-cell office:value-type="float" office:value="9288" table:style-name="ce119">
            <text:p>9.288</text:p>
          </table:table-cell>
          <table:table-cell office:value-type="percentage" office:value="0.87408243929983065" table:style-name="ce83">
            <text:p>87,4%</text:p>
          </table:table-cell>
          <table:table-cell office:value-type="float" office:value="8969" table:style-name="ce119">
            <text:p>8.969</text:p>
          </table:table-cell>
          <table:table-cell office:value-type="percentage" office:value="0.7995186307719736" table:style-name="ce83">
            <text:p>80,0%</text:p>
          </table:table-cell>
          <table:table-cell office:value-type="float" office:value="6417" table:style-name="ce119">
            <text:p>6.417</text:p>
          </table:table-cell>
          <table:table-cell office:value-type="percentage" office:value="0.68207908163265307" table:style-name="ce83">
            <text:p>68,2%</text:p>
          </table:table-cell>
          <table:table-cell office:value-type="float" office:value="5311" table:style-name="ce119">
            <text:p>5.311</text:p>
          </table:table-cell>
          <table:table-cell office:value-type="percentage" office:value="0.57304704359085024" table:style-name="ce83">
            <text:p>57,3%</text:p>
          </table:table-cell>
          <table:table-cell office:value-type="float" office:value="1030" table:style-name="ce116">
            <text:p>1.030</text:p>
          </table:table-cell>
          <table:table-cell office:value-type="percentage" office:value="0.43867120954003408" table:style-name="ce117">
            <text:p>43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6" table:style-name="ce119">
            <text:p>4.596</text:p>
          </table:table-cell>
          <table:table-cell office:value-type="percentage" office:value="0.84656474488856148" table:style-name="ce83">
            <text:p>84,7%</text:p>
          </table:table-cell>
          <table:table-cell office:value-type="float" office:value="6228" table:style-name="ce119">
            <text:p>6.228</text:p>
          </table:table-cell>
          <table:table-cell office:value-type="percentage" office:value="0.84025903939557478" table:style-name="ce83">
            <text:p>84,0%</text:p>
          </table:table-cell>
          <table:table-cell office:value-type="float" office:value="8056" table:style-name="ce119">
            <text:p>8.056</text:p>
          </table:table-cell>
          <table:table-cell office:value-type="percentage" office:value="0.80015891934843064" table:style-name="ce83">
            <text:p>80,0%</text:p>
          </table:table-cell>
          <table:table-cell office:value-type="float" office:value="7791" table:style-name="ce119">
            <text:p>7.791</text:p>
          </table:table-cell>
          <table:table-cell office:value-type="percentage" office:value="0.73541627336228055" table:style-name="ce83">
            <text:p>73,5%</text:p>
          </table:table-cell>
          <table:table-cell office:value-type="float" office:value="5094" table:style-name="ce119">
            <text:p>5.094</text:p>
          </table:table-cell>
          <table:table-cell office:value-type="percentage" office:value="0.55520435967302451" table:style-name="ce83">
            <text:p>55,5%</text:p>
          </table:table-cell>
          <table:table-cell office:value-type="float" office:value="4513" table:style-name="ce119">
            <text:p>4.513</text:p>
          </table:table-cell>
          <table:table-cell office:value-type="percentage" office:value="0.4620661410873349" table:style-name="ce83">
            <text:p>46,2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72670807453415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4" table:style-name="ce119">
            <text:p>2.384</text:p>
          </table:table-cell>
          <table:table-cell office:value-type="percentage" office:value="0.64397622906537011" table:style-name="ce83">
            <text:p>64,4%</text:p>
          </table:table-cell>
          <table:table-cell office:value-type="float" office:value="7433" table:style-name="ce119">
            <text:p>7.433</text:p>
          </table:table-cell>
          <table:table-cell office:value-type="percentage" office:value="0.75500253936008122" table:style-name="ce83">
            <text:p>75,5%</text:p>
          </table:table-cell>
          <table:table-cell office:value-type="float" office:value="15331" table:style-name="ce119">
            <text:p>15.331</text:p>
          </table:table-cell>
          <table:table-cell office:value-type="percentage" office:value="0.67418645558487245" table:style-name="ce83">
            <text:p>67,4%</text:p>
          </table:table-cell>
          <table:table-cell office:value-type="float" office:value="15438" table:style-name="ce119">
            <text:p>15.438</text:p>
          </table:table-cell>
          <table:table-cell office:value-type="percentage" office:value="0.47381990055859063" table:style-name="ce83">
            <text:p>47,4%</text:p>
          </table:table-cell>
          <table:table-cell office:value-type="float" office:value="11080" table:style-name="ce119">
            <text:p>11.080</text:p>
          </table:table-cell>
          <table:table-cell office:value-type="percentage" office:value="0.45049806871315307" table:style-name="ce83">
            <text:p>45,0%</text:p>
          </table:table-cell>
          <table:table-cell office:value-type="float" office:value="256" table:style-name="ce116">
            <text:p>256</text:p>
          </table:table-cell>
          <table:table-cell office:value-type="percentage" office:value="0.19364599092284418" table:style-name="ce117">
            <text:p>19,4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0" table:style-name="ce119">
            <text:p>300</text:p>
          </table:table-cell>
          <table:table-cell office:value-type="percentage" office:value="0.96153846153846156" table:style-name="ce86">
            <text:p>96,2%</text:p>
          </table:table-cell>
          <table:table-cell office:value-type="float" office:value="702" table:style-name="ce119">
            <text:p>702</text:p>
          </table:table-cell>
          <table:table-cell office:value-type="percentage" office:value="0.76138828633405642" table:style-name="ce86">
            <text:p>76,1%</text:p>
          </table:table-cell>
          <table:table-cell office:value-type="float" office:value="936" table:style-name="ce119">
            <text:p>936</text:p>
          </table:table-cell>
          <table:table-cell office:value-type="percentage" office:value="0.47201210287443268" table:style-name="ce86">
            <text:p>47,2%</text:p>
          </table:table-cell>
          <table:table-cell office:value-type="float" office:value="1163" table:style-name="ce119">
            <text:p>1.163</text:p>
          </table:table-cell>
          <table:table-cell office:value-type="percentage" office:value="0.47488770926908941" table:style-name="ce86">
            <text:p>47,5%</text:p>
          </table:table-cell>
          <table:table-cell office:value-type="float" office:value="935" table:style-name="ce119">
            <text:p>935</text:p>
          </table:table-cell>
          <table:table-cell office:value-type="percentage" office:value="0.43671181690798694" table:style-name="ce86">
            <text:p>43,7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51274" table:style-name="ce122">
            <text:p>6.451.274</text:p>
          </table:table-cell>
          <table:table-cell office:value-type="percentage" office:value="0.93696597132346526" table:style-name="ce123">
            <text:p>93,70%</text:p>
          </table:table-cell>
          <table:table-cell office:value-type="float" office:value="5038753" table:style-name="ce122">
            <text:p>5.038.753</text:p>
          </table:table-cell>
          <table:table-cell office:value-type="percentage" office:value="0.94654350039890522" table:style-name="ce123">
            <text:p>94,65%</text:p>
          </table:table-cell>
          <table:table-cell office:value-type="float" office:value="5467367" table:style-name="ce122">
            <text:p>5.467.367</text:p>
          </table:table-cell>
          <table:table-cell office:value-type="percentage" office:value="0.80681733329280092" table:style-name="ce123">
            <text:p>80,68%</text:p>
          </table:table-cell>
          <table:table-cell office:value-type="float" office:value="4681511" table:style-name="ce122">
            <text:p>4.681.511</text:p>
          </table:table-cell>
          <table:table-cell office:value-type="percentage" office:value="0.65916851047556613" table:style-name="ce123">
            <text:p>65,92%</text:p>
          </table:table-cell>
          <table:table-cell office:value-type="float" office:value="2568307" table:style-name="ce122">
            <text:p>2.568.307</text:p>
          </table:table-cell>
          <table:table-cell office:value-type="percentage" office:value="0.50675093879780209" table:style-name="ce123">
            <text:p>50,68%</text:p>
          </table:table-cell>
          <table:table-cell office:value-type="float" office:value="1866257" table:style-name="ce122">
            <text:p>1.866.257</text:p>
          </table:table-cell>
          <table:table-cell office:value-type="percentage" office:value="0.44602885834726286" table:style-name="ce123">
            <text:p>44,60%</text:p>
          </table:table-cell>
          <table:table-cell office:value-type="float" office:value="286503" table:style-name="ce122">
            <text:p>286.503</text:p>
          </table:table-cell>
          <table:table-cell office:value-type="percentage" office:value="0.326791115937202" table:style-name="ce123">
            <text:p>32,68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11866.23802299995" table:style-name="ce132">
            <text:p>711.866</text:p>
          </table:table-cell>
          <table:table-cell office:value-type="float" office:value="456364" table:style-name="ce132">
            <text:p>456.364</text:p>
          </table:table-cell>
          <table:table-cell office:value-type="percentage" office:value="0.64108111274867785" table:style-name="ce133">
            <text:p>64,1%</text:p>
          </table:table-cell>
          <table:table-cell office:value-type="float" office:value="374386" table:style-name="ce132">
            <text:p>374.386</text:p>
          </table:table-cell>
          <table:table-cell office:value-type="percentage" office:value="0.52592183756283695" table:style-name="ce133">
            <text:p>52,6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1295.991253" table:style-name="ce132">
            <text:p>101.296</text:p>
          </table:table-cell>
          <table:table-cell office:value-type="float" office:value="56215" table:style-name="ce132">
            <text:p>56.215</text:p>
          </table:table-cell>
          <table:table-cell office:value-type="percentage" office:value="0.55495779551231872" table:style-name="ce133">
            <text:p>55,5%</text:p>
          </table:table-cell>
          <table:table-cell office:value-type="float" office:value="47443" table:style-name="ce132">
            <text:p>47.443</text:p>
          </table:table-cell>
          <table:table-cell office:value-type="percentage" office:value="0.46836009414730834" table:style-name="ce133">
            <text:p>46,8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0559.811022999995" table:style-name="ce132">
            <text:p>60.560</text:p>
          </table:table-cell>
          <table:table-cell office:value-type="float" office:value="45197" table:style-name="ce132">
            <text:p>45.197</text:p>
          </table:table-cell>
          <table:table-cell office:value-type="percentage" office:value="0.74632003033884375" table:style-name="ce133">
            <text:p>74,6%</text:p>
          </table:table-cell>
          <table:table-cell office:value-type="float" office:value="39704" table:style-name="ce132">
            <text:p>39.704</text:p>
          </table:table-cell>
          <table:table-cell office:value-type="percentage" office:value="0.65561631268830789" table:style-name="ce133">
            <text:p>65,6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6555.911571000004" table:style-name="ce132">
            <text:p>96.556</text:p>
          </table:table-cell>
          <table:table-cell office:value-type="float" office:value="34402" table:style-name="ce132">
            <text:p>34.402</text:p>
          </table:table-cell>
          <table:table-cell office:value-type="percentage" office:value="0.35629097628790279" table:style-name="ce133">
            <text:p>35,6%</text:p>
          </table:table-cell>
          <table:table-cell office:value-type="float" office:value="27220" table:style-name="ce132">
            <text:p>27.220</text:p>
          </table:table-cell>
          <table:table-cell office:value-type="percentage" office:value="0.28190920221372923" table:style-name="ce133">
            <text:p>28,2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1958.11089100002" table:style-name="ce132">
            <text:p>151.958</text:p>
          </table:table-cell>
          <table:table-cell office:value-type="float" office:value="81945" table:style-name="ce132">
            <text:p>81.945</text:p>
          </table:table-cell>
          <table:table-cell office:value-type="percentage" office:value="0.53926045486824581" table:style-name="ce133">
            <text:p>53,9%</text:p>
          </table:table-cell>
          <table:table-cell office:value-type="float" office:value="63489" table:style-name="ce132">
            <text:p>63.489</text:p>
          </table:table-cell>
          <table:table-cell office:value-type="percentage" office:value="0.41780593104069869" table:style-name="ce133">
            <text:p>41,8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1717.294332999998" table:style-name="ce132">
            <text:p>41.717</text:p>
          </table:table-cell>
          <table:table-cell office:value-type="float" office:value="26270" table:style-name="ce132">
            <text:p>26.270</text:p>
          </table:table-cell>
          <table:table-cell office:value-type="percentage" office:value="0.629714856153061" table:style-name="ce133">
            <text:p>63,0%</text:p>
          </table:table-cell>
          <table:table-cell office:value-type="float" office:value="23856" table:style-name="ce132">
            <text:p>23.856</text:p>
          </table:table-cell>
          <table:table-cell office:value-type="percentage" office:value="0.57184916666872565" table:style-name="ce133">
            <text:p>57,2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5567.76790400001" table:style-name="ce132">
            <text:p>155.568</text:p>
          </table:table-cell>
          <table:table-cell office:value-type="float" office:value="107027" table:style-name="ce132">
            <text:p>107.027</text:p>
          </table:table-cell>
          <table:table-cell office:value-type="percentage" office:value="0.68797670264219357" table:style-name="ce133">
            <text:p>68,8%</text:p>
          </table:table-cell>
          <table:table-cell office:value-type="float" office:value="99044" table:style-name="ce132">
            <text:p>99.044</text:p>
          </table:table-cell>
          <table:table-cell office:value-type="percentage" office:value="0.63666144558376314" table:style-name="ce133">
            <text:p>63,7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68143.211595" table:style-name="ce132">
            <text:p>168.143</text:p>
          </table:table-cell>
          <table:table-cell office:value-type="float" office:value="107480" table:style-name="ce132">
            <text:p>107.480</text:p>
          </table:table-cell>
          <table:table-cell office:value-type="percentage" office:value="0.63921700424565986" table:style-name="ce133">
            <text:p>63,9%</text:p>
          </table:table-cell>
          <table:table-cell office:value-type="float" office:value="89405" table:style-name="ce132">
            <text:p>89.405</text:p>
          </table:table-cell>
          <table:table-cell office:value-type="percentage" office:value="0.53171935489936006" table:style-name="ce133">
            <text:p>53,2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36008.12552400003" table:style-name="ce132">
            <text:p>636.008</text:p>
          </table:table-cell>
          <table:table-cell office:value-type="float" office:value="265400" table:style-name="ce132">
            <text:p>265.400</text:p>
          </table:table-cell>
          <table:table-cell office:value-type="percentage" office:value="0.41729026619170922" table:style-name="ce133">
            <text:p>41,7%</text:p>
          </table:table-cell>
          <table:table-cell office:value-type="float" office:value="208823" table:style-name="ce132">
            <text:p>208.823</text:p>
          </table:table-cell>
          <table:table-cell office:value-type="percentage" office:value="0.32833385552732214" table:style-name="ce133">
            <text:p>32,8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03004.73383400001" table:style-name="ce132">
            <text:p>403.005</text:p>
          </table:table-cell>
          <table:table-cell office:value-type="float" office:value="265702" table:style-name="ce132">
            <text:p>265.702</text:p>
          </table:table-cell>
          <table:table-cell office:value-type="percentage" office:value="0.6593024292102837" table:style-name="ce133">
            <text:p>65,9%</text:p>
          </table:table-cell>
          <table:table-cell office:value-type="float" office:value="204940" table:style-name="ce132">
            <text:p>204.940</text:p>
          </table:table-cell>
          <table:table-cell office:value-type="percentage" office:value="0.50853000670809978" table:style-name="ce133">
            <text:p>50,9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6572.953594999999" table:style-name="ce132">
            <text:p>76.573</text:p>
          </table:table-cell>
          <table:table-cell office:value-type="float" office:value="61870" table:style-name="ce132">
            <text:p>61.870</text:p>
          </table:table-cell>
          <table:table-cell office:value-type="percentage" office:value="0.80798763917655569" table:style-name="ce133">
            <text:p>80,8%</text:p>
          </table:table-cell>
          <table:table-cell office:value-type="float" office:value="53133" table:style-name="ce132">
            <text:p>53.133</text:p>
          </table:table-cell>
          <table:table-cell office:value-type="percentage" office:value="0.69388729969885132" table:style-name="ce133">
            <text:p>69,4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4389.62124499999" table:style-name="ce132">
            <text:p>174.390</text:p>
          </table:table-cell>
          <table:table-cell office:value-type="float" office:value="144047" table:style-name="ce132">
            <text:p>144.047</text:p>
          </table:table-cell>
          <table:table-cell office:value-type="percentage" office:value="0.82600672546692655" table:style-name="ce133">
            <text:p>82,6%</text:p>
          </table:table-cell>
          <table:table-cell office:value-type="float" office:value="127676" table:style-name="ce132">
            <text:p>127.676</text:p>
          </table:table-cell>
          <table:table-cell office:value-type="percentage" office:value="0.73213072594858142" table:style-name="ce133">
            <text:p>73,2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4985.563856000001" table:style-name="ce132">
            <text:p>24.986</text:p>
          </table:table-cell>
          <table:table-cell office:value-type="float" office:value="17137" table:style-name="ce132">
            <text:p>17.137</text:p>
          </table:table-cell>
          <table:table-cell office:value-type="percentage" office:value="0.68587605622055003" table:style-name="ce133">
            <text:p>68,6%</text:p>
          </table:table-cell>
          <table:table-cell office:value-type="float" office:value="14918" table:style-name="ce132">
            <text:p>14.918</text:p>
          </table:table-cell>
          <table:table-cell office:value-type="percentage" office:value="0.59706477252133783" table:style-name="ce133">
            <text:p>59,7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57396.80747899995" table:style-name="ce132">
            <text:p>557.397</text:p>
          </table:table-cell>
          <table:table-cell office:value-type="float" office:value="271253" table:style-name="ce132">
            <text:p>271.253</text:p>
          </table:table-cell>
          <table:table-cell office:value-type="percentage" office:value="0.48664254326612649" table:style-name="ce133">
            <text:p>48,7%</text:p>
          </table:table-cell>
          <table:table-cell office:value-type="float" office:value="243058" table:style-name="ce132">
            <text:p>243.058</text:p>
          </table:table-cell>
          <table:table-cell office:value-type="percentage" office:value="0.43605918932206528" table:style-name="ce133">
            <text:p>43,6%</text:p>
          </table:table-cell>
          <table:table-cell office:value-type="date" office:date-value="2023-01-09T00:00:00" table:style-name="ce134">
            <text:p>09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8113.43695899998" table:style-name="ce132">
            <text:p>138.113</text:p>
          </table:table-cell>
          <table:table-cell office:value-type="float" office:value="72551" table:style-name="ce132">
            <text:p>72.551</text:p>
          </table:table-cell>
          <table:table-cell office:value-type="percentage" office:value="0.52530008373868298" table:style-name="ce133">
            <text:p>52,5%</text:p>
          </table:table-cell>
          <table:table-cell office:value-type="float" office:value="52464" table:style-name="ce132">
            <text:p>52.464</text:p>
          </table:table-cell>
          <table:table-cell office:value-type="percentage" office:value="0.37986166411581179" table:style-name="ce133">
            <text:p>38,0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5623.848526000009" table:style-name="ce132">
            <text:p>55.624</text:p>
          </table:table-cell>
          <table:table-cell office:value-type="float" office:value="29966" table:style-name="ce132">
            <text:p>29.966</text:p>
          </table:table-cell>
          <table:table-cell office:value-type="percentage" office:value="0.53872575871827932" table:style-name="ce133">
            <text:p>53,9%</text:p>
          </table:table-cell>
          <table:table-cell office:value-type="float" office:value="26369" table:style-name="ce132">
            <text:p>26.369</text:p>
          </table:table-cell>
          <table:table-cell office:value-type="percentage" office:value="0.47405925153982209" table:style-name="ce133">
            <text:p>47,4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66591.270532" table:style-name="ce132">
            <text:p>166.591</text:p>
          </table:table-cell>
          <table:table-cell office:value-type="float" office:value="88554" table:style-name="ce132">
            <text:p>88.554</text:p>
          </table:table-cell>
          <table:table-cell office:value-type="percentage" office:value="0.53156446743702535" table:style-name="ce133">
            <text:p>53,2%</text:p>
          </table:table-cell>
          <table:table-cell office:value-type="float" office:value="71311" table:style-name="ce132">
            <text:p>71.311</text:p>
          </table:table-cell>
          <table:table-cell office:value-type="percentage" office:value="0.42805964425550191" table:style-name="ce133">
            <text:p>42,8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8813.6462310000006" table:style-name="ce132">
            <text:p>8.814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6806560133874744" table:style-name="ce133">
            <text:p>36,8%</text:p>
          </table:table-cell>
          <table:table-cell office:value-type="float" office:value="2279" table:style-name="ce132">
            <text:p>2.279</text:p>
          </table:table-cell>
          <table:table-cell office:value-type="percentage" office:value="0.25857629637823842" table:style-name="ce133">
            <text:p>25,9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0836.881358999999" table:style-name="ce132">
            <text:p>10.837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745870964646779" table:style-name="ce133">
            <text:p>33,7%</text:p>
          </table:table-cell>
          <table:table-cell office:value-type="float" office:value="2188" table:style-name="ce132">
            <text:p>2.188</text:p>
          </table:table-cell>
          <table:table-cell office:value-type="percentage" office:value="0.20190310547073326" table:style-name="ce133">
            <text:p>20,2%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1-11T00:00:00" table:style-name="ce134">
            <text:p>11/01/2023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740001.2257329994" table:style-name="ce139">
            <text:p>3.740.001</text:p>
          </table:table-cell>
          <table:table-cell office:value-type="float" office:value="2138281" table:style-name="ce139">
            <text:p>2.138.281</text:p>
          </table:table-cell>
          <table:table-cell office:value-type="percentage" office:value="0.57173270032309154" table:style-name="ce140">
            <text:p>57,2%</text:p>
          </table:table-cell>
          <table:table-cell office:value-type="float" office:value="1771706" table:style-name="ce139">
            <text:p>1.771.706</text:p>
          </table:table-cell>
          <table:table-cell office:value-type="percentage" office:value="0.47371802656368517" table:style-name="ce140">
            <text:p>47,4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3-01-12T14:41:57Z</dc:date>
  </office:meta>
</office:document-meta>
</file>